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2.30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1"/>
    <style:style style:name="ce3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10"/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 style:data-style-name="N1">
      <style:table-cell-properties fo:border="non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4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75" style:family="table-cell" style:parent-style-name="Default" style:data-style-name="N111">
      <style:table-cell-properties fo:border="none"/>
    </style:style>
    <style:style style:name="ce76" style:family="table-cell" style:parent-style-name="Default" style:data-style-name="N111">
      <style:table-cell-properties fo:border="0.06pt solid #000000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88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94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6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6cm" svg:height="8.992cm" svg:x="31.418cm" svg:y="10.659cm">
            <draw:object draw:notify-on-update-of-ranges="Elsevier.A43:Elsevier.A52 Elsevier.J41:Elsevier.J41 Elsevier.J43:Elsevier.J52 Elsevier.B41:Elsevier.B41 Elsevier.B43:Elsevier.B52 Elsevier.F41:Elsevier.F41 Elsevier.F43:Elsevier.F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92cm" svg:x="31.282cm" svg:y="20.658cm">
            <draw:object draw:notify-on-update-of-ranges="Elsevier.A43:Elsevier.A52 Elsevier.J41:Elsevier.J41 Elsevier.K43:Elsevier.K52 Elsevier.B41:Elsevier.B41 Elsevier.C43:Elsevier.C52 Elsevier.F41:Elsevier.F41 Elsevier.G43:Elsevier.G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92cm" svg:x="49.2cm" svg:y="20.416cm">
            <draw:object draw:notify-on-update-of-ranges="Elsevier.A43:Elsevier.A52 Elsevier.J41:Elsevier.J41 Elsevier.M43:Elsevier.M52 Elsevier.B41:Elsevier.B41 Elsevier.E43:Elsevier.E52 Elsevier.F41:Elsevier.F41 Elsevier.I43:Elsevier.I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8.992cm" svg:x="49.44cm" svg:y="10.521cm">
            <draw:object draw:notify-on-update-of-ranges="Elsevier.A43:Elsevier.A52 Elsevier.J41:Elsevier.J41 Elsevier.L43:Elsevier.L52 Elsevier.B41:Elsevier.B41 Elsevier.D43:Elsevier.D52 Elsevier.F41:Elsevier.F41 Elsevier.H43:Elsevier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cm" svg:height="8.992cm" svg:x="31.214cm" svg:y="30.646cm">
            <draw:object draw:notify-on-update-of-ranges="SVLN.A43:SVLN.A52 MLJNODISCR.D26:MLJNODISCR.D26 Elsevier.D27:Elsevier.D36 SVLN.B41:SVLN.B41 Elsevier.B27:Elsevier.B36 SVLN.F41:SVLN.F41 Elsevier.C27:Elsevier.C36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16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default-cell-style-name="ce64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56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 table:style-name="ce29"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19"/>
          <table:table-cell table:style-name="ce2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19"/>
          <table:table-cell table:style-name="ce2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0.833333333333333" calcext:value-type="float" table:number-columns-spanned="1" table:number-rows-spanned="2">
            <text:p>0,833</text:p>
          </table:table-cell>
          <table:table-cell table:style-name="ce71" table:formula="of:=([.P3]+[.Q4])/SUM([.P3:.Q4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M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6" table:formula="of:=[.P4]/ ([.P4]+[.Q4])" office:value-type="float" office:value="0.0333333333333333" calcext:value-type="float">
            <text:p>0</text:p>
          </table:covered-table-cell>
          <table:covered-table-cell table:style-name="ce72"/>
          <table:covered-table-cell table:style-name="ce71" table:formula="of:=([.P4]+[.Q5])/SUM([.P4:.Q5])" office:value-type="float" office:value="0.0277777777777778" calcext:value-type="float">
            <text:p>0,028</text:p>
          </table:covered-table-cell>
          <table:covered-table-cell table:style-name="ce52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40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7" table:formula="of:=([.P5]+[.Q6])/SUM([.P5:.Q6])" office:value-type="float" office:value="1" calcext:value-type="float" table:number-columns-spanned="1" table:number-rows-spanned="2">
            <text:p>1</text:p>
          </table:table-cell>
          <table:table-cell table:style-name="ce46" table:formula="of:=1-[.T5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67"/>
          <table:covered-table-cell table:style-name="ce44"/>
          <table:covered-table-cell table:style-name="ce71" table:formula="of:=([.P6]+[.Q7])/SUM([.P6:.Q7])" office:value-type="float" office:value="0" calcext:value-type="float">
            <text:p>0,000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30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7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30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7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7]/ ([.P7]+[.Q7])" office:value-type="float" office:value="1" calcext:value-type="float" table:number-columns-spanned="1" table:number-rows-spanned="2">
            <text:p>1</text:p>
          </table:table-cell>
          <table:table-cell table:style-name="ce37" table:formula="of:=[.P7]/([.P7]+[.P8])" office:value-type="float" office:value="1" calcext:value-type="float" table:number-columns-spanned="1" table:number-rows-spanned="2">
            <text:p>1</text:p>
          </table:table-cell>
          <table:table-cell table:style-name="ce37" table:formula="of:=([.P7]+[.Q8])/SUM([.P7:.Q8])" office:value-type="float" office:value="1" calcext:value-type="float" table:number-columns-spanned="1" table:number-rows-spanned="2">
            <text:p>1</text:p>
          </table:table-cell>
          <table:table-cell table:style-name="ce46" table:formula="of:=1-[.T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6"/>
          <table:covered-table-cell table:style-name="ce45"/>
          <table:covered-table-cell table:style-name="ce71" table:formula="of:=([.P8]+[.Q9])/SUM([.P8:.Q9])" office:value-type="float" office:value="0.0277777777777778" calcext:value-type="float">
            <text:p>0,028</text:p>
          </table:covered-table-cell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 table:number-columns-spanned="1" table:number-rows-spanned="2">
            <text:p>0,943</text:p>
          </table:table-cell>
          <table:table-cell table:style-name="ce5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55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I9]/ ([.I9]+[.J9])" office:value-type="float" office:value="0.75" calcext:value-type="float" table:number-columns-spanned="1" table:number-rows-spanned="2">
            <text:p>0,75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0,943</text:p>
          </table:table-cell>
          <table:table-cell table:style-name="ce52" table:formula="of:=1-[.M9]" office:value-type="float" office:value="0.0569999999999999" calcext:value-type="float" table:number-columns-spanned="1" table:number-rows-spanned="2">
            <text:p>0,057</text:p>
          </table:table-cell>
          <table:table-cell table:style-name="ce55"/>
          <table:table-cell table:style-name="ce1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8" table:formula="of:=[.P9]/ ([.P9]+[.Q9])" office:value-type="float" office:value="0.857142857142857" calcext:value-type="float" table:number-columns-spanned="1" table:number-rows-spanned="2">
            <text:p>0,857</text:p>
          </table:table-cell>
          <table:table-cell table:style-name="ce40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covered-table-cell table:style-name="ce27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covered-table-cell table:style-name="ce27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68"/>
          <table:covered-table-cell table:style-name="ce44"/>
          <table:covered-table-cell table:style-name="ce71" table:formula="of:=([.P10]+[.Q11])/SUM([.P10:.Q11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833333333333333" calcext:value-type="float" table:number-columns-spanned="1" table:number-rows-spanned="2">
            <text:p>0,83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8" table:formula="of:=1-[.M11]" office:value-type="float" office:value="0.029" calcext:value-type="float" table:number-columns-spanned="1" table:number-rows-spanned="2">
            <text:p>0,03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37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37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46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12]+[.Q13])/SUM([.P12:.Q13])" office:value-type="float" office:value="0.0285714285714286" calcext:value-type="float">
            <text:p>0,029</text:p>
          </table:covered-table-cell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32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32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73" table:formula="of:=[.P13]/([.P13]+[.P14])" office:value-type="float" office:value="0.833333333333333" calcext:value-type="float" table:number-columns-spanned="1" table:number-rows-spanned="2">
            <text:p>0,833</text:p>
          </table:table-cell>
          <table:table-cell table:style-name="ce71"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8"/>
          <table:covered-table-cell table:style-name="ce74"/>
          <table:covered-table-cell table:style-name="ce71" table:formula="of:=([.P14]+[.Q15])/SUM([.P14:.Q15])" office:value-type="float" office:value="0.0810810810810811" calcext:value-type="float">
            <text:p>0,081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30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70" table:formula="of:=[.P15]/ ([.P15]+[.Q15])" office:value-type="float" office:value="0.75" calcext:value-type="float" table:number-columns-spanned="1" table:number-rows-spanned="2">
            <text:p>0,750</text:p>
          </table:table-cell>
          <table:table-cell table:style-name="ce37" table:formula="of:=[.P15]/([.P15]+[.P16])" office:value-type="float" office:value="1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69"/>
          <table:covered-table-cell table:style-name="ce45"/>
          <table:covered-table-cell table:style-name="ce71" table:formula="of:=([.P16]+[.Q17])/SUM([.P16:.Q17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40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7" table:formula="of:=([.P17]+[.Q18])/SUM([.P17:.Q18])" office:value-type="float" office:value="1" calcext:value-type="float" table:number-columns-spanned="1" table:number-rows-spanned="2">
            <text:p>1</text:p>
          </table:table-cell>
          <table:table-cell table:style-name="ce46" table:formula="of:=1-[.T1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68"/>
          <table:covered-table-cell table:style-name="ce44"/>
          <table:covered-table-cell table:style-name="ce71" table:formula="of:=([.P18]+[.Q19])/SUM([.P18:.Q19])" office:value-type="float" office:value="0.027027027027027" calcext:value-type="float">
            <text:p>0,027</text:p>
          </table:covered-table-cell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30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19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30" table:formula="of:=[.I19]/([.I19]+[.I20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P19]/ ([.P19]+[.Q19])" office:value-type="float" office:value="0.857142857142857" calcext:value-type="float" table:number-columns-spanned="1" table:number-rows-spanned="2">
            <text:p>0,857</text:p>
          </table:table-cell>
          <table:table-cell table:style-name="ce37" table:formula="of:=[.P19]/([.P19]+[.P20])" office:value-type="float" office:value="1" calcext:value-type="float" table:number-columns-spanned="1" table:number-rows-spanned="2">
            <text:p>1</text:p>
          </table:table-cell>
          <table:table-cell table:style-name="ce71"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20]+[.Q21])/SUM([.P20:.Q21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2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3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37" table:formula="of:=([.P21]+[.Q22])/SUM([.P21:.Q22])" office:value-type="float" office:value="1" calcext:value-type="float" table:number-columns-spanned="1" table:number-rows-spanned="2">
            <text:p>1</text:p>
          </table:table-cell>
          <table:table-cell table:style-name="ce46" table:formula="of:=1-[.T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22]+[.Q23])/SUM([.P22:.Q23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 table:number-rows-repeated="3">
          <table:table-cell table:style-name="Default" table:number-columns-repeated="3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ALEPH</text:p>
          </table:table-cell>
          <table:table-cell table:style-name="Default"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0</text:p>
          </table:table-cell>
          <table:table-cell table:style-name="Default" table:formula="of:=2*([.B43]*[.C43])/([.B43]+[.C43])" office:value-type="float" office:value="1" calcext:value-type="float">
            <text:p>1</text:p>
          </table:table-cell>
          <table:table-cell table:style-name="Default" table:formula="of:=2*([.F43]*[.G43])/([.F43]+[.G43])" office:value-type="float" office:value="1" calcext:value-type="float">
            <text:p>1</text:p>
          </table:table-cell>
          <table:table-cell table:formula="of:=2*([.J43]*[.K43])/([.J43]+[.K43])" office:value-type="float" office:value="0.909090909090909" calcext:value-type="float">
            <text:p>0,9090909091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1</text:p>
          </table:table-cell>
          <table:table-cell table:style-name="Default" table:formula="of:=2*([.B44]*[.C44])/([.B44]+[.C44])" office:value-type="float" office:value="1" calcext:value-type="float">
            <text:p>1</text:p>
          </table:table-cell>
          <table:table-cell table:style-name="Default" table:formula="of:=2*([.F44]*[.G44])/([.F44]+[.G44])" office:value-type="float" office:value="1" calcext:value-type="float">
            <text:p>1</text:p>
          </table:table-cell>
          <table:table-cell table:formula="of:=2*([.J44]*[.K44])/([.J44]+[.K44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2</text:p>
          </table:table-cell>
          <table:table-cell table:style-name="Default" table:formula="of:=2*([.B45]*[.C45])/([.B45]+[.C45])" office:value-type="float" office:value="1" calcext:value-type="float">
            <text:p>1</text:p>
          </table:table-cell>
          <table:table-cell table:style-name="Default" table:formula="of:=2*([.F45]*[.G45])/([.F45]+[.G45])" office:value-type="float" office:value="1" calcext:value-type="float">
            <text:p>1</text:p>
          </table:table-cell>
          <table:table-cell table:formula="of:=2*([.J45]*[.K45])/([.J45]+[.K45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3</text:p>
          </table:table-cell>
          <table:table-cell table:style-name="Default" table:formula="of:=2*([.B46]*[.C46])/([.B46]+[.C46])" office:value-type="float" office:value="0.857142857142857" calcext:value-type="float">
            <text:p>0,8571428571</text:p>
          </table:table-cell>
          <table:table-cell table:style-name="Default" table:formula="of:=2*([.F46]*[.G46])/([.F46]+[.G46])" office:value-type="float" office:value="0.857142857142857" calcext:value-type="float">
            <text:p>0,8571428571</text:p>
          </table:table-cell>
          <table:table-cell table:formula="of:=2*([.J46]*[.K46])/([.J46]+[.K46])" office:value-type="float" office:value="0.923076923076923" calcext:value-type="float">
            <text:p>0,923076923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4</text:p>
          </table:table-cell>
          <table:table-cell table:style-name="Default" table:formula="of:=2*([.B47]*[.C47])/([.B47]+[.C47])" office:value-type="float" office:value="0.909090909090909" calcext:value-type="float">
            <text:p>0,9090909091</text:p>
          </table:table-cell>
          <table:table-cell table:style-name="Default" table:formula="of:=2*([.F47]*[.G47])/([.F47]+[.G47])" office:value-type="float" office:value="0.909090909090909" calcext:value-type="float">
            <text:p>0,9090909091</text:p>
          </table:table-cell>
          <table:table-cell table:formula="of:=2*([.J47]*[.K47])/([.J47]+[.K47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5</text:p>
          </table:table-cell>
          <table:table-cell table:style-name="Default" table:formula="of:=2*([.B48]*[.C48])/([.B48]+[.C48])" office:value-type="float" office:value="1" calcext:value-type="float">
            <text:p>1</text:p>
          </table:table-cell>
          <table:table-cell table:style-name="Default" table:formula="of:=2*([.F48]*[.G48])/([.F48]+[.G48])" office:value-type="float" office:value="1" calcext:value-type="float">
            <text:p>1</text:p>
          </table:table-cell>
          <table:table-cell table:formula="of:=2*([.J48]*[.K48])/([.J48]+[.K48])" office:value-type="float" office:value="0.833333333333333" calcext:value-type="float">
            <text:p>0,8333333333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6</text:p>
          </table:table-cell>
          <table:table-cell table:style-name="Default" table:formula="of:=2*([.B49]*[.C49])/([.B49]+[.C49])" office:value-type="float" office:value="1" calcext:value-type="float">
            <text:p>1</text:p>
          </table:table-cell>
          <table:table-cell table:style-name="Default" table:formula="of:=2*([.F49]*[.G49])/([.F49]+[.G49])" office:value-type="float" office:value="1" calcext:value-type="float">
            <text:p>1</text:p>
          </table:table-cell>
          <table:table-cell table:formula="of:=2*([.J49]*[.K49])/([.J49]+[.K49])" office:value-type="float" office:value="0.857142857142857" calcext:value-type="float">
            <text:p>0,857142857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7</text:p>
          </table:table-cell>
          <table:table-cell table:style-name="Default" table:formula="of:=2*([.B50]*[.C50])/([.B50]+[.C50])" office:value-type="float" office:value="1" calcext:value-type="float">
            <text:p>1</text:p>
          </table:table-cell>
          <table:table-cell table:style-name="Default" table:formula="of:=2*([.F50]*[.G50])/([.F50]+[.G50])" office:value-type="float" office:value="1" calcext:value-type="float">
            <text:p>1</text:p>
          </table:table-cell>
          <table:table-cell table:formula="of:=2*([.J50]*[.K50])/([.J50]+[.K50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8</text:p>
          </table:table-cell>
          <table:table-cell table:style-name="Default" table:formula="of:=2*([.B51]*[.C51])/([.B51]+[.C51])" office:value-type="float" office:value="1" calcext:value-type="float">
            <text:p>1</text:p>
          </table:table-cell>
          <table:table-cell table:style-name="Default" table:formula="of:=2*([.F51]*[.G51])/([.F51]+[.G51])" office:value-type="float" office:value="1" calcext:value-type="float">
            <text:p>1</text:p>
          </table:table-cell>
          <table:table-cell table:formula="of:=2*([.J51]*[.K51])/([.J51]+[.K51])" office:value-type="float" office:value="0.923076923076923" calcext:value-type="float">
            <text:p>0,923076923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Default" table:formula="of:=2*([.B52]*[.C52])/([.B52]+[.C52])" office:value-type="float" office:value="1" calcext:value-type="float">
            <text:p>1</text:p>
          </table:table-cell>
          <table:table-cell table:style-name="Default" table:formula="of:=2*([.F52]*[.G52])/([.F52]+[.G52])" office:value-type="float" office:value="1" calcext:value-type="float">
            <text:p>1</text:p>
          </table:table-cell>
          <table:table-cell table:formula="of:=2*([.J52]*[.K52])/([.J52]+[.K52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 table:number-rows-repeated="4">
          <table:table-cell table:style-name="Default" table:number-columns-repeated="3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style-name="ce59"/>
          <table:table-cell table:style-name="ce61"/>
          <table:table-cell table:style-name="ce63" table:number-columns-spanned="6" table:number-rows-spanned="1"/>
          <table:covered-table-cell table:number-columns-repeated="4" table:style-name="ce61"/>
          <table:covered-table-cell table:style-name="ce59"/>
        </table:table-row>
        <table:table-row table:style-name="ro2">
          <table:table-cell table:style-name="ce9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table:number-columns-repeated="2"/>
          <table:table-cell/>
          <table:table-cell table:style-name="ce17" table:number-columns-repeated="5"/>
        </table:table-row>
        <table:table-row table:style-name="ro2">
          <table:table-cell office:value-type="string" calcext:value-type="string">
            <text:p>FOLD 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style-name="ce17" table:formula="of:=[.F3]" office:value-type="float" office:value="1" calcext:value-type="float">
            <text:p>1</text:p>
          </table:table-cell>
          <table:table-cell table:style-name="ce21" table:formula="of:=[.G3]" office:value-type="float" office:value="0" calcext:value-type="float">
            <text:p>0</text:p>
          </table:table-cell>
          <table:table-cell table:style-name="ce17" table:formula="of:=[.K3]" office:value-type="float" office:value="1" calcext:value-type="float">
            <text:p>1</text:p>
          </table:table-cell>
          <table:table-cell table:style-name="ce17" table:formula="of:=[.L3]" office:value-type="float" office:value="1" calcext:value-type="float">
            <text:p>1</text:p>
          </table:table-cell>
          <table:table-cell table:style-name="ce17"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style-name="ce16" table:formula="of:=[.R3]" office:value-type="float" office:value="1" calcext:value-type="float">
            <text:p>1</text:p>
          </table:table-cell>
          <table:table-cell table:style-name="ce17" table:formula="of:=[.S3]" office:value-type="float" office:value="0.833333333333333" calcext:value-type="float">
            <text:p>0,8333333333</text:p>
          </table:table-cell>
          <table:table-cell table:style-name="ce17" table:formula="of:=[.T3]" office:value-type="float" office:value="0.971428571428571" calcext:value-type="float">
            <text:p>0,9714285714</text:p>
          </table:table-cell>
          <table:table-cell table:style-name="ce21" table:formula="of:=[.U3]" office:value-type="float" office:value="0.0285714285714286" calcext:value-type="float">
            <text:p>0,0285714286</text:p>
          </table:table-cell>
          <table:table-cell table:style-name="ce48"/>
          <table:table-cell table:style-name="ce55"/>
          <table:table-cell/>
          <table:table-cell table:style-name="ce17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office:value-type="string" calcext:value-type="string">
            <text:p>FOLD 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style-name="ce17" table:formula="of:=[.F5]" office:value-type="float" office:value="1" calcext:value-type="float">
            <text:p>1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style-name="ce17" table:formula="of:=[.K5]" office:value-type="float" office:value="1" calcext:value-type="float">
            <text:p>1</text:p>
          </table:table-cell>
          <table:table-cell table:style-name="ce17" table:formula="of:=[.L5]" office:value-type="float" office:value="1" calcext:value-type="float">
            <text:p>1</text:p>
          </table:table-cell>
          <table:table-cell table:style-name="ce17"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style-name="ce16" table:formula="of:=[.R5]" office:value-type="float" office:value="1" calcext:value-type="float">
            <text:p>1</text:p>
          </table:table-cell>
          <table:table-cell table:style-name="ce17" table:formula="of:=[.S5]" office:value-type="float" office:value="1" calcext:value-type="float">
            <text:p>1</text:p>
          </table:table-cell>
          <table:table-cell table:style-name="ce17" table:formula="of:=[.T5]" office:value-type="float" office:value="1" calcext:value-type="float">
            <text:p>1</text:p>
          </table:table-cell>
          <table:table-cell table:style-name="ce21" table:formula="of:=[.U5]" office:value-type="float" office:value="0" calcext:value-type="float">
            <text:p>0</text:p>
          </table:table-cell>
          <table:table-cell table:style-name="ce48" table:number-columns-repeated="2"/>
          <table:table-cell/>
          <table:table-cell table:style-name="ce17"/>
          <table:covered-table-cell table:style-name="ce48"/>
          <table:covered-table-cell table:style-name="ce75"/>
          <table:covered-table-cell table:number-columns-repeated="2" table:style-name="ce55"/>
        </table:table-row>
        <table:table-row table:style-name="ro2">
          <table:table-cell office:value-type="string" calcext:value-type="string">
            <text:p>FOLD 2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style-name="ce28" table:formula="of:=[.F7]" office:value-type="float" office:value="1" calcext:value-type="float">
            <text:p>1</text:p>
          </table:table-cell>
          <table:table-cell table:style-name="ce21" table:formula="of:=[.G7]" office:value-type="float" office:value="0" calcext:value-type="float">
            <text:p>0</text:p>
          </table:table-cell>
          <table:table-cell table:style-name="ce17" table:formula="of:=[.K7]" office:value-type="float" office:value="1" calcext:value-type="float">
            <text:p>1</text:p>
          </table:table-cell>
          <table:table-cell table:style-name="ce17" table:formula="of:=[.L7]" office:value-type="float" office:value="1" calcext:value-type="float">
            <text:p>1</text:p>
          </table:table-cell>
          <table:table-cell table:style-name="ce17"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style-name="ce16" table:formula="of:=[.R7]" office:value-type="float" office:value="1" calcext:value-type="float">
            <text:p>1</text:p>
          </table:table-cell>
          <table:table-cell table:style-name="ce17" table:formula="of:=[.S7]" office:value-type="float" office:value="1" calcext:value-type="float">
            <text:p>1</text:p>
          </table:table-cell>
          <table:table-cell table:style-name="ce17" table:formula="of:=[.T7]" office:value-type="float" office:value="1" calcext:value-type="float">
            <text:p>1</text:p>
          </table:table-cell>
          <table:table-cell table:style-name="ce21" table:formula="of:=[.U7]" office:value-type="float" office:value="0" calcext:value-type="float">
            <text:p>0</text:p>
          </table:table-cell>
          <table:table-cell table:style-name="ce48" table:number-columns-repeated="2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office:value-type="string" calcext:value-type="string">
            <text:p>FOLD 3</text:p>
          </table:table-cell>
          <table:table-cell table:formula="of:=[.D9]" office:value-type="float" office:value="0.75" calcext:value-type="float">
            <text:p>0,75</text:p>
          </table:table-cell>
          <table:table-cell table:formula="of:=[.E9]" office:value-type="float" office:value="1" calcext:value-type="float">
            <text:p>1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21" table:formula="of:=[.G9]" office:value-type="float" office:value="0.0569999999999999" calcext:value-type="float">
            <text:p>0,057</text:p>
          </table:table-cell>
          <table:table-cell table:style-name="ce17" table:formula="of:=[.K9]" office:value-type="float" office:value="0.75" calcext:value-type="float">
            <text:p>0,75</text:p>
          </table:table-cell>
          <table:table-cell table:style-name="ce17" table:formula="of:=[.L9]" office:value-type="float" office:value="1" calcext:value-type="float">
            <text:p>1</text:p>
          </table:table-cell>
          <table:table-cell table:style-name="ce17" office:value-type="float" office:value="0.943" calcext:value-type="float">
            <text:p>0,943</text:p>
          </table:table-cell>
          <table:table-cell table:formula="of:=[.N9]" office:value-type="float" office:value="0.0569999999999999" calcext:value-type="float">
            <text:p>0,057</text:p>
          </table:table-cell>
          <table:table-cell table:style-name="ce16" table:formula="of:=[.R9]" office:value-type="float" office:value="0.857142857142857" calcext:value-type="float">
            <text:p>0,8571428571</text:p>
          </table:table-cell>
          <table:table-cell table:style-name="ce17" table:formula="of:=[.S9]" office:value-type="float" office:value="1" calcext:value-type="float">
            <text:p>1</text:p>
          </table:table-cell>
          <table:table-cell table:style-name="ce17" table:formula="of:=[.T9]" office:value-type="float" office:value="0.971428571428571" calcext:value-type="float">
            <text:p>0,9714285714</text:p>
          </table:table-cell>
          <table:table-cell table:style-name="ce21" table:formula="of:=[.U9]" office:value-type="float" office:value="0.0285714285714286" calcext:value-type="float">
            <text:p>0,0285714286</text:p>
          </table:table-cell>
          <table:table-cell table:style-name="ce48" table:number-columns-repeated="2"/>
          <table:table-cell table:number-columns-repeated="2"/>
          <table:covered-table-cell table:style-name="ce48"/>
          <table:covered-table-cell table:style-name="ce49"/>
          <table:covered-table-cell table:number-columns-repeated="2" table:style-name="ce55"/>
        </table:table-row>
        <table:table-row table:style-name="ro2">
          <table:table-cell office:value-type="string" calcext:value-type="string">
            <text:p>FOLD 4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0.833333333333333" calcext:value-type="float">
            <text:p>0,8333333333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21" table:formula="of:=[.G11]" office:value-type="float" office:value="0.029" calcext:value-type="float">
            <text:p>0,029</text:p>
          </table:table-cell>
          <table:table-cell table:style-name="ce17" table:formula="of:=[.K11]" office:value-type="float" office:value="1" calcext:value-type="float">
            <text:p>1</text:p>
          </table:table-cell>
          <table:table-cell table:style-name="ce17" table:formula="of:=[.L11]" office:value-type="float" office:value="0.833333333333333" calcext:value-type="float">
            <text:p>0,8333333333</text:p>
          </table:table-cell>
          <table:table-cell table:style-name="ce17" office:value-type="float" office:value="0.971" calcext:value-type="float">
            <text:p>0,971</text:p>
          </table:table-cell>
          <table:table-cell table:formula="of:=[.N11]" office:value-type="float" office:value="0.029" calcext:value-type="float">
            <text:p>0,029</text:p>
          </table:table-cell>
          <table:table-cell table:style-name="ce16" table:formula="of:=[.R11]" office:value-type="float" office:value="1" calcext:value-type="float">
            <text:p>1</text:p>
          </table:table-cell>
          <table:table-cell table:style-name="ce17" table:formula="of:=[.S11]" office:value-type="float" office:value="1" calcext:value-type="float">
            <text:p>1</text:p>
          </table:table-cell>
          <table:table-cell table:style-name="ce17" table:formula="of:=[.T11]" office:value-type="float" office:value="1" calcext:value-type="float">
            <text:p>1</text:p>
          </table:table-cell>
          <table:table-cell table:style-name="ce21" table:formula="of:=[.U11]" office:value-type="float" office:value="0" calcext:value-type="float">
            <text:p>0</text:p>
          </table:table-cell>
          <table:table-cell table:style-name="ce48"/>
          <table:table-cell table:style-name="ce55"/>
          <table:table-cell/>
          <table:table-cell table:style-name="ce17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office:value-type="string" calcext:value-type="string">
            <text:p>FOLD 5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style-name="ce17" table:formula="of:=[.F13]" office:value-type="float" office:value="1" calcext:value-type="float">
            <text:p>1</text:p>
          </table:table-cell>
          <table:table-cell table:style-name="ce21" table:formula="of:=[.G13]" office:value-type="float" office:value="0" calcext:value-type="float">
            <text:p>0</text:p>
          </table:table-cell>
          <table:table-cell table:style-name="ce17" table:formula="of:=[.K13]" office:value-type="float" office:value="1" calcext:value-type="float">
            <text:p>1</text:p>
          </table:table-cell>
          <table:table-cell table:style-name="ce17" table:formula="of:=[.L13]" office:value-type="float" office:value="1" calcext:value-type="float">
            <text:p>1</text:p>
          </table:table-cell>
          <table:table-cell table:style-name="ce17"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style-name="ce16" table:formula="of:=[.R13]" office:value-type="float" office:value="0.833333333333333" calcext:value-type="float">
            <text:p>0,8333333333</text:p>
          </table:table-cell>
          <table:table-cell table:style-name="ce17" table:formula="of:=[.S13]" office:value-type="float" office:value="0.833333333333333" calcext:value-type="float">
            <text:p>0,8333333333</text:p>
          </table:table-cell>
          <table:table-cell table:style-name="ce17" table:formula="of:=[.T13]" office:value-type="float" office:value="0.942857142857143" calcext:value-type="float">
            <text:p>0,9428571429</text:p>
          </table:table-cell>
          <table:table-cell table:style-name="ce21" table:formula="of:=[.U13]" office:value-type="float" office:value="0.0571428571428572" calcext:value-type="float">
            <text:p>0,0571428571</text:p>
          </table:table-cell>
          <table:table-cell table:style-name="ce49" table:number-columns-repeated="2"/>
          <table:table-cell/>
          <table:table-cell table:style-name="ce17"/>
          <table:covered-table-cell table:style-name="ce48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office:value-type="string" calcext:value-type="string">
            <text:p>FOLD 6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style-name="ce17" table:formula="of:=[.F15]" office:value-type="float" office:value="1" calcext:value-type="float">
            <text:p>1</text:p>
          </table:table-cell>
          <table:table-cell table:style-name="ce21" table:formula="of:=[.G15]" office:value-type="float" office:value="0" calcext:value-type="float">
            <text:p>0</text:p>
          </table:table-cell>
          <table:table-cell table:style-name="ce17" table:formula="of:=[.K15]" office:value-type="float" office:value="1" calcext:value-type="float">
            <text:p>1</text:p>
          </table:table-cell>
          <table:table-cell table:style-name="ce17" table:formula="of:=[.L15]" office:value-type="float" office:value="1" calcext:value-type="float">
            <text:p>1</text:p>
          </table:table-cell>
          <table:table-cell table:style-name="ce17"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style-name="ce16" table:formula="of:=[.R15]" office:value-type="float" office:value="0.75" calcext:value-type="float">
            <text:p>0,75</text:p>
          </table:table-cell>
          <table:table-cell table:style-name="ce17" table:formula="of:=[.S15]" office:value-type="float" office:value="1" calcext:value-type="float">
            <text:p>1</text:p>
          </table:table-cell>
          <table:table-cell table:style-name="ce17" table:formula="of:=[.T15]" office:value-type="float" office:value="0.942857142857143" calcext:value-type="float">
            <text:p>0,9428571429</text:p>
          </table:table-cell>
          <table:table-cell table:style-name="ce21" table:formula="of:=[.U15]" office:value-type="float" office:value="0.0571428571428572" calcext:value-type="float">
            <text:p>0,0571428571</text:p>
          </table:table-cell>
          <table:table-cell table:style-name="ce55" table:number-columns-repeated="2"/>
          <table:table-cell table:number-columns-repeated="2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office:value-type="string" calcext:value-type="string">
            <text:p>FOLD 7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table:style-name="ce17" table:formula="of:=[.F17]" office:value-type="float" office:value="1" calcext:value-type="float">
            <text:p>1</text:p>
          </table:table-cell>
          <table:table-cell table:style-name="ce21" table:formula="of:=[.G17]" office:value-type="float" office:value="0" calcext:value-type="float">
            <text:p>0</text:p>
          </table:table-cell>
          <table:table-cell table:style-name="ce17" table:formula="of:=[.K17]" office:value-type="float" office:value="1" calcext:value-type="float">
            <text:p>1</text:p>
          </table:table-cell>
          <table:table-cell table:style-name="ce17" table:formula="of:=[.L17]" office:value-type="float" office:value="1" calcext:value-type="float">
            <text:p>1</text:p>
          </table:table-cell>
          <table:table-cell table:style-name="ce17"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style-name="ce16" table:formula="of:=[.R17]" office:value-type="float" office:value="1" calcext:value-type="float">
            <text:p>1</text:p>
          </table:table-cell>
          <table:table-cell table:style-name="ce17" table:formula="of:=[.S17]" office:value-type="float" office:value="1" calcext:value-type="float">
            <text:p>1</text:p>
          </table:table-cell>
          <table:table-cell table:style-name="ce17" table:formula="of:=[.T17]" office:value-type="float" office:value="1" calcext:value-type="float">
            <text:p>1</text:p>
          </table:table-cell>
          <table:table-cell table:style-name="ce21" table:formula="of:=[.U17]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2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office:value-type="string" calcext:value-type="string">
            <text:p>FOLD 8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style-name="ce17" table:formula="of:=[.F19]" office:value-type="float" office:value="1" calcext:value-type="float">
            <text:p>1</text:p>
          </table:table-cell>
          <table:table-cell table:style-name="ce21" table:formula="of:=[.G19]" office:value-type="float" office:value="0" calcext:value-type="float">
            <text:p>0</text:p>
          </table:table-cell>
          <table:table-cell table:style-name="ce17" table:formula="of:=[.K19]" office:value-type="float" office:value="1" calcext:value-type="float">
            <text:p>1</text:p>
          </table:table-cell>
          <table:table-cell table:style-name="ce17" table:formula="of:=[.L19]" office:value-type="float" office:value="1" calcext:value-type="float">
            <text:p>1</text:p>
          </table:table-cell>
          <table:table-cell table:style-name="ce17"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style-name="ce16" table:formula="of:=[.R19]" office:value-type="float" office:value="0.857142857142857" calcext:value-type="float">
            <text:p>0,8571428571</text:p>
          </table:table-cell>
          <table:table-cell table:style-name="ce17" table:formula="of:=[.S19]" office:value-type="float" office:value="1" calcext:value-type="float">
            <text:p>1</text:p>
          </table:table-cell>
          <table:table-cell table:style-name="ce17" table:formula="of:=[.T19]" office:value-type="float" office:value="0.972222222222222" calcext:value-type="float">
            <text:p>0,9722222222</text:p>
          </table:table-cell>
          <table:table-cell table:style-name="ce21" table:formula="of:=[.U19]" office:value-type="float" office:value="0.0277777777777778" calcext:value-type="float">
            <text:p>0,0277777778</text:p>
          </table:table-cell>
          <table:table-cell table:style-name="ce60"/>
          <table:table-cell table:style-name="ce48"/>
          <table:table-cell/>
          <table:table-cell table:style-name="ce17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15" table:formula="of:=[.D21]" office:value-type="float" office:value="1" calcext:value-type="float">
            <text:p>1</text:p>
          </table:table-cell>
          <table:table-cell table:style-name="ce22" table:formula="of:=[.E21]" office:value-type="float" office:value="1" calcext:value-type="float">
            <text:p>1</text:p>
          </table:table-cell>
          <table:table-cell table:style-name="ce22" table:formula="of:=[.F21]" office:value-type="float" office:value="1" calcext:value-type="float">
            <text:p>1</text:p>
          </table:table-cell>
          <table:table-cell table:style-name="ce20" table:formula="of:=[.G21]" office:value-type="float" office:value="0" calcext:value-type="float">
            <text:p>0</text:p>
          </table:table-cell>
          <table:table-cell table:style-name="ce22" table:formula="of:=[.K21]" office:value-type="float" office:value="1" calcext:value-type="float">
            <text:p>1</text:p>
          </table:table-cell>
          <table:table-cell table:style-name="ce22" table:formula="of:=[.L21]" office:value-type="float" office:value="1" calcext:value-type="float">
            <text:p>1</text:p>
          </table:table-cell>
          <table:table-cell table:style-name="ce22" table:formula="of:=[.M21]" office:value-type="float" office:value="1" calcext:value-type="float">
            <text:p>1</text:p>
          </table:table-cell>
          <table:table-cell table:style-name="ce22" table:formula="of:=[.N21]" office:value-type="float" office:value="0" calcext:value-type="float">
            <text:p>0</text:p>
          </table:table-cell>
          <table:table-cell table:style-name="ce15" table:formula="of:=[.R21]" office:value-type="float" office:value="1" calcext:value-type="float">
            <text:p>1</text:p>
          </table:table-cell>
          <table:table-cell table:style-name="ce22" table:formula="of:=[.S21]" office:value-type="float" office:value="1" calcext:value-type="float">
            <text:p>1</text:p>
          </table:table-cell>
          <table:table-cell table:style-name="ce22" table:formula="of:=[.T21]" office:value-type="float" office:value="1" calcext:value-type="float">
            <text:p>1</text:p>
          </table:table-cell>
          <table:table-cell table:style-name="ce20" table:formula="of:=[.U21]" office:value-type="float" office:value="0" calcext:value-type="float">
            <text:p>0</text:p>
          </table:table-cell>
          <table:table-cell table:style-name="ce36" table:number-columns-repeated="2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/>
          <table:table-cell table:number-columns-repeat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 table:number-columns-repeated="2"/>
          <table:covered-table-cell table:style-name="ce55"/>
          <table:covered-table-cell table:style-name="ce75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/>
          <table:table-cell/>
          <table:table-cell table:style-name="ce17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/>
          <table:table-cell table:style-name="ce27" table:number-columns-repeated="2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27" table:number-columns-spanned="1" table:number-rows-spanned="2"/>
          <table:table-cell table:style-name="ce27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11"/>
          <table:table-cell table:style-name="ce17"/>
          <table:table-cell/>
          <table:table-cell table:style-name="ce27"/>
          <table:table-cell table:style-name="ce36"/>
          <table:table-cell table:style-name="ce49"/>
          <table:table-cell table:style-name="ce36" table:number-columns-repeated="2"/>
          <table:table-cell/>
          <table:table-cell table:style-name="ce17"/>
          <table:covered-table-cell table:style-name="ce27"/>
          <table:covered-table-cell table:style-name="ce36"/>
          <table:covered-table-cell table:style-name="ce49"/>
          <table:covered-table-cell table:style-name="ce36"/>
          <table:table-cell table:style-name="ce36"/>
          <table:table-cell table:number-columns-repeated="2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2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5"/>
          <table:table-cell/>
          <table:table-cell table:style-name="ce17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2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5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11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</table:table>
      <table:table table:name="JMLR" table:style-name="ta1">
        <table:shapes>
          <draw:frame draw:z-index="0" draw:style-name="gr1" draw:text-style-name="P1" svg:width="16cm" svg:height="8.992cm" svg:x="33.964cm" svg:y="11.04cm">
            <draw:object draw:notify-on-update-of-ranges="JMLR.A43:JMLR.A52 Elsevier.J41:Elsevier.J41 JMLR.J43:JMLR.J52 Elsevier.B41:Elsevier.B41 JMLR.B43:JMLR.B52 Elsevier.F41:Elsevier.F41 JMLR.F43:JMLR.F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cm" svg:height="8.992cm" svg:x="33.965cm" svg:y="20.808cm">
            <draw:object draw:notify-on-update-of-ranges="JMLR.A43:JMLR.A52 Elsevier.J41:Elsevier.J41 JMLR.K43:JMLR.K52 JMLR.B41:JMLR.B41 JMLR.C43:JMLR.C52 Elsevier.F41:Elsevier.F41 JMLR.G43:JMLR.G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cm" svg:height="8.992cm" svg:x="51.883cm" svg:y="20.566cm">
            <draw:object draw:notify-on-update-of-ranges="JMLR.A43:JMLR.A52 Elsevier.J41:Elsevier.J41 JMLR.M43:JMLR.M52 JMLR.B41:JMLR.B41 JMLR.E43:JMLR.E52 Elsevier.F41:Elsevier.F41 JMLR.I43:JMLR.I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6cm" svg:height="8.992cm" svg:x="52.123cm" svg:y="10.671cm">
            <draw:object draw:notify-on-update-of-ranges="JMLR.A43:JMLR.A52 Elsevier.J41:Elsevier.J41 JMLR.L43:JMLR.L52 Elsevier.B41:Elsevier.B41 JMLR.D43:JMLR.D52 Elsevier.F41:Elsevier.F41 JMLR.H43:JMLR.H5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6cm" svg:height="8.992cm" svg:x="33.942cm" svg:y="30.646cm">
            <draw:object draw:notify-on-update-of-ranges="SVLN.A43:SVLN.A52 MLJNODISCR.D26:MLJNODISCR.D26 JMLR.D27:JMLR.D36 SVLN.B41:SVLN.B41 JMLR.B27:JMLR.B36 SVLN.F41:SVLN.F41 JMLR.C27:JMLR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1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62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 table:style-name="ce84"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3]/ ([.B3]+[.C3])" office:value-type="float" office:value="0.909090909090909" calcext:value-type="float" table:number-columns-spanned="1" table:number-rows-spanned="2">
            <text:p>0,909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30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37" table:formula="of:=([.P3]+[.Q4])/SUM([.P3:.Q4])" office:value-type="float" office:value="1" calcext:value-type="float" table:number-columns-spanned="1" table:number-rows-spanned="2">
            <text:p>1</text:p>
          </table:table-cell>
          <table:table-cell table:style-name="ce46" table:formula="of:=1-[.T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covered-table-cell table:style-name="ce77" table:formula="of:=[.B4]/ ([.B4]+[.C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 table:style-name="ce5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31"/>
          <table:covered-table-cell table:style-name="ce37" table:formula="of:=([.P4]+[.Q5])/SUM([.P4:.Q5])" office:value-type="float" office:value="0.0277777777777778" calcext:value-type="float">
            <text:p>0</text:p>
          </table:covered-table-cell>
          <table:covered-table-cell table:style-name="ce52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P5]/ ([.P5]+[.Q5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71" table:formula="of:=([.P5]+[.Q6])/SUM([.P5:.Q6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 table:style-name="ce55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37"/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80" table:formula="of:=[.B7]/([.B7]+[.B8])" office:value-type="float" office:value="0.8" calcext:value-type="float" table:number-columns-spanned="1" table:number-rows-spanned="2">
            <text:p>0,8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80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52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55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P7]/ ([.P7]+[.Q7])" office:value-type="float" office:value="0.909090909090909" calcext:value-type="float" table:number-columns-spanned="1" table:number-rows-spanned="2">
            <text:p>0,909</text:p>
          </table:table-cell>
          <table:table-cell table:style-name="ce80" table:formula="of:=[.P7]/([.P7]+[.P8])" office:value-type="float" office:value="1" calcext:value-type="float" table:number-columns-spanned="1" table:number-rows-spanned="2">
            <text:p>1,0</text:p>
          </table:table-cell>
          <table:table-cell table:style-name="ce71" table:formula="of:=([.P7]+[.Q8])/SUM([.P7:.Q8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7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covered-table-cell table:style-name="ce77"/>
          <table:covered-table-cell table:style-name="ce31"/>
          <table:covered-table-cell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B9]/ ([.B9]+[.C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9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P9]/ ([.P9]+[.Q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7" table:formula="of:=[.B11]/([.B11]+[.B12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11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7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37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37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46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32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32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32" table:formula="of:=[.P13]/([.P13]+[.P14])" office:value-type="float" office:value="1" calcext:value-type="float" table:number-columns-spanned="1" table:number-rows-spanned="2">
            <text:p>1</text:p>
          </table:table-cell>
          <table:table-cell table:style-name="ce71"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30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30" table:formula="of:=[.P15]/([.P15]+[.P16])" office:value-type="float" office:value="0.9" calcext:value-type="float" table:number-columns-spanned="1" table:number-rows-spanned="2">
            <text:p>0,9</text:p>
          </table:table-cell>
          <table:table-cell table:style-name="ce71" table:formula="of:=([.P15]+[.Q16])/SUM([.P15:.Q16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1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9" calcext:value-type="float">
            <text:p>9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32" table:formula="of:=[.P17]/([.P17]+[.P18])" office:value-type="float" office:value="0.9" calcext:value-type="float" table:number-columns-spanned="1" table:number-rows-spanned="2">
            <text:p>0,9</text:p>
          </table:table-cell>
          <table:table-cell table:style-name="ce71" table:formula="of:=([.P17]+[.Q18])/SUM([.P17:.Q18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7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 table:style-name="ce3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37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30" table:formula="of:=[.B19]/([.B19]+[.B20])" office:value-type="float" office:value="0.8" calcext:value-type="float" table:number-columns-spanned="1" table:number-rows-spanned="2">
            <text:p>0,8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F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30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55"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30" table:formula="of:=[.P19]/([.P19]+[.P20])" office:value-type="float" office:value="0.9" calcext:value-type="float" table:number-columns-spanned="1" table:number-rows-spanned="2">
            <text:p>0,9</text:p>
          </table:table-cell>
          <table:table-cell table:style-name="ce71"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9" table:formula="of:=[.B21]/ ([.B21]+[.C21])" office:value-type="float" office:value="0.909090909090909" calcext:value-type="float" table:number-columns-spanned="1" table:number-rows-spanned="2">
            <text:p>0,909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9" table:formula="of:=[.P21]/ ([.P21]+[.Q21])" office:value-type="float" office:value="0.909090909090909" calcext:value-type="float" table:number-columns-spanned="1" table:number-rows-spanned="2">
            <text:p>0,909</text:p>
          </table:table-cell>
          <table:table-cell table:style-name="ce35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71"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 table:number-rows-repeated="3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/>
          <table:table-cell table:style-name="Default" office:value-type="string" calcext:value-type="string">
            <text:p>ALEPH</text:p>
          </table:table-cell>
          <table:table-cell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0</text:p>
          </table:table-cell>
          <table:table-cell table:style-name="Default" table:formula="of:=2*([.B43]*[.C43])/([.B43]+[.C43])" office:value-type="float" office:value="0.952380952380952" calcext:value-type="float">
            <text:p>0,9523809524</text:p>
          </table:table-cell>
          <table:table-cell table:formula="of:=2*([.F43]*[.G43])/([.F43]+[.G43])" office:value-type="float" office:value="1" calcext:value-type="float">
            <text:p>1</text:p>
          </table:table-cell>
          <table:table-cell table:formula="of:=2*([.J43]*[.K43])/([.J43]+[.K43])" office:value-type="float" office:value="1" calcext:value-type="float">
            <text:p>1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OLD 1</text:p>
          </table:table-cell>
          <table:table-cell table:style-name="Default" table:formula="of:=2*([.B44]*[.C44])/([.B44]+[.C44])" office:value-type="float" office:value="1" calcext:value-type="float">
            <text:p>1</text:p>
          </table:table-cell>
          <table:table-cell table:formula="of:=2*([.F44]*[.G44])/([.F44]+[.G44])" office:value-type="float" office:value="1" calcext:value-type="float">
            <text:p>1</text:p>
          </table:table-cell>
          <table:table-cell table:formula="of:=2*([.J44]*[.K44])/([.J44]+[.K44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2</text:p>
          </table:table-cell>
          <table:table-cell table:style-name="Default" table:formula="of:=2*([.B45]*[.C45])/([.B45]+[.C45])" office:value-type="float" office:value="0.888888888888889" calcext:value-type="float">
            <text:p>0,8888888889</text:p>
          </table:table-cell>
          <table:table-cell table:formula="of:=2*([.F45]*[.G45])/([.F45]+[.G45])" office:value-type="float" office:value="0.888888888888889" calcext:value-type="float">
            <text:p>0,8888888889</text:p>
          </table:table-cell>
          <table:table-cell table:formula="of:=2*([.J45]*[.K45])/([.J45]+[.K45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3</text:p>
          </table:table-cell>
          <table:table-cell table:style-name="Default" table:formula="of:=2*([.B46]*[.C46])/([.B46]+[.C46])" office:value-type="float" office:value="0.952380952380952" calcext:value-type="float">
            <text:p>0,9523809524</text:p>
          </table:table-cell>
          <table:table-cell table:formula="of:=2*([.F46]*[.G46])/([.F46]+[.G46])" office:value-type="float" office:value="0.952380952380952" calcext:value-type="float">
            <text:p>0,9523809524</text:p>
          </table:table-cell>
          <table:table-cell table:formula="of:=2*([.J46]*[.K46])/([.J46]+[.K46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4</text:p>
          </table:table-cell>
          <table:table-cell table:style-name="Default" table:formula="of:=2*([.B47]*[.C47])/([.B47]+[.C47])" office:value-type="float" office:value="1" calcext:value-type="float">
            <text:p>1</text:p>
          </table:table-cell>
          <table:table-cell table:formula="of:=2*([.F47]*[.G47])/([.F47]+[.G47])" office:value-type="float" office:value="1" calcext:value-type="float">
            <text:p>1</text:p>
          </table:table-cell>
          <table:table-cell table:formula="of:=2*([.J47]*[.K47])/([.J47]+[.K4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5</text:p>
          </table:table-cell>
          <table:table-cell table:style-name="Default" table:formula="of:=2*([.B48]*[.C48])/([.B48]+[.C48])" office:value-type="float" office:value="1" calcext:value-type="float">
            <text:p>1</text:p>
          </table:table-cell>
          <table:table-cell table:formula="of:=2*([.F48]*[.G48])/([.F48]+[.G48])" office:value-type="float" office:value="1" calcext:value-type="float">
            <text:p>1</text:p>
          </table:table-cell>
          <table:table-cell table:formula="of:=2*([.J48]*[.K48])/([.J48]+[.K48])" office:value-type="float" office:value="0.909090909090909" calcext:value-type="float">
            <text:p>0,90909090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6</text:p>
          </table:table-cell>
          <table:table-cell table:style-name="Default" table:formula="of:=2*([.B49]*[.C49])/([.B49]+[.C49])" office:value-type="float" office:value="1" calcext:value-type="float">
            <text:p>1</text:p>
          </table:table-cell>
          <table:table-cell table:formula="of:=2*([.F49]*[.G49])/([.F49]+[.G49])" office:value-type="float" office:value="1" calcext:value-type="float">
            <text:p>1</text:p>
          </table:table-cell>
          <table:table-cell table:formula="of:=2*([.J49]*[.K49])/([.J49]+[.K49])" office:value-type="float" office:value="0.947368421052632" calcext:value-type="float">
            <text:p>0,947368421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7</text:p>
          </table:table-cell>
          <table:table-cell table:style-name="Default" table:formula="of:=2*([.B50]*[.C50])/([.B50]+[.C50])" office:value-type="float" office:value="1" calcext:value-type="float">
            <text:p>1</text:p>
          </table:table-cell>
          <table:table-cell table:formula="of:=2*([.F50]*[.G50])/([.F50]+[.G50])" office:value-type="float" office:value="1" calcext:value-type="float">
            <text:p>1</text:p>
          </table:table-cell>
          <table:table-cell table:formula="of:=2*([.J50]*[.K50])/([.J50]+[.K50])" office:value-type="float" office:value="0.947368421052632" calcext:value-type="float">
            <text:p>0,947368421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8</text:p>
          </table:table-cell>
          <table:table-cell table:style-name="Default" table:formula="of:=2*([.B51]*[.C51])/([.B51]+[.C51])" office:value-type="float" office:value="0.888888888888889" calcext:value-type="float">
            <text:p>0,8888888889</text:p>
          </table:table-cell>
          <table:table-cell table:formula="of:=2*([.F51]*[.G51])/([.F51]+[.G51])" office:value-type="float" office:value="0.888888888888889" calcext:value-type="float">
            <text:p>0,8888888889</text:p>
          </table:table-cell>
          <table:table-cell table:formula="of:=2*([.J51]*[.K51])/([.J51]+[.K51])" office:value-type="float" office:value="0.947368421052632" calcext:value-type="float">
            <text:p>0,9473684211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Default" table:formula="of:=2*([.B52]*[.C52])/([.B52]+[.C52])" office:value-type="float" office:value="0.952380952380952" calcext:value-type="float">
            <text:p>0,9523809524</text:p>
          </table:table-cell>
          <table:table-cell table:formula="of:=2*([.F52]*[.G52])/([.F52]+[.G52])" office:value-type="float" office:value="1" calcext:value-type="float">
            <text:p>1</text:p>
          </table:table-cell>
          <table:table-cell table:formula="of:=2*([.J52]*[.K52])/([.J52]+[.K52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 table:number-rows-repeated="4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formula="of:=[.D3]" office:value-type="float" office:value="0.909090909090909" calcext:value-type="float">
            <text:p>0,9090909091</text:p>
          </table:table-cell>
          <table:table-cell table:style-name="ce17" table:formula="of:=[.E3]" office:value-type="float" office:value="1" calcext:value-type="float">
            <text:p>1</text:p>
          </table:table-cell>
          <table:table-cell table:style-name="ce17" table:formula="of:=[.F3]" office:value-type="float" office:value="0.971428571428571" calcext:value-type="float">
            <text:p>0,9714285714</text:p>
          </table:table-cell>
          <table:table-cell table:style-name="ce21" table:formula="of:=[.G3]" office:value-type="float" office:value="0.0285714285714289" calcext:value-type="float">
            <text:p>0,0285714286</text:p>
          </table:table-cell>
          <table:table-cell table:style-name="ce17" table:formula="of:=[.K3]" office:value-type="float" office:value="1" calcext:value-type="float">
            <text:p>1</text:p>
          </table:table-cell>
          <table:table-cell table:style-name="ce17" table:formula="of:=[.L3]" office:value-type="float" office:value="1" calcext:value-type="float">
            <text:p>1</text:p>
          </table:table-cell>
          <table:table-cell table:style-name="ce17" table:formula="of:=[.M3]" office:value-type="float" office:value="1" calcext:value-type="float">
            <text:p>1</text:p>
          </table:table-cell>
          <table:table-cell table:style-name="ce17" table:formula="of:=[.N3]" office:value-type="float" office:value="0" calcext:value-type="float">
            <text:p>0</text:p>
          </table:table-cell>
          <table:table-cell table:style-name="ce16" table:formula="of:=[.R3]" office:value-type="float" office:value="1" calcext:value-type="float">
            <text:p>1</text:p>
          </table:table-cell>
          <table:table-cell table:style-name="ce17" table:formula="of:=[.S3]" office:value-type="float" office:value="1" calcext:value-type="float">
            <text:p>1</text:p>
          </table:table-cell>
          <table:table-cell table:style-name="ce17" table:formula="of:=[.T3]" office:value-type="float" office:value="1" calcext:value-type="float">
            <text:p>1</text:p>
          </table:table-cell>
          <table:table-cell table:style-name="ce21" table:formula="of:=[.U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formula="of:=[.D5]" office:value-type="float" office:value="1" calcext:value-type="float">
            <text:p>1</text:p>
          </table:table-cell>
          <table:table-cell table:style-name="ce17" table:formula="of:=[.E5]" office:value-type="float" office:value="1" calcext:value-type="float">
            <text:p>1</text:p>
          </table:table-cell>
          <table:table-cell table:style-name="ce17" table:formula="of:=[.F5]" office:value-type="float" office:value="1" calcext:value-type="float">
            <text:p>1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style-name="ce17" table:formula="of:=[.K5]" office:value-type="float" office:value="1" calcext:value-type="float">
            <text:p>1</text:p>
          </table:table-cell>
          <table:table-cell table:style-name="ce17" table:formula="of:=[.L5]" office:value-type="float" office:value="1" calcext:value-type="float">
            <text:p>1</text:p>
          </table:table-cell>
          <table:table-cell table:style-name="ce17" table:formula="of:=[.M5]" office:value-type="float" office:value="1" calcext:value-type="float">
            <text:p>1</text:p>
          </table:table-cell>
          <table:table-cell table:style-name="ce17" table:formula="of:=[.N5]" office:value-type="float" office:value="0" calcext:value-type="float">
            <text:p>0</text:p>
          </table:table-cell>
          <table:table-cell table:style-name="ce16" table:formula="of:=[.R5]" office:value-type="float" office:value="0.909090909090909" calcext:value-type="float">
            <text:p>0,9090909091</text:p>
          </table:table-cell>
          <table:table-cell table:style-name="ce17" table:formula="of:=[.S5]" office:value-type="float" office:value="1" calcext:value-type="float">
            <text:p>1</text:p>
          </table:table-cell>
          <table:table-cell table:style-name="ce17" table:formula="of:=[.T5]" office:value-type="float" office:value="0.971428571428571" calcext:value-type="float">
            <text:p>0,9714285714</text:p>
          </table:table-cell>
          <table:table-cell table:style-name="ce21" table:formula="of:=[.U5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formula="of:=[.D7]" office:value-type="float" office:value="1" calcext:value-type="float">
            <text:p>1</text:p>
          </table:table-cell>
          <table:table-cell table:style-name="ce17" table:formula="of:=[.E7]" office:value-type="float" office:value="0.8" calcext:value-type="float">
            <text:p>0,8</text:p>
          </table:table-cell>
          <table:table-cell table:style-name="ce28" table:formula="of:=[.F7]" office:value-type="float" office:value="0.942857142857143" calcext:value-type="float">
            <text:p>1</text:p>
          </table:table-cell>
          <table:table-cell table:style-name="ce21" table:formula="of:=[.G7]" office:value-type="float" office:value="0.0571428571428569" calcext:value-type="float">
            <text:p>0,0571428571</text:p>
          </table:table-cell>
          <table:table-cell table:style-name="ce17" table:formula="of:=[.K7]" office:value-type="float" office:value="1" calcext:value-type="float">
            <text:p>1</text:p>
          </table:table-cell>
          <table:table-cell table:style-name="ce17" table:formula="of:=[.L7]" office:value-type="float" office:value="0.8" calcext:value-type="float">
            <text:p>0,8</text:p>
          </table:table-cell>
          <table:table-cell table:style-name="ce17" table:formula="of:=[.M7]" office:value-type="float" office:value="0.942857142857143" calcext:value-type="float">
            <text:p>0,9428571429</text:p>
          </table:table-cell>
          <table:table-cell table:style-name="ce17" table:formula="of:=[.N7]" office:value-type="float" office:value="0.0571428571428569" calcext:value-type="float">
            <text:p>0,0571428571</text:p>
          </table:table-cell>
          <table:table-cell table:style-name="ce16" table:formula="of:=[.R7]" office:value-type="float" office:value="0.909090909090909" calcext:value-type="float">
            <text:p>0,9090909091</text:p>
          </table:table-cell>
          <table:table-cell table:style-name="ce17" table:formula="of:=[.S7]" office:value-type="float" office:value="1" calcext:value-type="float">
            <text:p>1</text:p>
          </table:table-cell>
          <table:table-cell table:style-name="ce17" table:formula="of:=[.T7]" office:value-type="float" office:value="0.971428571428571" calcext:value-type="float">
            <text:p>0,9714285714</text:p>
          </table:table-cell>
          <table:table-cell table:style-name="ce21" table:formula="of:=[.U7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formula="of:=[.D9]" office:value-type="float" office:value="0.909090909090909" calcext:value-type="float">
            <text:p>0,9090909091</text:p>
          </table:table-cell>
          <table:table-cell table:style-name="ce17" table:formula="of:=[.E9]" office:value-type="float" office:value="1" calcext:value-type="float">
            <text:p>1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21" table:formula="of:=[.G9]" office:value-type="float" office:value="0.029" calcext:value-type="float">
            <text:p>0,029</text:p>
          </table:table-cell>
          <table:table-cell table:style-name="ce17" table:formula="of:=[.K9]" office:value-type="float" office:value="0.909090909090909" calcext:value-type="float">
            <text:p>0,9090909091</text:p>
          </table:table-cell>
          <table:table-cell table:style-name="ce17" table:formula="of:=[.L9]" office:value-type="float" office:value="1" calcext:value-type="float">
            <text:p>1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17" table:formula="of:=[.N9]" office:value-type="float" office:value="0.0285714285714289" calcext:value-type="float">
            <text:p>0,0285714286</text:p>
          </table:table-cell>
          <table:table-cell table:style-name="ce16" table:formula="of:=[.R9]" office:value-type="float" office:value="0.909090909090909" calcext:value-type="float">
            <text:p>0,9090909091</text:p>
          </table:table-cell>
          <table:table-cell table:style-name="ce17" table:formula="of:=[.S9]" office:value-type="float" office:value="1" calcext:value-type="float">
            <text:p>1</text:p>
          </table:table-cell>
          <table:table-cell table:style-name="ce17" table:formula="of:=[.T9]" office:value-type="float" office:value="0.971428571428571" calcext:value-type="float">
            <text:p>0,9714285714</text:p>
          </table:table-cell>
          <table:table-cell table:style-name="ce21" table:formula="of:=[.U9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formula="of:=[.D11]" office:value-type="float" office:value="1" calcext:value-type="float">
            <text:p>1</text:p>
          </table:table-cell>
          <table:table-cell table:style-name="ce17" table:formula="of:=[.E11]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[.G11]" office:value-type="float" office:value="0" calcext:value-type="float">
            <text:p>0</text:p>
          </table:table-cell>
          <table:table-cell table:style-name="ce17" table:formula="of:=[.K11]" office:value-type="float" office:value="1" calcext:value-type="float">
            <text:p>1</text:p>
          </table:table-cell>
          <table:table-cell table:style-name="ce17" table:formula="of:=[.L11]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N11]" office:value-type="float" office:value="0" calcext:value-type="float">
            <text:p>0</text:p>
          </table:table-cell>
          <table:table-cell table:style-name="ce16" table:formula="of:=[.R11]" office:value-type="float" office:value="1" calcext:value-type="float">
            <text:p>1</text:p>
          </table:table-cell>
          <table:table-cell table:style-name="ce17" table:formula="of:=[.S11]" office:value-type="float" office:value="1" calcext:value-type="float">
            <text:p>1</text:p>
          </table:table-cell>
          <table:table-cell table:style-name="ce17" table:formula="of:=[.T11]" office:value-type="float" office:value="1" calcext:value-type="float">
            <text:p>1</text:p>
          </table:table-cell>
          <table:table-cell table:style-name="ce21" table:formula="of:=[.U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formula="of:=[.D13]" office:value-type="float" office:value="1" calcext:value-type="float">
            <text:p>1</text:p>
          </table:table-cell>
          <table:table-cell table:style-name="ce17" table:formula="of:=[.E13]" office:value-type="float" office:value="1" calcext:value-type="float">
            <text:p>1</text:p>
          </table:table-cell>
          <table:table-cell table:style-name="ce17" table:formula="of:=[.F13]" office:value-type="float" office:value="1" calcext:value-type="float">
            <text:p>1</text:p>
          </table:table-cell>
          <table:table-cell table:style-name="ce21" table:formula="of:=[.G13]" office:value-type="float" office:value="0" calcext:value-type="float">
            <text:p>0</text:p>
          </table:table-cell>
          <table:table-cell table:style-name="ce17" table:formula="of:=[.K13]" office:value-type="float" office:value="1" calcext:value-type="float">
            <text:p>1</text:p>
          </table:table-cell>
          <table:table-cell table:style-name="ce17" table:formula="of:=[.L13]" office:value-type="float" office:value="1" calcext:value-type="float">
            <text:p>1</text:p>
          </table:table-cell>
          <table:table-cell table:style-name="ce17" table:formula="of:=[.M13]" office:value-type="float" office:value="1" calcext:value-type="float">
            <text:p>1</text:p>
          </table:table-cell>
          <table:table-cell table:style-name="ce17" table:formula="of:=[.N13]" office:value-type="float" office:value="0" calcext:value-type="float">
            <text:p>0</text:p>
          </table:table-cell>
          <table:table-cell table:style-name="ce16" table:formula="of:=[.R13]" office:value-type="float" office:value="0.833333333333333" calcext:value-type="float">
            <text:p>0,8333333333</text:p>
          </table:table-cell>
          <table:table-cell table:style-name="ce17" table:formula="of:=[.S13]" office:value-type="float" office:value="1" calcext:value-type="float">
            <text:p>1</text:p>
          </table:table-cell>
          <table:table-cell table:style-name="ce17" table:formula="of:=[.T13]" office:value-type="float" office:value="0.942857142857143" calcext:value-type="float">
            <text:p>0,9428571429</text:p>
          </table:table-cell>
          <table:table-cell table:style-name="ce21" table:formula="of:=[.U13]" office:value-type="float" office:value="0.0571428571428572" calcext:value-type="float">
            <text:p>0,05714285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formula="of:=[.D15]" office:value-type="float" office:value="1" calcext:value-type="float">
            <text:p>1</text:p>
          </table:table-cell>
          <table:table-cell table:style-name="ce17" table:formula="of:=[.E15]" office:value-type="float" office:value="1" calcext:value-type="float">
            <text:p>1</text:p>
          </table:table-cell>
          <table:table-cell table:style-name="ce17" table:formula="of:=[.F15]" office:value-type="float" office:value="1" calcext:value-type="float">
            <text:p>1</text:p>
          </table:table-cell>
          <table:table-cell table:style-name="ce21" table:formula="of:=[.G15]" office:value-type="float" office:value="0" calcext:value-type="float">
            <text:p>0</text:p>
          </table:table-cell>
          <table:table-cell table:style-name="ce17" table:formula="of:=[.K15]" office:value-type="float" office:value="1" calcext:value-type="float">
            <text:p>1</text:p>
          </table:table-cell>
          <table:table-cell table:style-name="ce17" table:formula="of:=[.L15]" office:value-type="float" office:value="1" calcext:value-type="float">
            <text:p>1</text:p>
          </table:table-cell>
          <table:table-cell table:style-name="ce17" table:formula="of:=[.M15]" office:value-type="float" office:value="1" calcext:value-type="float">
            <text:p>1</text:p>
          </table:table-cell>
          <table:table-cell table:style-name="ce17" table:formula="of:=[.N15]" office:value-type="float" office:value="0" calcext:value-type="float">
            <text:p>0</text:p>
          </table:table-cell>
          <table:table-cell table:style-name="ce16" table:formula="of:=[.R15]" office:value-type="float" office:value="1" calcext:value-type="float">
            <text:p>1</text:p>
          </table:table-cell>
          <table:table-cell table:style-name="ce17" table:formula="of:=[.S15]" office:value-type="float" office:value="0.9" calcext:value-type="float">
            <text:p>0,9</text:p>
          </table:table-cell>
          <table:table-cell table:style-name="ce17" table:formula="of:=[.T15]" office:value-type="float" office:value="0.971428571428571" calcext:value-type="float">
            <text:p>0,9714285714</text:p>
          </table:table-cell>
          <table:table-cell table:style-name="ce21" table:formula="of:=[.U15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formula="of:=[.D17]" office:value-type="float" office:value="1" calcext:value-type="float">
            <text:p>1</text:p>
          </table:table-cell>
          <table:table-cell table:style-name="ce17" table:formula="of:=[.E17]" office:value-type="float" office:value="1" calcext:value-type="float">
            <text:p>1</text:p>
          </table:table-cell>
          <table:table-cell table:style-name="ce17" table:formula="of:=[.F17]" office:value-type="float" office:value="1" calcext:value-type="float">
            <text:p>1</text:p>
          </table:table-cell>
          <table:table-cell table:style-name="ce21" table:formula="of:=[.G17]" office:value-type="float" office:value="0" calcext:value-type="float">
            <text:p>0</text:p>
          </table:table-cell>
          <table:table-cell table:style-name="ce17" table:formula="of:=[.K17]" office:value-type="float" office:value="1" calcext:value-type="float">
            <text:p>1</text:p>
          </table:table-cell>
          <table:table-cell table:style-name="ce17" table:formula="of:=[.L17]" office:value-type="float" office:value="1" calcext:value-type="float">
            <text:p>1</text:p>
          </table:table-cell>
          <table:table-cell table:style-name="ce17" table:formula="of:=[.M17]" office:value-type="float" office:value="1" calcext:value-type="float">
            <text:p>1</text:p>
          </table:table-cell>
          <table:table-cell table:style-name="ce17" table:formula="of:=[.N17]" office:value-type="float" office:value="0" calcext:value-type="float">
            <text:p>0</text:p>
          </table:table-cell>
          <table:table-cell table:style-name="ce16" table:formula="of:=[.R17]" office:value-type="float" office:value="1" calcext:value-type="float">
            <text:p>1</text:p>
          </table:table-cell>
          <table:table-cell table:style-name="ce17" table:formula="of:=[.S17]" office:value-type="float" office:value="0.9" calcext:value-type="float">
            <text:p>0,9</text:p>
          </table:table-cell>
          <table:table-cell table:style-name="ce17" table:formula="of:=[.T17]" office:value-type="float" office:value="0.972222222222222" calcext:value-type="float">
            <text:p>0,9722222222</text:p>
          </table:table-cell>
          <table:table-cell table:style-name="ce21" table:formula="of:=[.U17]" office:value-type="float" office:value="0.0277777777777778" calcext:value-type="float">
            <text:p>0,02777777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8</text:p>
          </table:table-cell>
          <table:table-cell table:formula="of:=[.D19]" office:value-type="float" office:value="1" calcext:value-type="float">
            <text:p>1</text:p>
          </table:table-cell>
          <table:table-cell table:style-name="ce17" table:formula="of:=[.E19]" office:value-type="float" office:value="0.8" calcext:value-type="float">
            <text:p>0,8</text:p>
          </table:table-cell>
          <table:table-cell table:style-name="ce17" table:formula="of:=[.F19]" office:value-type="float" office:value="0.944444444444444" calcext:value-type="float">
            <text:p>0,9444444444</text:p>
          </table:table-cell>
          <table:table-cell table:style-name="ce21" table:formula="of:=[.G19]" office:value-type="float" office:value="0.0555555555555559" calcext:value-type="float">
            <text:p>0,0555555556</text:p>
          </table:table-cell>
          <table:table-cell table:style-name="ce17" table:formula="of:=[.K19]" office:value-type="float" office:value="1" calcext:value-type="float">
            <text:p>1</text:p>
          </table:table-cell>
          <table:table-cell table:style-name="ce17" table:formula="of:=[.L19]" office:value-type="float" office:value="0.8" calcext:value-type="float">
            <text:p>0,8</text:p>
          </table:table-cell>
          <table:table-cell table:style-name="ce17" table:formula="of:=[.M19]" office:value-type="float" office:value="0.944444444444444" calcext:value-type="float">
            <text:p>0,9444444444</text:p>
          </table:table-cell>
          <table:table-cell table:style-name="ce17" table:formula="of:=[.N19]" office:value-type="float" office:value="0.0555555555555559" calcext:value-type="float">
            <text:p>0,0555555556</text:p>
          </table:table-cell>
          <table:table-cell table:style-name="ce16" table:formula="of:=[.R19]" office:value-type="float" office:value="1" calcext:value-type="float">
            <text:p>1</text:p>
          </table:table-cell>
          <table:table-cell table:style-name="ce17" table:formula="of:=[.S19]" office:value-type="float" office:value="0.9" calcext:value-type="float">
            <text:p>0,9</text:p>
          </table:table-cell>
          <table:table-cell table:style-name="ce17" table:formula="of:=[.T19]" office:value-type="float" office:value="0.972222222222222" calcext:value-type="float">
            <text:p>0,9722222222</text:p>
          </table:table-cell>
          <table:table-cell table:style-name="ce21" table:formula="of:=[.U19]" office:value-type="float" office:value="0.0277777777777778" calcext:value-type="float">
            <text:p>0,0277777778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15" table:formula="of:=[.D21]" office:value-type="float" office:value="0.909090909090909" calcext:value-type="float">
            <text:p>0,9090909091</text:p>
          </table:table-cell>
          <table:table-cell table:style-name="ce22" table:formula="of:=[.E21]" office:value-type="float" office:value="1" calcext:value-type="float">
            <text:p>1</text:p>
          </table:table-cell>
          <table:table-cell table:style-name="ce22" table:formula="of:=[.F21]" office:value-type="float" office:value="0.972222222222222" calcext:value-type="float">
            <text:p>0,9722222222</text:p>
          </table:table-cell>
          <table:table-cell table:style-name="ce20" table:formula="of:=[.G21]" office:value-type="float" office:value="0.0277777777777779" calcext:value-type="float">
            <text:p>0,0277777778</text:p>
          </table:table-cell>
          <table:table-cell table:style-name="ce22" table:formula="of:=[.K21]" office:value-type="float" office:value="1" calcext:value-type="float">
            <text:p>1</text:p>
          </table:table-cell>
          <table:table-cell table:style-name="ce22" table:formula="of:=[.L21]" office:value-type="float" office:value="1" calcext:value-type="float">
            <text:p>1</text:p>
          </table:table-cell>
          <table:table-cell table:style-name="ce22" table:formula="of:=[.M21]" office:value-type="float" office:value="1" calcext:value-type="float">
            <text:p>1</text:p>
          </table:table-cell>
          <table:table-cell table:style-name="ce22" table:formula="of:=[.N21]" office:value-type="float" office:value="0" calcext:value-type="float">
            <text:p>0</text:p>
          </table:table-cell>
          <table:table-cell table:style-name="ce15" table:formula="of:=[.R21]" office:value-type="float" office:value="0.909090909090909" calcext:value-type="float">
            <text:p>0,9090909091</text:p>
          </table:table-cell>
          <table:table-cell table:style-name="ce22" table:formula="of:=[.S21]" office:value-type="float" office:value="1" calcext:value-type="float">
            <text:p>1</text:p>
          </table:table-cell>
          <table:table-cell table:style-name="ce22" table:formula="of:=[.T21]" office:value-type="float" office:value="0.972222222222222" calcext:value-type="float">
            <text:p>0,9722222222</text:p>
          </table:table-cell>
          <table:table-cell table:style-name="ce20" table:formula="of:=[.U21]" office:value-type="float" office:value="0.0277777777777778" calcext:value-type="float">
            <text:p>0,0277777778</text:p>
          </table:table-cell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6cm" svg:height="8.992cm" svg:x="30.882cm" svg:y="11.188cm">
            <draw:object draw:notify-on-update-of-ranges="MLJNODISCR.A43:MLJNODISCR.A52 MLJNODISCR.J41:MLJNODISCR.J41 MLJNODISCR.J43:MLJNODISCR.J52 MLJNODISCR.B41:MLJNODISCR.B41 MLJNODISCR.B43:MLJNODISCR.B52 MLJNODISCR.F41:MLJNODISCR.F41 MLJNODISCR.F43:MLJNODISCR.F5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cm" svg:height="8.992cm" svg:x="30.746cm" svg:y="21.187cm">
            <draw:object draw:notify-on-update-of-ranges="MLJNODISCR.A43:MLJNODISCR.A52 MLJNODISCR.J41:MLJNODISCR.J41 MLJNODISCR.K43:MLJNODISCR.K52 MLJNODISCR.B41:MLJNODISCR.B41 MLJNODISCR.C43:MLJNODISCR.C52 MLJNODISCR.F41:MLJNODISCR.F41 MLJNODISCR.G43:MLJNODISCR.G5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cm" svg:height="8.992cm" svg:x="48.664cm" svg:y="20.945cm">
            <draw:object draw:notify-on-update-of-ranges="MLJNODISCR.A43:MLJNODISCR.A52 MLJNODISCR.J41:MLJNODISCR.J41 MLJNODISCR.M43:MLJNODISCR.M52 MLJNODISCR.B41:MLJNODISCR.B41 MLJNODISCR.E43:MLJNODISCR.E52 MLJNODISCR.F41:MLJNODISCR.F41 MLJNODISCR.I43:MLJNODISCR.I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cm" svg:height="8.992cm" svg:x="48.904cm" svg:y="11.05cm">
            <draw:object draw:notify-on-update-of-ranges="MLJNODISCR.A43:MLJNODISCR.A52 MLJNODISCR.J41:MLJNODISCR.J41 MLJNODISCR.L43:MLJNODISCR.L52 MLJNODISCR.B41:MLJNODISCR.B41 MLJNODISCR.D43:MLJNODISCR.D52 MLJNODISCR.F41:MLJNODISCR.F41 MLJNODISCR.H43:MLJNODISCR.H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cm" svg:height="8.992cm" svg:x="31.456cm" svg:y="31.096cm">
            <draw:object draw:notify-on-update-of-ranges="SVLN.A43:SVLN.A52 MLJNODISCR.D26:MLJNODISCR.D26 MLJNODISCR.D27:MLJNODISCR.D36 SVLN.B41:SVLN.B41 MLJNODISCR.B27:MLJNODISCR.B36 SVLN.F41:SVLN.F41 MLJNODISCR.C27:MLJNODISCR.C3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number-columns-repeated="4" table:style-name="ce87"/>
          <table:covered-table-cell table:style-name="ce92"/>
          <table:table-cell table:style-name="ce29"/>
          <table:table-cell table:style-name="ce13" office:value-type="string" calcext:value-type="string" table:number-columns-spanned="6" table:number-rows-spanned="1">
            <text:p>PROGOL</text:p>
          </table:table-cell>
          <table:covered-table-cell table:number-columns-repeated="3" table:style-name="ce93"/>
          <table:covered-table-cell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71" table:formula="of:=[.B3]/([.B3]+[.B4])" office:value-type="float" office:value="0.916666666666667" calcext:value-type="float" table:number-columns-spanned="1" table:number-rows-spanned="2">
            <text:p>0,917</text:p>
          </table:table-cell>
          <table:table-cell table:style-name="ce7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71" table:formula="of:=[.I3]/([.I3]+[.I4])" office:value-type="float" office:value="0.916666666666667" calcext:value-type="float" table:number-columns-spanned="1" table:number-rows-spanned="2">
            <text:p>0,917</text:p>
          </table:table-cell>
          <table:table-cell table:style-name="ce94" office:value-type="float" office:value="0.971428571428571" calcext:value-type="float" table:number-columns-spanned="1" table:number-rows-spanned="2">
            <text:p>0,9714</text:p>
          </table:table-cell>
          <table:table-cell table:style-name="ce52" table:formula="of:=1-[.M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5" table:formula="of:=[.P3]/ ([.P3]+[.Q3])" office:value-type="float" office:value="0.5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3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 table:formula="of:=[.B4]/ ([.B4]+[.C4])" office:value-type="float" office:value="0.0416666666666667" calcext:value-type="float">
            <text:p>0,0416666667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 table:formula="of:=[.I4]/ ([.I4]+[.J4])" office:value-type="float" office:value="0.0416666666666667" calcext:value-type="float">
            <text:p>0,0416666667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P4]/ ([.P4]+[.Q4])" office:value-type="float" office:value="0.333333333333333" calcext:value-type="float">
            <text:p>0,3333333333</text:p>
          </table:covered-table-cell>
          <table:covered-table-cell table:style-name="ce72"/>
          <table:covered-table-cell table:style-name="ce71" table:formula="of:=([.P4]+[.Q5])/SUM([.P4:.Q5])" office:value-type="float" office:value="0.361111111111111" calcext:value-type="float">
            <text:p>0,361</text:p>
          </table:covered-table-cell>
          <table:covered-table-cell table:style-name="ce52" table:formula="of:=1-[.T4]" office:value-type="float" office:value="0.638888888888889" calcext:value-type="float">
            <text:p>0,639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97" table:formula="of:=[.P5]/ ([.P5]+[.Q5])" office:value-type="float" office:value="0.333333333333333" calcext:value-type="float" table:number-columns-spanned="1" table:number-rows-spanned="2">
            <text:p>0,33</text:p>
          </table:table-cell>
          <table:table-cell table:style-name="ce73" table:formula="of:=[.P5]/([.P5]+[.P6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5]+[.Q6])/SUM([.P5:.Q6])" office:value-type="float" office:value="0.628571428571429" calcext:value-type="float" table:number-columns-spanned="1" table:number-rows-spanned="2">
            <text:p>0,629</text:p>
          </table:table-cell>
          <table:table-cell table:style-name="ce52" table:formula="of:=1-[.T5]" office:value-type="float" office:value="0.371428571428571" calcext:value-type="float" table:number-columns-spanned="1" table:number-rows-spanned="2">
            <text:p>0,371</text:p>
          </table:table-cell>
        </table:table-row>
        <table:table-row table:style-name="ro2">
          <table:covered-table-cell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1" calcext:value-type="float">
            <text:p>21</text:p>
          </table:table-cell>
          <table:covered-table-cell table:style-name="ce78"/>
          <table:covered-table-cell table:style-name="ce74"/>
          <table:covered-table-cell table:style-name="ce71" table:formula="of:=([.P6]+[.Q7])/SUM([.P6:.Q7])" office:value-type="float" office:value="0.333333333333333" calcext:value-type="float">
            <text:p>0,333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7]/ ([.B7]+[.C7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[.B7]/([.B7]+[.B8])" office:value-type="float" office:value="0.916666666666667" calcext:value-type="float" table:number-columns-spanned="1" table:number-rows-spanned="2">
            <text:p>0,917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I7]/ ([.I7]+[.J7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[.I7]/([.I7]+[.I8])" office:value-type="float" office:value="0.916666666666667" calcext:value-type="float" table:number-columns-spanned="1" table:number-rows-spanned="2">
            <text:p>0,917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7]/ ([.P7]+[.Q7])" office:value-type="float" office:value="0.75" calcext:value-type="float" table:number-columns-spanned="1" table:number-rows-spanned="2">
            <text:p>0,75</text:p>
          </table:table-cell>
          <table:table-cell table:style-name="ce71" table:formula="of:=[.P7]/([.P7]+[.P8])" office:value-type="float" office:value="0.272727272727273" calcext:value-type="float" table:number-columns-spanned="1" table:number-rows-spanned="2">
            <text:p>0,273</text:p>
          </table:table-cell>
          <table:table-cell table:style-name="ce71" table:formula="of:=([.P7]+[.Q8])/SUM([.P7:.Q8])" office:value-type="float" office:value="0.735294117647059" calcext:value-type="float" table:number-columns-spanned="1" table:number-rows-spanned="2">
            <text:p>0,735</text:p>
          </table:table-cell>
          <table:table-cell table:style-name="ce52" table:formula="of:=1-[.T7]" office:value-type="float" office:value="0.264705882352941" calcext:value-type="float" table:number-columns-spanned="1" table:number-rows-spanned="2">
            <text:p>0,265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8" calcext:value-type="float">
            <text:p>8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73" table:formula="of:=[.I9]/([.I9]+[.I10])" office:value-type="float" office:value="0.833333333333333" calcext:value-type="float" table:number-columns-spanned="1" table:number-rows-spanned="2">
            <text:p>0,833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9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9]+[.Q10])/SUM([.P9:.Q10])" office:value-type="float" office:value="0.685714285714286" calcext:value-type="float" table:number-columns-spanned="1" table:number-rows-spanned="2">
            <text:p>0,686</text:p>
          </table:table-cell>
          <table:table-cell table:style-name="ce52" table:formula="of:=1-[.T9]" office:value-type="float" office:value="0.314285714285714" calcext:value-type="float" table:number-columns-spanned="1" table:number-rows-spanned="2">
            <text:p>0,314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2" calcext:value-type="float">
            <text:p>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916666666666667" calcext:value-type="float" table:number-columns-spanned="1" table:number-rows-spanned="2">
            <text:p>0,92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916666666666667" calcext:value-type="float" table:number-columns-spanned="1" table:number-rows-spanned="2">
            <text:p>0,92</text:p>
          </table:table-cell>
          <table:table-cell table:style-name="ce94" office:value-type="float" office:value="0.971428571428571" calcext:value-type="float" table:number-columns-spanned="1" table:number-rows-spanned="2">
            <text:p>0,9714</text:p>
          </table:table-cell>
          <table:table-cell table:style-name="ce58" table:formula="of:=1-[.M11]" office:value-type="float" office:value="0.0285714285714289" calcext:value-type="float" table:number-columns-spanned="1" table:number-rows-spanned="2">
            <text:p>0,0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71" table:formula="of:=[.P11]/([.P11]+[.P12])" office:value-type="float" office:value="0.166666666666667" calcext:value-type="float" table:number-columns-spanned="1" table:number-rows-spanned="2">
            <text:p>0,167</text:p>
          </table:table-cell>
          <table:table-cell table:style-name="ce71" table:formula="of:=([.P11]+[.Q12])/SUM([.P11:.Q12])" office:value-type="float" office:value="0.714285714285714" calcext:value-type="float" table:number-columns-spanned="1" table:number-rows-spanned="2">
            <text:p>0,714</text:p>
          </table:table-cell>
          <table:table-cell table:style-name="ce52" table:formula="of:=1-[.T11]" office:value-type="float" office:value="0.285714285714286" calcext:value-type="float" table:number-columns-spanned="1" table:number-rows-spanned="2">
            <text:p>0,286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2" office:value-type="string" calcext:value-type="string">
            <text:p>0,972</text:p>
          </table:covered-table-cell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73" table:formula="of:=[.B13]/([.B13]+[.B14])" office:value-type="float" office:value="0.916666666666667" calcext:value-type="float" table:number-columns-spanned="1" table:number-rows-spanned="2">
            <text:p>0,917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3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73" table:formula="of:=[.I13]/([.I13]+[.I14])" office:value-type="float" office:value="0.916666666666667" calcext:value-type="float" table:number-columns-spanned="1" table:number-rows-spanned="2">
            <text:p>0,917</text:p>
          </table:table-cell>
          <table:table-cell table:style-name="ce96" office:value-type="float" office:value="0.971428571428571" calcext:value-type="float" table:number-columns-spanned="1" table:number-rows-spanned="2">
            <text:p>0,9714</text:p>
          </table:table-cell>
          <table:table-cell table:style-name="ce52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13]+[.Q14])/SUM([.P13:.Q14])" office:value-type="float" office:value="0.685714285714286" calcext:value-type="float" table:number-columns-spanned="1" table:number-rows-spanned="2">
            <text:p>0,686</text:p>
          </table:table-cell>
          <table:table-cell table:style-name="ce52" table:formula="of:=1-[.T13]" office:value-type="float" office:value="0.314285714285714" calcext:value-type="float" table:number-columns-spanned="1" table:number-rows-spanned="2">
            <text:p>0,314</text:p>
          </table:table-cell>
        </table:table-row>
        <table:table-row table:style-name="ro2">
          <table:covered-table-cell table:style-name="ce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2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71" table:formula="of:=[.B15]/([.B15]+[.B16])" office:value-type="float" office:value="0.833333333333333" calcext:value-type="float" table:number-columns-spanned="1" table:number-rows-spanned="2">
            <text:p>0,833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15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71" table:formula="of:=[.I15]/([.I15]+[.I16])" office:value-type="float" office:value="0.833333333333333" calcext:value-type="float" table:number-columns-spanned="1" table:number-rows-spanned="2">
            <text:p>0,833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15]/ ([.P15]+[.Q15])" office:value-type="float" office:value="0" calcext:value-type="float" table:number-columns-spanned="1" table:number-rows-spanned="2">
            <text:p>0</text:p>
          </table:table-cell>
          <table:table-cell table:style-name="ce37" table:formula="of:=[.P15]/([.P15]+[.P16])" office:value-type="float" office:value="0" calcext:value-type="float" table:number-columns-spanned="1" table:number-rows-spanned="2">
            <text:p>0</text:p>
          </table:table-cell>
          <table:table-cell table:style-name="ce71" table:formula="of:=([.P15]+[.Q16])/SUM([.P15:.Q16])" office:value-type="float" office:value="0.628571428571429" calcext:value-type="float" table:number-columns-spanned="1" table:number-rows-spanned="2">
            <text:p>0,629</text:p>
          </table:table-cell>
          <table:table-cell table:style-name="ce52" table:formula="of:=1-[.T15]" office:value-type="float" office:value="0.371428571428571" calcext:value-type="float" table:number-columns-spanned="1" table:number-rows-spanned="2">
            <text:p>0,371</text:p>
          </table:table-cell>
        </table:table-row>
        <table:table-row table:style-name="ro2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73" table:formula="of:=[.P17]/([.P17]+[.P18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17]+[.Q18])/SUM([.P17:.Q18])" office:value-type="float" office:value="0.694444444444444" calcext:value-type="float" table:number-columns-spanned="1" table:number-rows-spanned="2">
            <text:p>0,694</text:p>
          </table:table-cell>
          <table:table-cell table:style-name="ce52" table:formula="of:=1-[.T17]" office:value-type="float" office:value="0.305555555555556" calcext:value-type="float" table:number-columns-spanned="1" table:number-rows-spanned="2">
            <text:p>0,306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19]/ ([.B19]+[.C19])" office:value-type="float" office:value="0.928571428571429" calcext:value-type="float" table:number-columns-spanned="1" table:number-rows-spanned="2">
            <text:p>0,929</text:p>
          </table:table-cell>
          <table:table-cell table:style-name="ce30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I19]/ ([.I19]+[.J19])" office:value-type="float" office:value="0.923076923076923" calcext:value-type="float" table:number-columns-spanned="1" table:number-rows-spanned="2">
            <text:p>0,923</text:p>
          </table:table-cell>
          <table:table-cell table:style-name="ce71" table:formula="of:=[.I19]/([.I19]+[.I20])" office:value-type="float" office:value="0.923076923076923" calcext:value-type="float" table:number-columns-spanned="1" table:number-rows-spanned="2">
            <text:p>0,923</text:p>
          </table:table-cell>
          <table:table-cell table:style-name="ce94" office:value-type="float" office:value="0.944444444444444" calcext:value-type="float" table:number-columns-spanned="1" table:number-rows-spanned="2">
            <text:p>0,94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9" office:value-type="float" office:value="0" calcext:value-type="float" table:number-columns-spanned="1" table:number-rows-spanned="2">
            <text:p>0</text:p>
          </table:table-cell>
          <table:table-cell table:style-name="ce37" table:formula="of:=[.P19]/([.P19]+[.P20])" office:value-type="float" office:value="0" calcext:value-type="float" table:number-columns-spanned="1" table:number-rows-spanned="2">
            <text:p>0</text:p>
          </table:table-cell>
          <table:table-cell table:style-name="ce71" table:formula="of:=([.P19]+[.Q20])/SUM([.P19:.Q20])" office:value-type="float" office:value="0.638888888888889" calcext:value-type="float" table:number-columns-spanned="1" table:number-rows-spanned="2">
            <text:p>0,639</text:p>
          </table:table-cell>
          <table:table-cell table:style-name="ce52" table:formula="of:=1-[.T19]" office:value-type="float" office:value="0.361111111111111" calcext:value-type="float" table:number-columns-spanned="1" table:number-rows-spanned="2">
            <text:p>0,361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[.B21]/ ([.B21]+[.C21])" office:value-type="float" office:value="0.866666666666667" calcext:value-type="float" table:number-columns-spanned="1" table:number-rows-spanned="2">
            <text:p>0,867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F21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6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[.I21]/ ([.I21]+[.J21])" office:value-type="float" office:value="0.866666666666667" calcext:value-type="float" table:number-columns-spanned="1" table:number-rows-spanned="2">
            <text:p>0,867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96" office:value-type="float" office:value="0.944444444444444" calcext:value-type="float" table:number-columns-spanned="1" table:number-rows-spanned="2">
            <text:p>0,9444</text:p>
          </table:table-cell>
          <table:table-cell table:style-name="ce52" table:formula="of:=1-[.M21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81" table:formula="of:=[.P21]/([.P21]+[.P22])" office:value-type="float" office:value="0.153846153846154" calcext:value-type="float" table:number-columns-spanned="1" table:number-rows-spanned="2">
            <text:p>0,154</text:p>
          </table:table-cell>
          <table:table-cell table:style-name="ce71" table:formula="of:=([.P21]+[.Q22])/SUM([.P21:.Q22])" office:value-type="float" office:value="0.694444444444444" calcext:value-type="float" table:number-columns-spanned="1" table:number-rows-spanned="2">
            <text:p>0,694</text:p>
          </table:table-cell>
          <table:table-cell table:style-name="ce52" table:formula="of:=1-[.T21]" office:value-type="float" office:value="0.305555555555556" calcext:value-type="float" table:number-columns-spanned="1" table:number-rows-spanned="2">
            <text:p>0,306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 table:number-rows-repeated="3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office:value-type="string" calcext:value-type="string">
            <text:p>ALEPH</text:p>
          </table:table-cell>
          <table:table-cell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0</text:p>
          </table:table-cell>
          <table:table-cell table:formula="of:=2*([.B43]*[.C43])/([.B43]+[.C43])" office:value-type="float" office:value="0.956521739130435" calcext:value-type="float">
            <text:p>0,9565217391</text:p>
          </table:table-cell>
          <table:table-cell table:formula="of:=2*([.F43]*[.G43])/([.F43]+[.G43])" office:value-type="float" office:value="0.956521739130435" calcext:value-type="float">
            <text:p>0,9565217391</text:p>
          </table:table-cell>
          <table:table-cell table:formula="of:=2*([.J43]*[.K43])/([.J43]+[.K43])" office:value-type="float" office:value="0.142857142857143" calcext:value-type="float">
            <text:p>0,1428571429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OLD 1</text:p>
          </table:table-cell>
          <table:table-cell table:formula="of:=2*([.B44]*[.C44])/([.B44]+[.C44])" office:value-type="float" office:value="1" calcext:value-type="float">
            <text:p>1</text:p>
          </table:table-cell>
          <table:table-cell table:formula="of:=2*([.F44]*[.G44])/([.F44]+[.G44])" office:value-type="float" office:value="1" calcext:value-type="float">
            <text:p>1</text:p>
          </table:table-cell>
          <table:table-cell table:formula="of:=2*([.J44]*[.K44])/([.J44]+[.K44])" office:value-type="float" office:value="0.133333333333333" calcext:value-type="float">
            <text:p>0,133333333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2</text:p>
          </table:table-cell>
          <table:table-cell table:formula="of:=2*([.B45]*[.C45])/([.B45]+[.C45])" office:value-type="float" office:value="0.916666666666667" calcext:value-type="float">
            <text:p>0,9166666667</text:p>
          </table:table-cell>
          <table:table-cell table:formula="of:=2*([.F45]*[.G45])/([.F45]+[.G45])" office:value-type="float" office:value="0.916666666666667" calcext:value-type="float">
            <text:p>0,9166666667</text:p>
          </table:table-cell>
          <table:table-cell table:formula="of:=2*([.J45]*[.K45])/([.J45]+[.K45])" office:value-type="float" office:value="0.4" calcext:value-type="float">
            <text:p>0,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3</text:p>
          </table:table-cell>
          <table:table-cell table:formula="of:=2*([.B46]*[.C46])/([.B46]+[.C46])" office:value-type="float" office:value="1" calcext:value-type="float">
            <text:p>1</text:p>
          </table:table-cell>
          <table:table-cell table:formula="of:=2*([.F46]*[.G46])/([.F46]+[.G46])" office:value-type="float" office:value="0.909090909090909" calcext:value-type="float">
            <text:p>0,9090909091</text:p>
          </table:table-cell>
          <table:table-cell table:formula="of:=2*([.J46]*[.K46])/([.J46]+[.K46])" office:value-type="float" office:value="0.153846153846154" calcext:value-type="float">
            <text:p>0,15384615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4</text:p>
          </table:table-cell>
          <table:table-cell table:formula="of:=2*([.B47]*[.C47])/([.B47]+[.C47])" office:value-type="float" office:value="0.956521739130435" calcext:value-type="float">
            <text:p>0,9565217391</text:p>
          </table:table-cell>
          <table:table-cell table:formula="of:=2*([.F47]*[.G47])/([.F47]+[.G47])" office:value-type="float" office:value="0.956521739130435" calcext:value-type="float">
            <text:p>0,9565217391</text:p>
          </table:table-cell>
          <table:table-cell table:formula="of:=2*([.J47]*[.K47])/([.J47]+[.K47])" office:value-type="float" office:value="0.285714285714286" calcext:value-type="float">
            <text:p>0,285714285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5</text:p>
          </table:table-cell>
          <table:table-cell table:formula="of:=2*([.B48]*[.C48])/([.B48]+[.C48])" office:value-type="float" office:value="0.956521739130435" calcext:value-type="float">
            <text:p>0,9565217391</text:p>
          </table:table-cell>
          <table:table-cell table:formula="of:=2*([.F48]*[.G48])/([.F48]+[.G48])" office:value-type="float" office:value="0.956521739130435" calcext:value-type="float">
            <text:p>0,9565217391</text:p>
          </table:table-cell>
          <table:table-cell table:formula="of:=2*([.J48]*[.K48])/([.J48]+[.K48])" office:value-type="float" office:value="0.153846153846154" calcext:value-type="float">
            <text:p>0,15384615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6</text:p>
          </table:table-cell>
          <table:table-cell table:formula="of:=2*([.B49]*[.C49])/([.B49]+[.C49])" office:value-type="float" office:value="0.909090909090909" calcext:value-type="float">
            <text:p>0,9090909091</text:p>
          </table:table-cell>
          <table:table-cell table:formula="of:=2*([.F49]*[.G49])/([.F49]+[.G49])" office:value-type="float" office:value="0.909090909090909" calcext:value-type="float">
            <text:p>0,9090909091</text:p>
          </table:table-cell>
          <table:table-cell table:formula="of:=2*([.J49]*[.K49])/([.J49]+[.K4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7</text:p>
          </table:table-cell>
          <table:table-cell table:formula="of:=2*([.B50]*[.C50])/([.B50]+[.C50])" office:value-type="float" office:value="1" calcext:value-type="float">
            <text:p>1</text:p>
          </table:table-cell>
          <table:table-cell table:formula="of:=2*([.F50]*[.G50])/([.F50]+[.G50])" office:value-type="float" office:value="1" calcext:value-type="float">
            <text:p>1</text:p>
          </table:table-cell>
          <table:table-cell table:formula="of:=2*([.J50]*[.K50])/([.J50]+[.K50])" office:value-type="float" office:value="0.153846153846154" calcext:value-type="float">
            <text:p>0,15384615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8</text:p>
          </table:table-cell>
          <table:table-cell table:formula="of:=2*([.B51]*[.C51])/([.B51]+[.C51])" office:value-type="float" office:value="0.962962962962963" calcext:value-type="float">
            <text:p>0,962962963</text:p>
          </table:table-cell>
          <table:table-cell table:formula="of:=2*([.F51]*[.G51])/([.F51]+[.G51])" office:value-type="float" office:value="0.923076923076923" calcext:value-type="float">
            <text:p>0,9230769231</text:p>
          </table:table-cell>
          <table:table-cell table:formula="of:=2*([.J51]*[.K51])/([.J51]+[.K5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formula="of:=2*([.B52]*[.C52])/([.B52]+[.C52])" office:value-type="float" office:value="0.928571428571429" calcext:value-type="float">
            <text:p>0,9285714286</text:p>
          </table:table-cell>
          <table:table-cell table:formula="of:=2*([.F52]*[.G52])/([.F52]+[.G52])" office:value-type="float" office:value="0.928571428571429" calcext:value-type="float">
            <text:p>0,9285714286</text:p>
          </table:table-cell>
          <table:table-cell table:formula="of:=2*([.J52]*[.K52])/([.J52]+[.K52])" office:value-type="float" office:value="0.266666666666667" calcext:value-type="float">
            <text:p>0,2666666667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number-columns-repeated="3"/>
          <table:table-cell table:style-name="ce48"/>
          <table:table-cell table:number-columns-repeated="16"/>
        </table:table-row>
        <table:table-row table:style-name="ro2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85" table:formula="of:=[.D3]" office:value-type="float" office:value="1" calcext:value-type="float">
            <text:p>1,0000</text:p>
          </table:table-cell>
          <table:table-cell table:style-name="ce88" table:formula="of:=[.E3]" office:value-type="float" office:value="0.916666666666667" calcext:value-type="float">
            <text:p>0,9167</text:p>
          </table:table-cell>
          <table:table-cell table:style-name="ce88" table:formula="of:=[.F3]" office:value-type="float" office:value="0.971428571428571" calcext:value-type="float">
            <text:p>0,9714</text:p>
          </table:table-cell>
          <table:table-cell table:style-name="ce90" table:formula="of:=[.G3]" office:value-type="float" office:value="0.0285714285714289" calcext:value-type="float">
            <text:p>0,0286</text:p>
          </table:table-cell>
          <table:table-cell table:style-name="ce88" table:formula="of:=[.K3]" office:value-type="float" office:value="1" calcext:value-type="float">
            <text:p>1,0000</text:p>
          </table:table-cell>
          <table:table-cell table:style-name="ce88" table:formula="of:=[.L3]" office:value-type="float" office:value="0.916666666666667" calcext:value-type="float">
            <text:p>0,9167</text:p>
          </table:table-cell>
          <table:table-cell table:style-name="ce88" table:formula="of:=[.M3]" office:value-type="float" office:value="0.971428571428571" calcext:value-type="float">
            <text:p>0,9714</text:p>
          </table:table-cell>
          <table:table-cell table:style-name="ce88" table:formula="of:=[.N3]" office:value-type="float" office:value="0.0285714285714289" calcext:value-type="float">
            <text:p>0,0286</text:p>
          </table:table-cell>
          <table:table-cell table:style-name="ce85" table:formula="of:=[.R3]" office:value-type="float" office:value="0.5" calcext:value-type="float">
            <text:p>0,5000</text:p>
          </table:table-cell>
          <table:table-cell table:style-name="ce88" table:formula="of:=[.S3]" office:value-type="float" office:value="0.0833333333333333" calcext:value-type="float">
            <text:p>0,0833</text:p>
          </table:table-cell>
          <table:table-cell table:style-name="ce88" table:formula="of:=[.T3]" office:value-type="float" office:value="0.657142857142857" calcext:value-type="float">
            <text:p>0,6571</text:p>
          </table:table-cell>
          <table:table-cell table:style-name="ce90" table:formula="of:=[.U3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85" table:formula="of:=[.D5]" office:value-type="float" office:value="1" calcext:value-type="float">
            <text:p>1,0000</text:p>
          </table:table-cell>
          <table:table-cell table:style-name="ce88" table:formula="of:=[.E5]" office:value-type="float" office:value="1" calcext:value-type="float">
            <text:p>1,0000</text:p>
          </table:table-cell>
          <table:table-cell table:style-name="ce88" table:formula="of:=[.F5]" office:value-type="float" office:value="1" calcext:value-type="float">
            <text:p>1,0000</text:p>
          </table:table-cell>
          <table:table-cell table:style-name="ce90" table:formula="of:=[.G5]" office:value-type="float" office:value="0" calcext:value-type="float">
            <text:p>0,0000</text:p>
          </table:table-cell>
          <table:table-cell table:style-name="ce88" table:formula="of:=[.K5]" office:value-type="float" office:value="1" calcext:value-type="float">
            <text:p>1,0000</text:p>
          </table:table-cell>
          <table:table-cell table:style-name="ce88" table:formula="of:=[.L5]" office:value-type="float" office:value="1" calcext:value-type="float">
            <text:p>1,0000</text:p>
          </table:table-cell>
          <table:table-cell table:style-name="ce88" table:formula="of:=[.M5]" office:value-type="float" office:value="1" calcext:value-type="float">
            <text:p>1,0000</text:p>
          </table:table-cell>
          <table:table-cell table:style-name="ce88" table:formula="of:=[.N5]" office:value-type="float" office:value="0" calcext:value-type="float">
            <text:p>0,0000</text:p>
          </table:table-cell>
          <table:table-cell table:style-name="ce85" table:formula="of:=[.R5]" office:value-type="float" office:value="0.333333333333333" calcext:value-type="float">
            <text:p>0,3333</text:p>
          </table:table-cell>
          <table:table-cell table:style-name="ce88" table:formula="of:=[.S5]" office:value-type="float" office:value="0.0833333333333333" calcext:value-type="float">
            <text:p>0,0833</text:p>
          </table:table-cell>
          <table:table-cell table:style-name="ce88" table:formula="of:=[.T5]" office:value-type="float" office:value="0.628571428571429" calcext:value-type="float">
            <text:p>0,6286</text:p>
          </table:table-cell>
          <table:table-cell table:style-name="ce90" table:formula="of:=[.U5]" office:value-type="float" office:value="0.371428571428571" calcext:value-type="float">
            <text:p>0,37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85" table:formula="of:=[.D7]" office:value-type="float" office:value="0.916666666666667" calcext:value-type="float">
            <text:p>0,9167</text:p>
          </table:table-cell>
          <table:table-cell table:style-name="ce88" table:formula="of:=[.E7]" office:value-type="float" office:value="0.916666666666667" calcext:value-type="float">
            <text:p>0,9167</text:p>
          </table:table-cell>
          <table:table-cell table:style-name="ce88" table:formula="of:=[.F7]" office:value-type="float" office:value="0.942857142857143" calcext:value-type="float">
            <text:p>0,9429</text:p>
          </table:table-cell>
          <table:table-cell table:style-name="ce90" table:formula="of:=[.G7]" office:value-type="float" office:value="0.0571428571428569" calcext:value-type="float">
            <text:p>0,0571</text:p>
          </table:table-cell>
          <table:table-cell table:style-name="ce88" table:formula="of:=[.K7]" office:value-type="float" office:value="0.916666666666667" calcext:value-type="float">
            <text:p>0,9167</text:p>
          </table:table-cell>
          <table:table-cell table:style-name="ce88" table:formula="of:=[.L7]" office:value-type="float" office:value="0.916666666666667" calcext:value-type="float">
            <text:p>0,9167</text:p>
          </table:table-cell>
          <table:table-cell table:style-name="ce88" table:formula="of:=[.M7]" office:value-type="float" office:value="0.942857142857143" calcext:value-type="float">
            <text:p>0,9429</text:p>
          </table:table-cell>
          <table:table-cell table:style-name="ce88" table:formula="of:=[.N7]" office:value-type="float" office:value="0.0571428571428569" calcext:value-type="float">
            <text:p>0,0571</text:p>
          </table:table-cell>
          <table:table-cell table:style-name="ce85" table:formula="of:=[.R7]" office:value-type="float" office:value="0.75" calcext:value-type="float">
            <text:p>0,7500</text:p>
          </table:table-cell>
          <table:table-cell table:style-name="ce88" table:formula="of:=[.S7]" office:value-type="float" office:value="0.272727272727273" calcext:value-type="float">
            <text:p>0,2727</text:p>
          </table:table-cell>
          <table:table-cell table:style-name="ce88" table:formula="of:=[.T7]" office:value-type="float" office:value="0.735294117647059" calcext:value-type="float">
            <text:p>0,7353</text:p>
          </table:table-cell>
          <table:table-cell table:style-name="ce90" table:formula="of:=[.U7]" office:value-type="float" office:value="0.264705882352941" calcext:value-type="float">
            <text:p>0,26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1" calcext:value-type="float">
            <text:p>1,0000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" calcext:value-type="float">
            <text:p>0,000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0.833333333333333" calcext:value-type="float">
            <text:p>0,8333</text:p>
          </table:table-cell>
          <table:table-cell table:style-name="ce88" office:value-type="float" office:value="0.942857142857143" calcext:value-type="float">
            <text:p>0,9429</text:p>
          </table:table-cell>
          <table:table-cell table:style-name="ce88" table:formula="of:=[.N9]" office:value-type="float" office:value="0.0571428571428569" calcext:value-type="float">
            <text:p>0,0571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0833333333333333" calcext:value-type="float">
            <text:p>0,0833</text:p>
          </table:table-cell>
          <table:table-cell table:style-name="ce88" table:formula="of:=[.T9]" office:value-type="float" office:value="0.685714285714286" calcext:value-type="float">
            <text:p>0,6857</text:p>
          </table:table-cell>
          <table:table-cell table:style-name="ce90" table:formula="of:=[.U9]" office:value-type="float" office:value="0.314285714285714" calcext:value-type="float">
            <text:p>0,31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916666666666667" calcext:value-type="float">
            <text:p>0,9167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029" calcext:value-type="float">
            <text:p>0,029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0.916666666666667" calcext:value-type="float">
            <text:p>0,9167</text:p>
          </table:table-cell>
          <table:table-cell table:style-name="ce88" office:value-type="float" office:value="0.971428571428571" calcext:value-type="float">
            <text:p>0,9714</text:p>
          </table:table-cell>
          <table:table-cell table:style-name="ce88" table:formula="of:=[.N11]" office:value-type="float" office:value="0.0285714285714289" calcext:value-type="float">
            <text:p>0,0286</text:p>
          </table:table-cell>
          <table:table-cell table:style-name="ce85" table:formula="of:=[.R11]" office:value-type="float" office:value="1" calcext:value-type="float">
            <text:p>1,0000</text:p>
          </table:table-cell>
          <table:table-cell table:style-name="ce88" table:formula="of:=[.S11]" office:value-type="float" office:value="0.166666666666667" calcext:value-type="float">
            <text:p>0,1667</text:p>
          </table:table-cell>
          <table:table-cell table:style-name="ce88" table:formula="of:=[.T11]" office:value-type="float" office:value="0.714285714285714" calcext:value-type="float">
            <text:p>0,7143</text:p>
          </table:table-cell>
          <table:table-cell table:style-name="ce90" table:formula="of:=[.U11]" office:value-type="float" office:value="0.285714285714286" calcext:value-type="float">
            <text:p>0,285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85" table:formula="of:=[.D13]" office:value-type="float" office:value="1" calcext:value-type="float">
            <text:p>1,0000</text:p>
          </table:table-cell>
          <table:table-cell table:style-name="ce88" table:formula="of:=[.E13]" office:value-type="float" office:value="0.916666666666667" calcext:value-type="float">
            <text:p>0,9167</text:p>
          </table:table-cell>
          <table:table-cell table:style-name="ce88" table:formula="of:=[.F13]" office:value-type="string" office:string-value="0,971" calcext:value-type="string">
            <text:p>0,971</text:p>
          </table:table-cell>
          <table:table-cell table:style-name="ce90" table:formula="of:=[.G13]" office:value-type="float" office:value="0.029" calcext:value-type="float">
            <text:p>0,0290</text:p>
          </table:table-cell>
          <table:table-cell table:style-name="ce88" table:formula="of:=[.K13]" office:value-type="float" office:value="1" calcext:value-type="float">
            <text:p>1,0000</text:p>
          </table:table-cell>
          <table:table-cell table:style-name="ce88" table:formula="of:=[.L13]" office:value-type="float" office:value="0.916666666666667" calcext:value-type="float">
            <text:p>0,9167</text:p>
          </table:table-cell>
          <table:table-cell table:style-name="ce88" table:formula="of:=[.M13]" office:value-type="float" office:value="0.971428571428571" calcext:value-type="float">
            <text:p>0,9714</text:p>
          </table:table-cell>
          <table:table-cell table:style-name="ce88" table:formula="of:=[.N13]" office:value-type="float" office:value="0.0285714285714289" calcext:value-type="float">
            <text:p>0,0286</text:p>
          </table:table-cell>
          <table:table-cell table:style-name="ce85" table:formula="of:=[.R13]" office:value-type="float" office:value="1" calcext:value-type="float">
            <text:p>1,0000</text:p>
          </table:table-cell>
          <table:table-cell table:style-name="ce88" table:formula="of:=[.S13]" office:value-type="float" office:value="0.0833333333333333" calcext:value-type="float">
            <text:p>0,0833</text:p>
          </table:table-cell>
          <table:table-cell table:style-name="ce88" table:formula="of:=[.T13]" office:value-type="float" office:value="0.685714285714286" calcext:value-type="float">
            <text:p>0,6857</text:p>
          </table:table-cell>
          <table:table-cell table:style-name="ce90" table:formula="of:=[.U13]" office:value-type="float" office:value="0.314285714285714" calcext:value-type="float">
            <text:p>0,31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85" table:formula="of:=[.D15]" office:value-type="float" office:value="1" calcext:value-type="float">
            <text:p>1,0000</text:p>
          </table:table-cell>
          <table:table-cell table:style-name="ce88" table:formula="of:=[.E15]" office:value-type="float" office:value="0.833333333333333" calcext:value-type="float">
            <text:p>0,8333</text:p>
          </table:table-cell>
          <table:table-cell table:style-name="ce88" table:formula="of:=[.F15]" office:value-type="float" office:value="0.942857142857143" calcext:value-type="float">
            <text:p>0,9429</text:p>
          </table:table-cell>
          <table:table-cell table:style-name="ce90" table:formula="of:=[.G15]" office:value-type="float" office:value="0.0571428571428569" calcext:value-type="float">
            <text:p>0,0571</text:p>
          </table:table-cell>
          <table:table-cell table:style-name="ce88" table:formula="of:=[.K15]" office:value-type="float" office:value="1" calcext:value-type="float">
            <text:p>1,0000</text:p>
          </table:table-cell>
          <table:table-cell table:style-name="ce88" table:formula="of:=[.L15]" office:value-type="float" office:value="0.833333333333333" calcext:value-type="float">
            <text:p>0,8333</text:p>
          </table:table-cell>
          <table:table-cell table:style-name="ce88" table:formula="of:=[.M15]" office:value-type="float" office:value="0.942857142857143" calcext:value-type="float">
            <text:p>0,9429</text:p>
          </table:table-cell>
          <table:table-cell table:style-name="ce88" table:formula="of:=[.N15]" office:value-type="float" office:value="0.0571428571428569" calcext:value-type="float">
            <text:p>0,0571</text:p>
          </table:table-cell>
          <table:table-cell table:style-name="ce85" table:formula="of:=[.R15]" office:value-type="float" office:value="0" calcext:value-type="float">
            <text:p>0,0000</text:p>
          </table:table-cell>
          <table:table-cell table:style-name="ce88" table:formula="of:=[.S15]" office:value-type="float" office:value="0" calcext:value-type="float">
            <text:p>0,0000</text:p>
          </table:table-cell>
          <table:table-cell table:style-name="ce88" table:formula="of:=[.T15]" office:value-type="float" office:value="0.628571428571429" calcext:value-type="float">
            <text:p>0,6286</text:p>
          </table:table-cell>
          <table:table-cell table:style-name="ce90" table:formula="of:=[.U15]" office:value-type="float" office:value="0.371428571428571" calcext:value-type="float">
            <text:p>0,37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85" table:formula="of:=[.D17]" office:value-type="float" office:value="1" calcext:value-type="float">
            <text:p>1,0000</text:p>
          </table:table-cell>
          <table:table-cell table:style-name="ce88" table:formula="of:=[.E17]" office:value-type="float" office:value="1" calcext:value-type="float">
            <text:p>1,0000</text:p>
          </table:table-cell>
          <table:table-cell table:style-name="ce88" table:formula="of:=[.F17]" office:value-type="float" office:value="1" calcext:value-type="float">
            <text:p>1,0000</text:p>
          </table:table-cell>
          <table:table-cell table:style-name="ce90" table:formula="of:=[.G17]" office:value-type="float" office:value="0" calcext:value-type="float">
            <text:p>0,0000</text:p>
          </table:table-cell>
          <table:table-cell table:style-name="ce88" table:formula="of:=[.K17]" office:value-type="float" office:value="1" calcext:value-type="float">
            <text:p>1,0000</text:p>
          </table:table-cell>
          <table:table-cell table:style-name="ce88" table:formula="of:=[.L17]" office:value-type="float" office:value="1" calcext:value-type="float">
            <text:p>1,0000</text:p>
          </table:table-cell>
          <table:table-cell table:style-name="ce88" table:formula="of:=[.M17]" office:value-type="float" office:value="1" calcext:value-type="float">
            <text:p>1,0000</text:p>
          </table:table-cell>
          <table:table-cell table:style-name="ce88" table:formula="of:=[.N17]" office:value-type="float" office:value="0" calcext:value-type="float">
            <text:p>0,0000</text:p>
          </table:table-cell>
          <table:table-cell table:style-name="ce85" table:formula="of:=[.R17]" office:value-type="float" office:value="1" calcext:value-type="float">
            <text:p>1,0000</text:p>
          </table:table-cell>
          <table:table-cell table:style-name="ce88" table:formula="of:=[.S17]" office:value-type="float" office:value="0.0833333333333333" calcext:value-type="float">
            <text:p>0,0833</text:p>
          </table:table-cell>
          <table:table-cell table:style-name="ce88" table:formula="of:=[.T17]" office:value-type="float" office:value="0.694444444444444" calcext:value-type="float">
            <text:p>0,6944</text:p>
          </table:table-cell>
          <table:table-cell table:style-name="ce90" table:formula="of:=[.U17]" office:value-type="float" office:value="0.305555555555556" calcext:value-type="float">
            <text:p>0,30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8</text:p>
          </table:table-cell>
          <table:table-cell table:style-name="ce85" table:formula="of:=[.D19]" office:value-type="float" office:value="0.928571428571429" calcext:value-type="float">
            <text:p>0,9286</text:p>
          </table:table-cell>
          <table:table-cell table:style-name="ce88" table:formula="of:=[.E19]" office:value-type="float" office:value="1" calcext:value-type="float">
            <text:p>1,0000</text:p>
          </table:table-cell>
          <table:table-cell table:style-name="ce88" table:formula="of:=[.F19]" office:value-type="float" office:value="0.972222222222222" calcext:value-type="float">
            <text:p>0,9722</text:p>
          </table:table-cell>
          <table:table-cell table:style-name="ce90" table:formula="of:=[.G19]" office:value-type="float" office:value="0.0277777777777779" calcext:value-type="float">
            <text:p>0,0278</text:p>
          </table:table-cell>
          <table:table-cell table:style-name="ce88" table:formula="of:=[.K19]" office:value-type="float" office:value="0.923076923076923" calcext:value-type="float">
            <text:p>0,9231</text:p>
          </table:table-cell>
          <table:table-cell table:style-name="ce88" table:formula="of:=[.L19]" office:value-type="float" office:value="0.923076923076923" calcext:value-type="float">
            <text:p>0,9231</text:p>
          </table:table-cell>
          <table:table-cell table:style-name="ce88" table:formula="of:=[.M19]" office:value-type="float" office:value="0.944444444444444" calcext:value-type="float">
            <text:p>0,9444</text:p>
          </table:table-cell>
          <table:table-cell table:style-name="ce88" table:formula="of:=[.N19]" office:value-type="float" office:value="0.0555555555555559" calcext:value-type="float">
            <text:p>0,0556</text:p>
          </table:table-cell>
          <table:table-cell table:style-name="ce85" table:formula="of:=[.R19]" office:value-type="float" office:value="0" calcext:value-type="float">
            <text:p>0,0000</text:p>
          </table:table-cell>
          <table:table-cell table:style-name="ce88" table:formula="of:=[.S19]" office:value-type="float" office:value="0" calcext:value-type="float">
            <text:p>0,0000</text:p>
          </table:table-cell>
          <table:table-cell table:style-name="ce88" table:formula="of:=[.T19]" office:value-type="float" office:value="0.638888888888889" calcext:value-type="float">
            <text:p>0,6389</text:p>
          </table:table-cell>
          <table:table-cell table:style-name="ce90" table:formula="of:=[.U19]" office:value-type="float" office:value="0.361111111111111" calcext:value-type="float">
            <text:p>0,36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0.866666666666667" calcext:value-type="float">
            <text:p>0,8667</text:p>
          </table:table-cell>
          <table:table-cell table:style-name="ce89" table:formula="of:=[.E21]" office:value-type="float" office:value="1" calcext:value-type="float">
            <text:p>1,0000</text:p>
          </table:table-cell>
          <table:table-cell table:style-name="ce89" table:formula="of:=[.F21]" office:value-type="float" office:value="0.944444444444444" calcext:value-type="float">
            <text:p>0,9444</text:p>
          </table:table-cell>
          <table:table-cell table:style-name="ce91" table:formula="of:=[.G21]" office:value-type="float" office:value="0.0555555555555559" calcext:value-type="float">
            <text:p>0,0556</text:p>
          </table:table-cell>
          <table:table-cell table:style-name="ce89" table:formula="of:=[.K21]" office:value-type="float" office:value="0.866666666666667" calcext:value-type="float">
            <text:p>0,8667</text:p>
          </table:table-cell>
          <table:table-cell table:style-name="ce89" table:formula="of:=[.L21]" office:value-type="float" office:value="1" calcext:value-type="float">
            <text:p>1,0000</text:p>
          </table:table-cell>
          <table:table-cell table:style-name="ce89" table:formula="of:=[.M21]" office:value-type="float" office:value="0.944444444444444" calcext:value-type="float">
            <text:p>0,9444</text:p>
          </table:table-cell>
          <table:table-cell table:style-name="ce89" table:formula="of:=[.N21]" office:value-type="float" office:value="0.0555555555555559" calcext:value-type="float">
            <text:p>0,0556</text:p>
          </table:table-cell>
          <table:table-cell table:style-name="ce86" table:formula="of:=[.R21]" office:value-type="float" office:value="1" calcext:value-type="float">
            <text:p>1,0000</text:p>
          </table:table-cell>
          <table:table-cell table:style-name="ce89" table:formula="of:=[.S21]" office:value-type="float" office:value="0.153846153846154" calcext:value-type="float">
            <text:p>0,1538</text:p>
          </table:table-cell>
          <table:table-cell table:style-name="ce89" table:formula="of:=[.T21]" office:value-type="float" office:value="0.694444444444444" calcext:value-type="float">
            <text:p>0,6944</text:p>
          </table:table-cell>
          <table:table-cell table:style-name="ce91" table:formula="of:=[.U21]" office:value-type="float" office:value="0.305555555555556" calcext:value-type="float">
            <text:p>0,3056</text:p>
          </table:table-cell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6cm" svg:height="8.992cm" svg:x="30.882cm" svg:y="11.188cm">
            <draw:object draw:notify-on-update-of-ranges="MLJDISCR.A43:MLJDISCR.A52 MLJDISCR.J41:MLJDISCR.J41 MLJDISCR.J43:MLJDISCR.J52 MLJDISCR.B41:MLJDISCR.B41 MLJDISCR.B43:MLJDISCR.B52 MLJDISCR.F41:MLJDISCR.F41 MLJDISCR.F43:MLJDISCR.F5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6cm" svg:height="8.992cm" svg:x="30.746cm" svg:y="21.187cm">
            <draw:object draw:notify-on-update-of-ranges="MLJDISCR.A43:MLJDISCR.A52 MLJDISCR.J41:MLJDISCR.J41 MLJDISCR.K43:MLJDISCR.K52 MLJDISCR.B41:MLJDISCR.B41 MLJDISCR.C43:MLJDISCR.C52 MLJDISCR.F41:MLJDISCR.F41 MLJDISCR.G43:MLJDISCR.G5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6cm" svg:height="8.992cm" svg:x="48.664cm" svg:y="20.945cm">
            <draw:object draw:notify-on-update-of-ranges="MLJDISCR.A43:MLJDISCR.A52 MLJDISCR.J41:MLJDISCR.J41 MLJDISCR.M43:MLJDISCR.M52 MLJDISCR.B41:MLJDISCR.B41 MLJDISCR.E43:MLJDISCR.E52 MLJDISCR.F41:MLJDISCR.F41 MLJDISCR.I43:MLJDISCR.I5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6cm" svg:height="8.992cm" svg:x="48.904cm" svg:y="11.05cm">
            <draw:object draw:notify-on-update-of-ranges="MLJDISCR.A43:MLJDISCR.A52 MLJDISCR.J41:MLJDISCR.J41 MLJDISCR.L43:MLJDISCR.L52 MLJDISCR.B41:MLJDISCR.B41 MLJDISCR.D43:MLJDISCR.D52 MLJDISCR.F41:MLJDISCR.F41 MLJDISCR.H43:MLJDISCR.H52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16cm" svg:height="8.992cm" svg:x="31.456cm" svg:y="31.547cm">
            <draw:object draw:notify-on-update-of-ranges="SVLN.A43:SVLN.A52 SVLN.J41:SVLN.J41 MLJDISCR.D27:MLJDISCR.D36 SVLN.B41:SVLN.B41 MLJDISCR.B27:MLJDISCR.B36 SVLN.F41:SVLN.F41 MLJDISCR.C27:MLJDISCR.C3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number-columns-repeated="4" table:style-name="ce87"/>
          <table:covered-table-cell table:style-name="ce92"/>
          <table:table-cell table:style-name="ce29"/>
          <table:table-cell table:style-name="ce13" office:value-type="string" calcext:value-type="string" table:number-columns-spanned="6" table:number-rows-spanned="1">
            <text:p>PROGOL</text:p>
          </table:table-cell>
          <table:covered-table-cell table:number-columns-repeated="3" table:style-name="ce93"/>
          <table:covered-table-cell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B3]/ ([.B3]+[.C3])" office:value-type="float" office:value="0.666666666666667" calcext:value-type="float" table:number-columns-spanned="1" table:number-rows-spanned="2">
            <text:p>0,6666666667</text:p>
          </table:table-cell>
          <table:table-cell table:style-name="ce71" table:formula="of:=[.B3]/([.B3]+[.B4])" office:value-type="float" office:value="0.166666666666667" calcext:value-type="float" table:number-columns-spanned="1" table:number-rows-spanned="2">
            <text:p>0,167</text:p>
          </table:table-cell>
          <table:table-cell table:style-name="ce71" office:value-type="float" office:value="0.686" calcext:value-type="float" table:number-columns-spanned="1" table:number-rows-spanned="2">
            <text:p>0,686</text:p>
          </table:table-cell>
          <table:table-cell table:style-name="ce52" table:formula="of:=1-[.F3]" office:value-type="float" office:value="0.314" calcext:value-type="float" table:number-columns-spanned="1" table:number-rows-spanned="2">
            <text:p>0,314</text:p>
          </table:table-cell>
          <table:table-cell table:style-name="ce48"/>
          <table:table-cell table:style-name="ce1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I3]/ ([.I3]+[.J3])" office:value-type="float" office:value="0.666666666666667" calcext:value-type="float" table:number-columns-spanned="1" table:number-rows-spanned="2">
            <text:p>0,6666666667</text:p>
          </table:table-cell>
          <table:table-cell table:style-name="ce71" table:formula="of:=[.I3]/([.I3]+[.I4])" office:value-type="float" office:value="0.166666666666667" calcext:value-type="float" table:number-columns-spanned="1" table:number-rows-spanned="2">
            <text:p>0,167</text:p>
          </table:table-cell>
          <table:table-cell table:style-name="ce94" office:value-type="float" office:value="0.685714285714286" calcext:value-type="float" table:number-columns-spanned="1" table:number-rows-spanned="2">
            <text:p>0,6857</text:p>
          </table:table-cell>
          <table:table-cell table:style-name="ce52" table:formula="of:=1-[.M3]" office:value-type="float" office:value="0.314285714285714" calcext:value-type="float" table:number-columns-spanned="1" table:number-rows-spanned="2">
            <text:p>0,314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65" table:formula="of:=[.P3]/ ([.P3]+[.Q3])" office:value-type="float" office:value="0.857142857142857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1" calcext:value-type="float" table:number-columns-spanned="1" table:number-rows-spanned="2">
            <text:p>1,000</text:p>
          </table:table-cell>
          <table:table-cell table:style-name="ce71" table:formula="of:=([.P3]+[.Q4])/SUM([.P3:.Q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B4]/ ([.B4]+[.C4])" office:value-type="float" office:value="0.3125" calcext:value-type="float">
            <text:p>0,3125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I4]/ ([.I4]+[.J4])" office:value-type="float" office:value="0.3125" calcext:value-type="float">
            <text:p>0,3125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72"/>
          <table:covered-table-cell table:style-name="ce71" table:formula="of:=([.P4]+[.Q5])/SUM([.P4:.Q5])" office:value-type="float" office:value="0" calcext:value-type="float">
            <text:p>0,000</text:p>
          </table:covered-table-cell>
          <table:covered-table-cell table:style-name="ce52" table:formula="of:=1-[.T4]" office:value-type="float" office:value="1" calcext:value-type="float">
            <text:p>1,000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32" table:formula="of:=[.B5]/([.B5]+[.B6])" office:value-type="float" office:value="0" calcext:value-type="float" table:number-columns-spanned="1" table:number-rows-spanned="2">
            <text:p>0</text:p>
          </table:table-cell>
          <table:table-cell table:style-name="ce81" office:value-type="float" office:value="0.657" calcext:value-type="float" table:number-columns-spanned="1" table:number-rows-spanned="2">
            <text:p>0,657</text:p>
          </table:table-cell>
          <table:table-cell table:style-name="ce46" table:formula="of:=1-[.F5]" office:value-type="float" office:value="0.343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32" table:formula="of:=[.I5]/([.I5]+[.I6])" office:value-type="float" office:value="0" calcext:value-type="float" table:number-columns-spanned="1" table:number-rows-spanned="2">
            <text:p>0</text:p>
          </table:table-cell>
          <table:table-cell table:style-name="ce81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M5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97" table:formula="of:=[.P5]/ ([.P5]+[.Q5])" office:value-type="float" office:value="1" calcext:value-type="float" table:number-columns-spanned="1" table:number-rows-spanned="2">
            <text:p>1,00</text:p>
          </table:table-cell>
          <table:table-cell table:style-name="ce73" table:formula="of:=[.P5]/([.P5]+[.P6])" office:value-type="float" office:value="1" calcext:value-type="float" table:number-columns-spanned="1" table:number-rows-spanned="2">
            <text:p>1,000</text:p>
          </table:table-cell>
          <table:table-cell table:style-name="ce71" table:formula="of:=([.P5]+[.Q6])/SUM([.P5:.Q6])" office:value-type="float" office:value="1" calcext:value-type="float" table:number-columns-spanned="1" table:number-rows-spanned="2">
            <text:p>1,000</text:p>
          </table:table-cell>
          <table:table-cell table:style-name="ce52" table:formula="of:=1-[.T5]" office:value-type="float" office:value="0" calcext:value-type="float" table:number-columns-spanned="1" table:number-rows-spanned="2">
            <text:p>0,000</text:p>
          </table:table-cell>
        </table:table-row>
        <table:table-row table:style-name="ro2">
          <table:covered-table-cell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71" table:formula="of:=([.P6]+[.Q7])/SUM([.P6:.Q7])" office:value-type="float" office:value="0.0555555555555556" calcext:value-type="float">
            <text:p>0,056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71" table:formula="of:=[.B7]/([.B7]+[.B8])" office:value-type="float" office:value="0.166666666666667" calcext:value-type="float" table:number-columns-spanned="1" table:number-rows-spanned="2">
            <text:p>0,167</text:p>
          </table:table-cell>
          <table:table-cell table:style-name="ce73" office:value-type="float" office:value="0.714" calcext:value-type="float" table:number-columns-spanned="1" table:number-rows-spanned="2">
            <text:p>0,714</text:p>
          </table:table-cell>
          <table:table-cell table:style-name="ce52" table:formula="of:=1-[.F7]" office:value-type="float" office:value="0.286" calcext:value-type="float" table:number-columns-spanned="1" table:number-rows-spanned="2">
            <text:p>0,286</text:p>
          </table:table-cell>
          <table:table-cell table:style-name="ce48"/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71" table:formula="of:=[.I7]/([.I7]+[.I8])" office:value-type="float" office:value="0.166666666666667" calcext:value-type="float" table:number-columns-spanned="1" table:number-rows-spanned="2">
            <text:p>0,167</text:p>
          </table:table-cell>
          <table:table-cell table:style-name="ce73" office:value-type="float" office:value="0.714285714285714" calcext:value-type="float" table:number-columns-spanned="1" table:number-rows-spanned="2">
            <text:p>0,714</text:p>
          </table:table-cell>
          <table:table-cell table:style-name="ce52" table:formula="of:=1-[.M7]" office:value-type="float" office:value="0.285714285714286" calcext:value-type="float" table:number-columns-spanned="1" table:number-rows-spanned="2">
            <text:p>0,286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79" table:formula="of:=[.P7]/ ([.P7]+[.Q7])" office:value-type="float" office:value="0.846153846153846" calcext:value-type="float" table:number-columns-spanned="1" table:number-rows-spanned="2">
            <text:p>0,8461538462</text:p>
          </table:table-cell>
          <table:table-cell table:style-name="ce71" table:formula="of:=[.P7]/([.P7]+[.P8])" office:value-type="float" office:value="1" calcext:value-type="float" table:number-columns-spanned="1" table:number-rows-spanned="2">
            <text:p>1,000</text:p>
          </table:table-cell>
          <table:table-cell table:style-name="ce71" table:formula="of:=([.P7]+[.Q8])/SUM([.P7:.Q8])" office:value-type="float" office:value="0.941176470588235" calcext:value-type="float" table:number-columns-spanned="1" table:number-rows-spanned="2">
            <text:p>0,941</text:p>
          </table:table-cell>
          <table:table-cell table:style-name="ce52" table:formula="of:=1-[.T7]" office:value-type="float" office:value="0.0588235294117647" calcext:value-type="float" table:number-columns-spanned="1" table:number-rows-spanned="2">
            <text:p>0,059</text:p>
          </table:table-cell>
        </table:table-row>
        <table:table-row table:style-name="ro2">
          <table:covered-table-cell table:style-name="ce5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0.166666666666667" calcext:value-type="float" table:number-columns-spanned="1" table:number-rows-spanned="2">
            <text:p>0,1666666667</text:p>
          </table:table-cell>
          <table:table-cell table:style-name="ce73" office:value-type="float" office:value="0.714" calcext:value-type="float" table:number-columns-spanned="1" table:number-rows-spanned="2">
            <text:p>0,714</text:p>
          </table:table-cell>
          <table:table-cell table:style-name="ce46" table:formula="of:=1-[.F9]" office:value-type="float" office:value="0.286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73" table:formula="of:=[.I9]/([.I9]+[.I10])" office:value-type="float" office:value="0.166666666666667" calcext:value-type="float" table:number-columns-spanned="1" table:number-rows-spanned="2">
            <text:p>0,167</text:p>
          </table:table-cell>
          <table:table-cell table:style-name="ce73" office:value-type="float" office:value="0.714285714285714" calcext:value-type="float" table:number-columns-spanned="1" table:number-rows-spanned="2">
            <text:p>0,714</text:p>
          </table:table-cell>
          <table:table-cell table:style-name="ce52" table:formula="of:=1-[.M9]" office:value-type="float" office:value="0.285714285714286" calcext:value-type="float" table:number-columns-spanned="1" table:number-rows-spanned="2">
            <text:p>0,286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0833333333333333" calcext:value-type="float" table:number-columns-spanned="1" table:number-rows-spanned="2">
            <text:p>0,08</text:p>
          </table:table-cell>
          <table:table-cell table:style-name="ce42" office:value-type="string" calcext:value-type="string" table:number-columns-spanned="1" table:number-rows-spanned="2">
            <text:p>0,686</text:p>
          </table:table-cell>
          <table:table-cell table:style-name="ce52" table:formula="of:=1-[.F11]" office:value-type="float" office:value="0.314" calcext:value-type="float" table:number-columns-spanned="1" table:number-rows-spanned="2">
            <text:p>0,314</text:p>
          </table:table-cell>
          <table:table-cell table:style-name="ce55"/>
          <table:table-cell table:style-name="ce1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0833333333333333" calcext:value-type="float" table:number-columns-spanned="1" table:number-rows-spanned="2">
            <text:p>0,08</text:p>
          </table:table-cell>
          <table:table-cell table:style-name="ce71" office:value-type="float" office:value="0.685714285714286" calcext:value-type="float" table:number-columns-spanned="1" table:number-rows-spanned="2">
            <text:p>0,686</text:p>
          </table:table-cell>
          <table:table-cell table:style-name="ce58" table:formula="of:=1-[.M11]" office:value-type="float" office:value="0.314285714285714" calcext:value-type="float" table:number-columns-spanned="1" table:number-rows-spanned="2">
            <text:p>0,31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71" table:formula="of:=[.P11]/([.P11]+[.P12])" office:value-type="float" office:value="1" calcext:value-type="float" table:number-columns-spanned="1" table:number-rows-spanned="2">
            <text:p>1,000</text:p>
          </table:table-cell>
          <table:table-cell table:style-name="ce71" table:formula="of:=([.P11]+[.Q12])/SUM([.P11:.Q12])" office:value-type="float" office:value="1" calcext:value-type="float" table:number-columns-spanned="1" table:number-rows-spanned="2">
            <text:p>1,000</text:p>
          </table:table-cell>
          <table:table-cell table:style-name="ce52" table:formula="of:=1-[.T11]" office:value-type="float" office:value="0" calcext:value-type="float" table:number-columns-spanned="1" table:number-rows-spanned="2">
            <text:p>0,000</text:p>
          </table:table-cell>
        </table:table-row>
        <table:table-row table:style-name="ro2">
          <table:covered-table-cell table:style-name="ce5"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2" office:value-type="string" calcext:value-type="string">
            <text:p>0,972</text:p>
          </table:covered-table-cell>
          <table:covered-table-cell table:style-name="ce53"/>
          <table:table-cell table:style-name="ce36"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73" table:formula="of:=[.B13]/([.B13]+[.B14])" office:value-type="float" office:value="0" calcext:value-type="float" table:number-columns-spanned="1" table:number-rows-spanned="2">
            <text:p>0,000</text:p>
          </table:table-cell>
          <table:table-cell table:style-name="ce81" office:value-type="float" office:value="0.657" calcext:value-type="float" table:number-columns-spanned="1" table:number-rows-spanned="2">
            <text:p>0,657</text:p>
          </table:table-cell>
          <table:table-cell table:style-name="ce52" table:formula="of:=1-[.F13]" office:value-type="float" office:value="0.343" calcext:value-type="float" table:number-columns-spanned="1" table:number-rows-spanned="2">
            <text:p>0,343</text:p>
          </table:table-cell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73" table:formula="of:=[.I13]/([.I13]+[.I14])" office:value-type="float" office:value="0" calcext:value-type="float" table:number-columns-spanned="1" table:number-rows-spanned="2">
            <text:p>0,000</text:p>
          </table:table-cell>
          <table:table-cell table:style-name="ce81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M13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3" calcext:value-type="float">
            <text:p>3</text:p>
          </table:table-cell>
          <table:table-cell table:style-name="ce67" table:formula="of:=[.P13]/ ([.P13]+[.Q13])" office:value-type="float" office:value="0.8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1" calcext:value-type="float" table:number-columns-spanned="1" table:number-rows-spanned="2">
            <text:p>1,000</text:p>
          </table:table-cell>
          <table:table-cell table:style-name="ce71" table:formula="of:=([.P13]+[.Q14])/SUM([.P13:.Q14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13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6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2"/>
          <table:covered-table-cell table:style-name="ce51"/>
          <table:table-cell table:style-name="ce49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0" calcext:value-type="float">
            <text:p>20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79" table:formula="of:=[.B15]/ ([.B15]+[.C15])" office:value-type="float" office:value="0.6" calcext:value-type="float" table:number-columns-spanned="1" table:number-rows-spanned="2">
            <text:p>0,6</text:p>
          </table:table-cell>
          <table:table-cell table:style-name="ce71" table:formula="of:=[.B15]/([.B15]+[.B16])" office:value-type="float" office:value="0.25" calcext:value-type="float" table:number-columns-spanned="1" table:number-rows-spanned="2">
            <text:p>0,250</text:p>
          </table:table-cell>
          <table:table-cell table:style-name="ce73" office:value-type="float" office:value="0.6857" calcext:value-type="float" table:number-columns-spanned="1" table:number-rows-spanned="2">
            <text:p>0,686</text:p>
          </table:table-cell>
          <table:table-cell table:style-name="ce52" table:formula="of:=1-[.F15]" office:value-type="float" office:value="0.3143" calcext:value-type="float" table:number-columns-spanned="1" table:number-rows-spanned="2">
            <text:p>0,314</text:p>
          </table:table-cell>
          <table:table-cell table:style-name="ce48"/>
          <table:table-cell table:style-name="ce1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79" table:formula="of:=[.I15]/ ([.I15]+[.J15])" office:value-type="float" office:value="0.6" calcext:value-type="float" table:number-columns-spanned="1" table:number-rows-spanned="2">
            <text:p>0,6</text:p>
          </table:table-cell>
          <table:table-cell table:style-name="ce71" table:formula="of:=[.I15]/([.I15]+[.I16])" office:value-type="float" office:value="0.25" calcext:value-type="float" table:number-columns-spanned="1" table:number-rows-spanned="2">
            <text:p>0,250</text:p>
          </table:table-cell>
          <table:table-cell table:style-name="ce73" office:value-type="float" office:value="0.685714285714286" calcext:value-type="float" table:number-columns-spanned="1" table:number-rows-spanned="2">
            <text:p>0,686</text:p>
          </table:table-cell>
          <table:table-cell table:style-name="ce52" table:formula="of:=1-[.M15]" office:value-type="float" office:value="0.314285714285714" calcext:value-type="float" table:number-columns-spanned="1" table:number-rows-spanned="2">
            <text:p>0,314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37" table:formula="of:=[.P15]/([.P15]+[.P16])" office:value-type="float" office:value="0.75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0625" calcext:value-type="float" table:number-columns-spanned="1" table:number-rows-spanned="2">
            <text:p>0,906</text:p>
          </table:table-cell>
          <table:table-cell table:style-name="ce52" table:formula="of:=1-[.T15]" office:value-type="float" office:value="0.09375" calcext:value-type="float" table:number-columns-spanned="1" table:number-rows-spanned="2">
            <text:p>0,094</text:p>
          </table:table-cell>
        </table:table-row>
        <table:table-row table:style-name="ro2">
          <table:covered-table-cell table:style-name="ce5"/>
          <table:table-cell table:style-name="ce15" office:value-type="float" office:value="9" calcext:value-type="float">
            <text:p>9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9" calcext:value-type="float">
            <text:p>9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3" calcext:value-type="float">
            <text:p>3</text:p>
          </table:table-cell>
          <table:table-cell table:style-name="ce22" office:value-type="float" office:value="20" calcext:value-type="float">
            <text:p>20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0.0833333333333333" calcext:value-type="float" table:number-columns-spanned="1" table:number-rows-spanned="2">
            <text:p>0,0833333333</text:p>
          </table:table-cell>
          <table:table-cell table:style-name="ce46" office:value-type="float" office:value="0.694" calcext:value-type="float" table:number-columns-spanned="1" table:number-rows-spanned="2">
            <text:p>1</text:p>
          </table:table-cell>
          <table:table-cell table:style-name="ce54" table:formula="of:=1-[.F17]" office:value-type="float" office:value="0.306" calcext:value-type="float" table:number-columns-spanned="1" table:number-rows-spanned="2">
            <text:p>0,306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0.0833333333333333" calcext:value-type="float" table:number-columns-spanned="1" table:number-rows-spanned="2">
            <text:p>0,0833333333</text:p>
          </table:table-cell>
          <table:table-cell table:style-name="ce52" office:value-type="float" office:value="0.694444444444444" calcext:value-type="float" table:number-columns-spanned="1" table:number-rows-spanned="2">
            <text:p>0,694</text:p>
          </table:table-cell>
          <table:table-cell table:style-name="ce52" table:formula="of:=1-[.M17]" office:value-type="float" office:value="0.305555555555556" calcext:value-type="float" table:number-columns-spanned="1" table:number-rows-spanned="2">
            <text:p>0,306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73" table:formula="of:=[.P17]/([.P17]+[.P18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([.P17]+[.Q18])/SUM([.P17:.Q18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7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0" office:value-type="float" office:value="0" calcext:value-type="float" table:number-columns-spanned="1" table:number-rows-spanned="2">
            <text:p>0,000</text:p>
          </table:table-cell>
          <table:table-cell table:style-name="ce30" table:formula="of:=[.B19]/([.B19]+[.B20])" office:value-type="float" office:value="0" calcext:value-type="float" table:number-columns-spanned="1" table:number-rows-spanned="2">
            <text:p>0</text:p>
          </table:table-cell>
          <table:table-cell table:style-name="ce71" office:value-type="float" office:value="0.6388" calcext:value-type="float" table:number-columns-spanned="1" table:number-rows-spanned="2">
            <text:p>0,639</text:p>
          </table:table-cell>
          <table:table-cell table:style-name="ce52" table:formula="of:=1-[.F19]" office:value-type="float" office:value="0.3612" calcext:value-type="float" table:number-columns-spanned="1" table:number-rows-spanned="2">
            <text:p>0,361</text:p>
          </table:table-cell>
          <table:table-cell table:style-name="ce48"/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0" office:value-type="float" office:value="0" calcext:value-type="float" table:number-columns-spanned="1" table:number-rows-spanned="2">
            <text:p>0,000</text:p>
          </table:table-cell>
          <table:table-cell table:style-name="ce71" table:formula="of:=[.I19]/([.I19]+[.I20])" office:value-type="float" office:value="0" calcext:value-type="float" table:number-columns-spanned="1" table:number-rows-spanned="2">
            <text:p>0,000</text:p>
          </table:table-cell>
          <table:table-cell table:style-name="ce71" office:value-type="float" office:value="0.638888888888889" calcext:value-type="float" table:number-columns-spanned="1" table:number-rows-spanned="2">
            <text:p>0,639</text:p>
          </table:table-cell>
          <table:table-cell table:style-name="ce52" table:formula="of:=1-[.M19]" office:value-type="float" office:value="0.361111111111111" calcext:value-type="float" table:number-columns-spanned="1" table:number-rows-spanned="2">
            <text:p>0,361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19]/ ([.P19]+[.Q19])" office:value-type="float" office:value="0.923076923076923" calcext:value-type="float" table:number-columns-spanned="1" table:number-rows-spanned="2">
            <text:p>0,9230769231</text:p>
          </table:table-cell>
          <table:table-cell table:style-name="ce37" table:formula="of:=[.P19]/([.P19]+[.P20])" office:value-type="float" office:value="0.923076923076923" calcext:value-type="float" table:number-columns-spanned="1" table:number-rows-spanned="2">
            <text:p>1</text:p>
          </table:table-cell>
          <table:table-cell table:style-name="ce71" table:formula="of:=([.P19]+[.Q20])/SUM([.P19:.Q20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9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3"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B21]/ ([.B21]+[.C21])" office:value-type="float" office:value="1" calcext:value-type="float" table:number-columns-spanned="1" table:number-rows-spanned="2">
            <text:p>1,000</text:p>
          </table:table-cell>
          <table:table-cell table:style-name="ce35" table:formula="of:=[.B21]/([.B21]+[.B22])" office:value-type="float" office:value="0.0769230769230769" calcext:value-type="float" table:number-columns-spanned="1" table:number-rows-spanned="2">
            <text:p>0,0769230769</text:p>
          </table:table-cell>
          <table:table-cell table:style-name="ce81" office:value-type="float" office:value="0.667" calcext:value-type="float" table:number-columns-spanned="1" table:number-rows-spanned="2">
            <text:p>0,667</text:p>
          </table:table-cell>
          <table:table-cell table:style-name="ce52" table:formula="of:=1-[.F21]" office:value-type="float" office:value="0.333" calcext:value-type="float" table:number-columns-spanned="1" table:number-rows-spanned="2">
            <text:p>0,333</text:p>
          </table:table-cell>
          <table:table-cell table:style-name="ce48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0.0769230769230769" calcext:value-type="float" table:number-columns-spanned="1" table:number-rows-spanned="2">
            <text:p>0,0769230769</text:p>
          </table:table-cell>
          <table:table-cell table:style-name="ce81" office:value-type="float" office:value="0.666666666666667" calcext:value-type="float" table:number-columns-spanned="1" table:number-rows-spanned="2">
            <text:p>0,667</text:p>
          </table:table-cell>
          <table:table-cell table:style-name="ce52" table:formula="of:=1-[.M21]" office:value-type="float" office:value="0.333333333333333" calcext:value-type="float" table:number-columns-spanned="1" table:number-rows-spanned="2">
            <text:p>0,333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6" table:formula="of:=[.P21]/ ([.P21]+[.Q21])" office:value-type="float" office:value="0.916666666666667" calcext:value-type="float" table:number-columns-spanned="1" table:number-rows-spanned="2">
            <text:p>1</text:p>
          </table:table-cell>
          <table:table-cell table:style-name="ce81" table:formula="of:=[.P21]/([.P21]+[.P22])" office:value-type="float" office:value="0.846153846153846" calcext:value-type="float" table:number-columns-spanned="1" table:number-rows-spanned="2">
            <text:p>0,846</text:p>
          </table:table-cell>
          <table:table-cell table:style-name="ce71" table:formula="of:=([.P21]+[.Q22])/SUM([.P21:.Q22])" office:value-type="float" office:value="0.916666666666667" calcext:value-type="float" table:number-columns-spanned="1" table:number-rows-spanned="2">
            <text:p>0,917</text:p>
          </table:table-cell>
          <table:table-cell table:style-name="ce52" table:formula="of:=1-[.T21]" office:value-type="float" office:value="0.0833333333333334" calcext:value-type="float" table:number-columns-spanned="1" table:number-rows-spanned="2">
            <text:p>0,083</text:p>
          </table:table-cell>
        </table:table-row>
        <table:table-row table:style-name="ro2">
          <table:covered-table-cell table:style-name="ce5"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 table:number-rows-repeated="3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office:value-type="string" calcext:value-type="string">
            <text:p>ALEPH</text:p>
          </table:table-cell>
          <table:table-cell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0</text:p>
          </table:table-cell>
          <table:table-cell table:formula="of:=2*([.B43]*[.C43])/([.B43]+[.C43])" office:value-type="float" office:value="0.266666666666667" calcext:value-type="float">
            <text:p>0,2666666667</text:p>
          </table:table-cell>
          <table:table-cell table:formula="of:=2*([.F43]*[.G43])/([.F43]+[.G43])" office:value-type="float" office:value="0.266666666666667" calcext:value-type="float">
            <text:p>0,2666666667</text:p>
          </table:table-cell>
          <table:table-cell table:formula="of:=2*([.J43]*[.K43])/([.J43]+[.K43])" office:value-type="float" office:value="0.923076923076923" calcext:value-type="float">
            <text:p>0,9230769231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OLD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J44]*[.K44])/([.J44]+[.K44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2</text:p>
          </table:table-cell>
          <table:table-cell table:formula="of:=2*([.B45]*[.C45])/([.B45]+[.C45])" office:value-type="float" office:value="0.285714285714286" calcext:value-type="float">
            <text:p>0,2857142857</text:p>
          </table:table-cell>
          <table:table-cell table:formula="of:=2*([.F45]*[.G45])/([.F45]+[.G45])" office:value-type="float" office:value="0.285714285714286" calcext:value-type="float">
            <text:p>0,2857142857</text:p>
          </table:table-cell>
          <table:table-cell table:formula="of:=2*([.J45]*[.K45])/([.J45]+[.K45])" office:value-type="float" office:value="0.916666666666667" calcext:value-type="float">
            <text:p>0,916666666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3</text:p>
          </table:table-cell>
          <table:table-cell table:formula="of:=2*([.B46]*[.C46])/([.B46]+[.C46])" office:value-type="float" office:value="0.285714285714286" calcext:value-type="float">
            <text:p>0,2857142857</text:p>
          </table:table-cell>
          <table:table-cell table:formula="of:=2*([.F46]*[.G46])/([.F46]+[.G46])" office:value-type="float" office:value="0.285714285714286" calcext:value-type="float">
            <text:p>0,2857142857</text:p>
          </table:table-cell>
          <table:table-cell table:formula="of:=2*([.J46]*[.K46])/([.J46]+[.K46])" office:value-type="float" office:value="0.956521739130435" calcext:value-type="float">
            <text:p>0,95652173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4</text:p>
          </table:table-cell>
          <table:table-cell table:formula="of:=2*([.B47]*[.C47])/([.B47]+[.C47])" office:value-type="float" office:value="0.153846153846154" calcext:value-type="float">
            <text:p>0,1538461538</text:p>
          </table:table-cell>
          <table:table-cell table:formula="of:=2*([.F47]*[.G47])/([.F47]+[.G47])" office:value-type="float" office:value="0.153846153846154" calcext:value-type="float">
            <text:p>0,1538461538</text:p>
          </table:table-cell>
          <table:table-cell table:formula="of:=2*([.J47]*[.K47])/([.J47]+[.K4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J48]*[.K48])/([.J48]+[.K48])" office:value-type="float" office:value="0.888888888888889" calcext:value-type="float">
            <text:p>0,888888888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6</text:p>
          </table:table-cell>
          <table:table-cell table:formula="of:=2*([.B49]*[.C49])/([.B49]+[.C49])" office:value-type="float" office:value="0.352941176470588" calcext:value-type="float">
            <text:p>0,3529411765</text:p>
          </table:table-cell>
          <table:table-cell table:formula="of:=2*([.F49]*[.G49])/([.F49]+[.G49])" office:value-type="float" office:value="0.352941176470588" calcext:value-type="float">
            <text:p>0,3529411765</text:p>
          </table:table-cell>
          <table:table-cell table:formula="of:=2*([.J49]*[.K49])/([.J49]+[.K49])" office:value-type="float" office:value="0.857142857142857" calcext:value-type="float">
            <text:p>0,85714285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7</text:p>
          </table:table-cell>
          <table:table-cell table:formula="of:=2*([.B50]*[.C50])/([.B50]+[.C50])" office:value-type="float" office:value="0.153846153846154" calcext:value-type="float">
            <text:p>0,1538461538</text:p>
          </table:table-cell>
          <table:table-cell table:formula="of:=2*([.F50]*[.G50])/([.F50]+[.G50])" office:value-type="float" office:value="0.153846153846154" calcext:value-type="float">
            <text:p>0,1538461538</text:p>
          </table:table-cell>
          <table:table-cell table:formula="of:=2*([.J50]*[.K50])/([.J50]+[.K50])" office:value-type="float" office:value="0.956521739130435" calcext:value-type="float">
            <text:p>0,95652173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J51]*[.K51])/([.J51]+[.K51])" office:value-type="float" office:value="0.923076923076923" calcext:value-type="float">
            <text:p>0,9230769231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formula="of:=2*([.B52]*[.C52])/([.B52]+[.C52])" office:value-type="float" office:value="0.142857142857143" calcext:value-type="float">
            <text:p>0,1428571429</text:p>
          </table:table-cell>
          <table:table-cell table:formula="of:=2*([.F52]*[.G52])/([.F52]+[.G52])" office:value-type="float" office:value="0.142857142857143" calcext:value-type="float">
            <text:p>0,1428571429</text:p>
          </table:table-cell>
          <table:table-cell table:formula="of:=2*([.J52]*[.K52])/([.J52]+[.K52])" office:value-type="float" office:value="0.88" calcext:value-type="float">
            <text:p>0,88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number-columns-repeated="3"/>
          <table:table-cell table:style-name="ce48"/>
          <table:table-cell table:number-columns-repeated="16"/>
        </table:table-row>
        <table:table-row table:style-name="ro2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85" table:formula="of:=[.D3]" office:value-type="float" office:value="0.666666666666667" calcext:value-type="float">
            <text:p>0,6667</text:p>
          </table:table-cell>
          <table:table-cell table:style-name="ce88" table:formula="of:=[.E3]" office:value-type="float" office:value="0.166666666666667" calcext:value-type="float">
            <text:p>0,1667</text:p>
          </table:table-cell>
          <table:table-cell table:style-name="ce88" table:formula="of:=[.F3]" office:value-type="float" office:value="0.686" calcext:value-type="float">
            <text:p>0,6860</text:p>
          </table:table-cell>
          <table:table-cell table:style-name="ce90" table:formula="of:=[.G3]" office:value-type="float" office:value="0.314" calcext:value-type="float">
            <text:p>0,3140</text:p>
          </table:table-cell>
          <table:table-cell table:style-name="ce88" table:formula="of:=[.K3]" office:value-type="float" office:value="0.666666666666667" calcext:value-type="float">
            <text:p>0,6667</text:p>
          </table:table-cell>
          <table:table-cell table:style-name="ce88" table:formula="of:=[.L3]" office:value-type="float" office:value="0.166666666666667" calcext:value-type="float">
            <text:p>0,1667</text:p>
          </table:table-cell>
          <table:table-cell table:style-name="ce88" table:formula="of:=[.M3]" office:value-type="float" office:value="0.685714285714286" calcext:value-type="float">
            <text:p>0,6857</text:p>
          </table:table-cell>
          <table:table-cell table:style-name="ce88" table:formula="of:=[.N3]" office:value-type="float" office:value="0.314285714285714" calcext:value-type="float">
            <text:p>0,3143</text:p>
          </table:table-cell>
          <table:table-cell table:style-name="ce85" table:formula="of:=[.R3]" office:value-type="float" office:value="0.857142857142857" calcext:value-type="float">
            <text:p>0,8571</text:p>
          </table:table-cell>
          <table:table-cell table:style-name="ce88" table:formula="of:=[.S3]" office:value-type="float" office:value="1" calcext:value-type="float">
            <text:p>1,0000</text:p>
          </table:table-cell>
          <table:table-cell table:style-name="ce88" table:formula="of:=[.T3]" office:value-type="float" office:value="0.942857142857143" calcext:value-type="float">
            <text:p>0,9429</text:p>
          </table:table-cell>
          <table:table-cell table:style-name="ce90" table:formula="of:=[.U3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85" table:formula="of:=[.D5]" office:value-type="float" office:value="0" calcext:value-type="float">
            <text:p>0,0000</text:p>
          </table:table-cell>
          <table:table-cell table:style-name="ce88" table:formula="of:=[.E5]" office:value-type="float" office:value="0" calcext:value-type="float">
            <text:p>0,0000</text:p>
          </table:table-cell>
          <table:table-cell table:style-name="ce88" table:formula="of:=[.F5]" office:value-type="float" office:value="0.657" calcext:value-type="float">
            <text:p>0,6570</text:p>
          </table:table-cell>
          <table:table-cell table:style-name="ce90" table:formula="of:=[.G5]" office:value-type="float" office:value="0.343" calcext:value-type="float">
            <text:p>0,3430</text:p>
          </table:table-cell>
          <table:table-cell table:style-name="ce88" table:formula="of:=[.K5]" office:value-type="float" office:value="0" calcext:value-type="float">
            <text:p>0,0000</text:p>
          </table:table-cell>
          <table:table-cell table:style-name="ce88" table:formula="of:=[.L5]" office:value-type="float" office:value="0" calcext:value-type="float">
            <text:p>0,0000</text:p>
          </table:table-cell>
          <table:table-cell table:style-name="ce88" table:formula="of:=[.M5]" office:value-type="float" office:value="0.657142857142857" calcext:value-type="float">
            <text:p>0,6571</text:p>
          </table:table-cell>
          <table:table-cell table:style-name="ce88" table:formula="of:=[.N5]" office:value-type="float" office:value="0.342857142857143" calcext:value-type="float">
            <text:p>0,3429</text:p>
          </table:table-cell>
          <table:table-cell table:style-name="ce85" table:formula="of:=[.R5]" office:value-type="float" office:value="1" calcext:value-type="float">
            <text:p>1,0000</text:p>
          </table:table-cell>
          <table:table-cell table:style-name="ce88" table:formula="of:=[.S5]" office:value-type="float" office:value="1" calcext:value-type="float">
            <text:p>1,0000</text:p>
          </table:table-cell>
          <table:table-cell table:style-name="ce88" table:formula="of:=[.T5]" office:value-type="float" office:value="1" calcext:value-type="float">
            <text:p>1,0000</text:p>
          </table:table-cell>
          <table:table-cell table:style-name="ce90" table:formula="of:=[.U5]" office:value-type="float" office:value="0" calcext:value-type="float">
            <text:p>0,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85" table:formula="of:=[.D7]" office:value-type="float" office:value="1" calcext:value-type="float">
            <text:p>1,0000</text:p>
          </table:table-cell>
          <table:table-cell table:style-name="ce88" table:formula="of:=[.E7]" office:value-type="float" office:value="0.166666666666667" calcext:value-type="float">
            <text:p>0,1667</text:p>
          </table:table-cell>
          <table:table-cell table:style-name="ce88" table:formula="of:=[.F7]" office:value-type="float" office:value="0.714" calcext:value-type="float">
            <text:p>0,7140</text:p>
          </table:table-cell>
          <table:table-cell table:style-name="ce90" table:formula="of:=[.G7]" office:value-type="float" office:value="0.286" calcext:value-type="float">
            <text:p>0,2860</text:p>
          </table:table-cell>
          <table:table-cell table:style-name="ce88" table:formula="of:=[.K7]" office:value-type="float" office:value="1" calcext:value-type="float">
            <text:p>1,0000</text:p>
          </table:table-cell>
          <table:table-cell table:style-name="ce88" table:formula="of:=[.L7]" office:value-type="float" office:value="0.166666666666667" calcext:value-type="float">
            <text:p>0,1667</text:p>
          </table:table-cell>
          <table:table-cell table:style-name="ce88" table:formula="of:=[.M7]" office:value-type="float" office:value="0.714285714285714" calcext:value-type="float">
            <text:p>0,7143</text:p>
          </table:table-cell>
          <table:table-cell table:style-name="ce88" table:formula="of:=[.N7]" office:value-type="float" office:value="0.285714285714286" calcext:value-type="float">
            <text:p>0,2857</text:p>
          </table:table-cell>
          <table:table-cell table:style-name="ce85" table:formula="of:=[.R7]" office:value-type="float" office:value="0.846153846153846" calcext:value-type="float">
            <text:p>0,8462</text:p>
          </table:table-cell>
          <table:table-cell table:style-name="ce88" table:formula="of:=[.S7]" office:value-type="float" office:value="1" calcext:value-type="float">
            <text:p>1,0000</text:p>
          </table:table-cell>
          <table:table-cell table:style-name="ce88" table:formula="of:=[.T7]" office:value-type="float" office:value="0.941176470588235" calcext:value-type="float">
            <text:p>0,9412</text:p>
          </table:table-cell>
          <table:table-cell table:style-name="ce90" table:formula="of:=[.U7]" office:value-type="float" office:value="0.0588235294117647" calcext:value-type="float">
            <text:p>0,05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0.166666666666667" calcext:value-type="float">
            <text:p>0,1667</text:p>
          </table:table-cell>
          <table:table-cell table:style-name="ce98" office:value-type="float" office:value="1" calcext:value-type="float">
            <text:p>1,0000</text:p>
          </table:table-cell>
          <table:table-cell table:style-name="ce90" table:formula="of:=[.G9]" office:value-type="float" office:value="0.286" calcext:value-type="float">
            <text:p>0,286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0.166666666666667" calcext:value-type="float">
            <text:p>0,1667</text:p>
          </table:table-cell>
          <table:table-cell table:style-name="ce88" office:value-type="float" office:value="0.942857142857143" calcext:value-type="float">
            <text:p>0,9429</text:p>
          </table:table-cell>
          <table:table-cell table:style-name="ce88" table:formula="of:=[.N9]" office:value-type="float" office:value="0.285714285714286" calcext:value-type="float">
            <text:p>0,2857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916666666666667" calcext:value-type="float">
            <text:p>0,9167</text:p>
          </table:table-cell>
          <table:table-cell table:style-name="ce88" table:formula="of:=[.T9]" office:value-type="float" office:value="0.971428571428571" calcext:value-type="float">
            <text:p>0,9714</text:p>
          </table:table-cell>
          <table:table-cell table:style-name="ce90" table:formula="of:=[.U9]" office:value-type="float" office:value="0.0285714285714286" calcext:value-type="float">
            <text:p>0,0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0833333333333333" calcext:value-type="float">
            <text:p>0,0833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314" calcext:value-type="float">
            <text:p>0,314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0.0833333333333333" calcext:value-type="float">
            <text:p>0,0833</text:p>
          </table:table-cell>
          <table:table-cell table:style-name="ce88" office:value-type="float" office:value="0.971428571428571" calcext:value-type="float">
            <text:p>0,9714</text:p>
          </table:table-cell>
          <table:table-cell table:style-name="ce88" table:formula="of:=[.N11]" office:value-type="float" office:value="0.314285714285714" calcext:value-type="float">
            <text:p>0,3143</text:p>
          </table:table-cell>
          <table:table-cell table:style-name="ce85" table:formula="of:=[.R11]" office:value-type="float" office:value="1" calcext:value-type="float">
            <text:p>1,0000</text:p>
          </table:table-cell>
          <table:table-cell table:style-name="ce88" table:formula="of:=[.S11]" office:value-type="float" office:value="1" calcext:value-type="float">
            <text:p>1,0000</text:p>
          </table:table-cell>
          <table:table-cell table:style-name="ce88" table:formula="of:=[.T11]" office:value-type="float" office:value="1" calcext:value-type="float">
            <text:p>1,0000</text:p>
          </table:table-cell>
          <table:table-cell table:style-name="ce90" table:formula="of:=[.U11]" office:value-type="float" office:value="0" calcext:value-type="float">
            <text:p>0,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85" table:formula="of:=[.D13]" office:value-type="float" office:value="0" calcext:value-type="float">
            <text:p>0,0000</text:p>
          </table:table-cell>
          <table:table-cell table:style-name="ce88" table:formula="of:=[.E13]" office:value-type="float" office:value="0" calcext:value-type="float">
            <text:p>0,0000</text:p>
          </table:table-cell>
          <table:table-cell table:style-name="ce88" table:formula="of:=[.F13]" office:value-type="float" office:value="0.657" calcext:value-type="float">
            <text:p>0,6570</text:p>
          </table:table-cell>
          <table:table-cell table:style-name="ce90" table:formula="of:=[.G13]" office:value-type="float" office:value="0.343" calcext:value-type="float">
            <text:p>0,3430</text:p>
          </table:table-cell>
          <table:table-cell table:style-name="ce88" table:formula="of:=[.K13]" office:value-type="float" office:value="0" calcext:value-type="float">
            <text:p>0,0000</text:p>
          </table:table-cell>
          <table:table-cell table:style-name="ce88" table:formula="of:=[.L13]" office:value-type="float" office:value="0" calcext:value-type="float">
            <text:p>0,0000</text:p>
          </table:table-cell>
          <table:table-cell table:style-name="ce88" table:formula="of:=[.M13]" office:value-type="float" office:value="0.657142857142857" calcext:value-type="float">
            <text:p>0,6571</text:p>
          </table:table-cell>
          <table:table-cell table:style-name="ce88" table:formula="of:=[.N13]" office:value-type="float" office:value="0.342857142857143" calcext:value-type="float">
            <text:p>0,3429</text:p>
          </table:table-cell>
          <table:table-cell table:style-name="ce85" table:formula="of:=[.R13]" office:value-type="float" office:value="0.8" calcext:value-type="float">
            <text:p>0,8000</text:p>
          </table:table-cell>
          <table:table-cell table:style-name="ce88" table:formula="of:=[.S13]" office:value-type="float" office:value="1" calcext:value-type="float">
            <text:p>1,0000</text:p>
          </table:table-cell>
          <table:table-cell table:style-name="ce88" table:formula="of:=[.T13]" office:value-type="float" office:value="0.914285714285714" calcext:value-type="float">
            <text:p>0,9143</text:p>
          </table:table-cell>
          <table:table-cell table:style-name="ce90" table:formula="of:=[.U13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85" table:formula="of:=[.D15]" office:value-type="float" office:value="0.6" calcext:value-type="float">
            <text:p>0,6000</text:p>
          </table:table-cell>
          <table:table-cell table:style-name="ce88" table:formula="of:=[.E15]" office:value-type="float" office:value="0.25" calcext:value-type="float">
            <text:p>0,2500</text:p>
          </table:table-cell>
          <table:table-cell table:style-name="ce88" table:formula="of:=[.F15]" office:value-type="float" office:value="0.6857" calcext:value-type="float">
            <text:p>0,6857</text:p>
          </table:table-cell>
          <table:table-cell table:style-name="ce90" table:formula="of:=[.G15]" office:value-type="float" office:value="0.3143" calcext:value-type="float">
            <text:p>0,3143</text:p>
          </table:table-cell>
          <table:table-cell table:style-name="ce88" table:formula="of:=[.K15]" office:value-type="float" office:value="0.6" calcext:value-type="float">
            <text:p>0,6000</text:p>
          </table:table-cell>
          <table:table-cell table:style-name="ce88" table:formula="of:=[.L15]" office:value-type="float" office:value="0.25" calcext:value-type="float">
            <text:p>0,2500</text:p>
          </table:table-cell>
          <table:table-cell table:style-name="ce88" table:formula="of:=[.M15]" office:value-type="float" office:value="0.685714285714286" calcext:value-type="float">
            <text:p>0,6857</text:p>
          </table:table-cell>
          <table:table-cell table:style-name="ce88" table:formula="of:=[.N15]" office:value-type="float" office:value="0.314285714285714" calcext:value-type="float">
            <text:p>0,3143</text:p>
          </table:table-cell>
          <table:table-cell table:style-name="ce85" table:formula="of:=[.R15]" office:value-type="float" office:value="1" calcext:value-type="float">
            <text:p>1,0000</text:p>
          </table:table-cell>
          <table:table-cell table:style-name="ce88" table:formula="of:=[.S15]" office:value-type="float" office:value="0.75" calcext:value-type="float">
            <text:p>0,7500</text:p>
          </table:table-cell>
          <table:table-cell table:style-name="ce88" table:formula="of:=[.T15]" office:value-type="float" office:value="0.90625" calcext:value-type="float">
            <text:p>0,9063</text:p>
          </table:table-cell>
          <table:table-cell table:style-name="ce90" table:formula="of:=[.U15]" office:value-type="float" office:value="0.09375" calcext:value-type="float">
            <text:p>0,09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85" table:formula="of:=[.D17]" office:value-type="float" office:value="1" calcext:value-type="float">
            <text:p>1,0000</text:p>
          </table:table-cell>
          <table:table-cell table:style-name="ce88" table:formula="of:=[.E17]" office:value-type="float" office:value="0.0833333333333333" calcext:value-type="float">
            <text:p>0,0833</text:p>
          </table:table-cell>
          <table:table-cell table:style-name="ce88" table:formula="of:=[.F17]" office:value-type="float" office:value="0.694" calcext:value-type="float">
            <text:p>0,6940</text:p>
          </table:table-cell>
          <table:table-cell table:style-name="ce90" table:formula="of:=[.G17]" office:value-type="float" office:value="0.306" calcext:value-type="float">
            <text:p>0,3060</text:p>
          </table:table-cell>
          <table:table-cell table:style-name="ce88" table:formula="of:=[.K17]" office:value-type="float" office:value="1" calcext:value-type="float">
            <text:p>1,0000</text:p>
          </table:table-cell>
          <table:table-cell table:style-name="ce88" table:formula="of:=[.L17]" office:value-type="float" office:value="0.0833333333333333" calcext:value-type="float">
            <text:p>0,0833</text:p>
          </table:table-cell>
          <table:table-cell table:style-name="ce88" table:formula="of:=[.M17]" office:value-type="float" office:value="0.694444444444444" calcext:value-type="float">
            <text:p>0,6944</text:p>
          </table:table-cell>
          <table:table-cell table:style-name="ce88" table:formula="of:=[.N17]" office:value-type="float" office:value="0.305555555555556" calcext:value-type="float">
            <text:p>0,3056</text:p>
          </table:table-cell>
          <table:table-cell table:style-name="ce85" table:formula="of:=[.R17]" office:value-type="float" office:value="1" calcext:value-type="float">
            <text:p>1,0000</text:p>
          </table:table-cell>
          <table:table-cell table:style-name="ce88" table:formula="of:=[.S17]" office:value-type="float" office:value="0.916666666666667" calcext:value-type="float">
            <text:p>0,9167</text:p>
          </table:table-cell>
          <table:table-cell table:style-name="ce88" table:formula="of:=[.T17]" office:value-type="float" office:value="0.972222222222222" calcext:value-type="float">
            <text:p>0,9722</text:p>
          </table:table-cell>
          <table:table-cell table:style-name="ce90" table:formula="of:=[.U17]" office:value-type="float" office:value="0.0277777777777778" calcext:value-type="float">
            <text:p>0,02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8</text:p>
          </table:table-cell>
          <table:table-cell table:style-name="ce85" table:formula="of:=[.D19]" office:value-type="float" office:value="0" calcext:value-type="float">
            <text:p>0,0000</text:p>
          </table:table-cell>
          <table:table-cell table:style-name="ce88" table:formula="of:=[.E19]" office:value-type="float" office:value="0" calcext:value-type="float">
            <text:p>0,0000</text:p>
          </table:table-cell>
          <table:table-cell table:style-name="ce88" table:formula="of:=[.F19]" office:value-type="float" office:value="0.6388" calcext:value-type="float">
            <text:p>0,6388</text:p>
          </table:table-cell>
          <table:table-cell table:style-name="ce90" table:formula="of:=[.G19]" office:value-type="float" office:value="0.3612" calcext:value-type="float">
            <text:p>0,3612</text:p>
          </table:table-cell>
          <table:table-cell table:style-name="ce88" table:formula="of:=[.K19]" office:value-type="float" office:value="0" calcext:value-type="float">
            <text:p>0,0000</text:p>
          </table:table-cell>
          <table:table-cell table:style-name="ce88" table:formula="of:=[.L19]" office:value-type="float" office:value="0" calcext:value-type="float">
            <text:p>0,0000</text:p>
          </table:table-cell>
          <table:table-cell table:style-name="ce88" table:formula="of:=[.M19]" office:value-type="float" office:value="0.638888888888889" calcext:value-type="float">
            <text:p>0,6389</text:p>
          </table:table-cell>
          <table:table-cell table:style-name="ce88" table:formula="of:=[.N19]" office:value-type="float" office:value="0.361111111111111" calcext:value-type="float">
            <text:p>0,3611</text:p>
          </table:table-cell>
          <table:table-cell table:style-name="ce85" table:formula="of:=[.R19]" office:value-type="float" office:value="0.923076923076923" calcext:value-type="float">
            <text:p>0,9231</text:p>
          </table:table-cell>
          <table:table-cell table:style-name="ce88" table:formula="of:=[.S19]" office:value-type="float" office:value="0.923076923076923" calcext:value-type="float">
            <text:p>0,9231</text:p>
          </table:table-cell>
          <table:table-cell table:style-name="ce88" table:formula="of:=[.T19]" office:value-type="float" office:value="0.944444444444444" calcext:value-type="float">
            <text:p>0,9444</text:p>
          </table:table-cell>
          <table:table-cell table:style-name="ce90" table:formula="of:=[.U19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1" calcext:value-type="float">
            <text:p>1,0000</text:p>
          </table:table-cell>
          <table:table-cell table:style-name="ce89" table:formula="of:=[.E21]" office:value-type="float" office:value="0.0769230769230769" calcext:value-type="float">
            <text:p>0,0769</text:p>
          </table:table-cell>
          <table:table-cell table:style-name="ce89" table:formula="of:=[.F21]" office:value-type="float" office:value="0.667" calcext:value-type="float">
            <text:p>0,6670</text:p>
          </table:table-cell>
          <table:table-cell table:style-name="ce91" table:formula="of:=[.G21]" office:value-type="float" office:value="0.333" calcext:value-type="float">
            <text:p>0,3330</text:p>
          </table:table-cell>
          <table:table-cell table:style-name="ce89" table:formula="of:=[.K21]" office:value-type="float" office:value="1" calcext:value-type="float">
            <text:p>1,0000</text:p>
          </table:table-cell>
          <table:table-cell table:style-name="ce89" table:formula="of:=[.L21]" office:value-type="float" office:value="0.0769230769230769" calcext:value-type="float">
            <text:p>0,0769</text:p>
          </table:table-cell>
          <table:table-cell table:style-name="ce89" table:formula="of:=[.M21]" office:value-type="float" office:value="0.666666666666667" calcext:value-type="float">
            <text:p>0,6667</text:p>
          </table:table-cell>
          <table:table-cell table:style-name="ce89" table:formula="of:=[.N21]" office:value-type="float" office:value="0.333333333333333" calcext:value-type="float">
            <text:p>0,3333</text:p>
          </table:table-cell>
          <table:table-cell table:style-name="ce86" table:formula="of:=[.R21]" office:value-type="float" office:value="0.916666666666667" calcext:value-type="float">
            <text:p>0,9167</text:p>
          </table:table-cell>
          <table:table-cell table:style-name="ce89" table:formula="of:=[.S21]" office:value-type="float" office:value="0.846153846153846" calcext:value-type="float">
            <text:p>0,8462</text:p>
          </table:table-cell>
          <table:table-cell table:style-name="ce89" table:formula="of:=[.T21]" office:value-type="float" office:value="0.916666666666667" calcext:value-type="float">
            <text:p>0,9167</text:p>
          </table:table-cell>
          <table:table-cell table:style-name="ce91" table:formula="of:=[.U21]" office:value-type="float" office:value="0.0833333333333334" calcext:value-type="float">
            <text:p>0,0833</text:p>
          </table:table-cell>
          <table:table-cell table:number-columns-repeated="8"/>
        </table:table-row>
      </table:table>
      <table:table table:name="SVLN" table:style-name="ta1">
        <table:shapes>
          <draw:frame draw:z-index="0" draw:style-name="gr1" draw:text-style-name="P1" svg:width="16cm" svg:height="8.992cm" svg:x="34.157cm" svg:y="10.73cm">
            <draw:object draw:notify-on-update-of-ranges="SVLN.A43:SVLN.A52 SVLN.J41:SVLN.J41 SVLN.J43:SVLN.J52 SVLN.B41:SVLN.B41 SVLN.B43:SVLN.B52 SVLN.F41:SVLN.F41 SVLN.F43:SVLN.F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6cm" svg:height="8.992cm" svg:x="34.021cm" svg:y="20.729cm">
            <draw:object draw:notify-on-update-of-ranges="SVLN.A43:SVLN.A52 SVLN.J41:SVLN.J41 SVLN.K43:SVLN.K52 SVLN.B41:SVLN.B41 SVLN.C43:SVLN.C52 SVLN.F41:SVLN.F41 SVLN.G43:SVLN.G5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cm" svg:height="8.992cm" svg:x="51.939cm" svg:y="20.487cm">
            <draw:object draw:notify-on-update-of-ranges="SVLN.A43:SVLN.A52 SVLN.J41:SVLN.J41 SVLN.M43:SVLN.M52 SVLN.B41:SVLN.B41 SVLN.E43:SVLN.E52 SVLN.F41:SVLN.F41 SVLN.I43:SVLN.I5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6cm" svg:height="8.992cm" svg:x="52.179cm" svg:y="10.592cm">
            <draw:object draw:notify-on-update-of-ranges="SVLN.A43:SVLN.A52 SVLN.J41:SVLN.J41 SVLN.L43:SVLN.L52 SVLN.B41:SVLN.B41 SVLN.D43:SVLN.D52 SVLN.F41:SVLN.F41 SVLN.H43:SVLN.H5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6cm" svg:height="8.992cm" svg:x="41.478cm" svg:y="31.648cm">
            <draw:object draw:notify-on-update-of-ranges="SVLN.A43:SVLN.A52 SVLN.J41:SVLN.J41 SVLN.D27:SVLN.D36 SVLN.B41:SVLN.B41 SVLN.B27:SVLN.B36 SVLN.F41:SVLN.F41 SVLN.C27:SVLN.C3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1" table:default-cell-style-name="Default"/>
        <table:table-column table:style-name="co1" table:default-cell-style-name="Default"/>
        <table:table-column table:style-name="co1" table:default-cell-style-name="ce6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56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100" table:formula="of:=[.P3]/ ([.P3]+[.Q3])" office:value-type="float" office:value="0.777777777777778" calcext:value-type="float" table:number-columns-spanned="1" table:number-rows-spanned="2">
            <text:p>0,78</text:p>
          </table:table-cell>
          <table:table-cell table:style-name="ce37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71" table:formula="of:=([.P3]+[.Q4])/SUM([.P3:.Q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 table:formula="of:=[.B4]/ ([.B4]+[.C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31"/>
          <table:covered-table-cell table:style-name="ce37" table:formula="of:=([.P4]+[.Q5])/SUM([.P4:.Q5])" office:value-type="float" office:value="0.03125" calcext:value-type="float">
            <text:p>0</text:p>
          </table:covered-table-cell>
          <table:covered-table-cell table:style-name="ce52" table:formula="of:=1-[.T4]" office:value-type="float" office:value="0.96875" calcext:value-type="float">
            <text:p>0,969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73" table:formula="of:=[.B5]/([.B5]+[.B6])" office:value-type="float" office:value="0.857142857142857" calcext:value-type="float" table:number-columns-spanned="1" table:number-rows-spanned="2">
            <text:p>0,857</text:p>
          </table:table-cell>
          <table:table-cell table:style-name="ce96" office:value-type="float" office:value="0.971428571428571" calcext:value-type="float" table:number-columns-spanned="1" table:number-rows-spanned="2">
            <text:p>0,9714</text:p>
          </table:table-cell>
          <table:table-cell table:style-name="ce46" table:formula="of:=1-[.F5]" office:value-type="float" office:value="0.0285714285714289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73" table:formula="of:=[.I5]/([.I5]+[.I6])" office:value-type="float" office:value="0.571428571428571" calcext:value-type="float" table:number-columns-spanned="1" table:number-rows-spanned="2">
            <text:p>0,571</text:p>
          </table:table-cell>
          <table:table-cell table:style-name="ce81" office:value-type="float" office:value="0.914285714285714" calcext:value-type="float" table:number-columns-spanned="1" table:number-rows-spanned="2">
            <text:p>0,914</text:p>
          </table:table-cell>
          <table:table-cell table:style-name="ce46" table:formula="of:=1-[.M5]" office:value-type="float" office:value="0.085714285714286" calcext:value-type="float" table:number-columns-spanned="1" table:number-rows-spanned="2">
            <text:p>0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97" table:formula="of:=[.P5]/ ([.P5]+[.Q5])" office:value-type="float" office:value="0.833333333333333" calcext:value-type="float" table:number-columns-spanned="1" table:number-rows-spanned="2">
            <text:p>0,83</text:p>
          </table:table-cell>
          <table:table-cell table:style-name="ce73" table:formula="of:=[.P5]/([.P5]+[.P6])" office:value-type="float" office:value="0.714285714285714" calcext:value-type="float" table:number-columns-spanned="1" table:number-rows-spanned="2">
            <text:p>0,714</text:p>
          </table:table-cell>
          <table:table-cell table:style-name="ce71" table:formula="of:=([.P5]+[.Q6])/SUM([.P5:.Q6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5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4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2" calcext:value-type="float">
            <text:p>2</text:p>
          </table:table-cell>
          <table:table-cell table:style-name="ce64" office:value-type="float" office:value="27" calcext:value-type="float">
            <text:p>27</text:p>
          </table:table-cell>
          <table:covered-table-cell table:style-name="ce78"/>
          <table:covered-table-cell table:style-name="ce33"/>
          <table:covered-table-cell table:style-name="ce37" table:formula="of:=([.P6]+[.Q7])/SUM([.P6:.Q7])" office:value-type="float" office:value="0.0882352941176471" calcext:value-type="float">
            <text:p>0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30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7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30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7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00" table:formula="of:=[.P7]/ ([.P7]+[.Q7])" office:value-type="float" office:value="0.8" calcext:value-type="float" table:number-columns-spanned="1" table:number-rows-spanned="2">
            <text:p>0,80</text:p>
          </table:table-cell>
          <table:table-cell table:style-name="ce71" table:formula="of:=[.P7]/([.P7]+[.P8])" office:value-type="float" office:value="0.571428571428571" calcext:value-type="float" table:number-columns-spanned="1" table:number-rows-spanned="2">
            <text:p>0,571</text:p>
          </table:table-cell>
          <table:table-cell table:style-name="ce71" table:formula="of:=([.P7]+[.Q8])/SUM([.P7:.Q8])" office:value-type="float" office:value="0.885714285714286" calcext:value-type="float" table:number-columns-spanned="1" table:number-rows-spanned="2">
            <text:p>0,886</text:p>
          </table:table-cell>
          <table:table-cell table:style-name="ce52" table:formula="of:=1-[.T7]" office:value-type="float" office:value="0.114285714285714" calcext:value-type="float" table:number-columns-spanned="1" table:number-rows-spanned="2">
            <text:p>0,114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37" table:formula="of:=([.P8]+[.Q9])/SUM([.P8:.Q9])" office:value-type="float" office:value="0.0882352941176471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40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9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571428571428571" calcext:value-type="float" table:number-columns-spanned="1" table:number-rows-spanned="2">
            <text:p>0,571</text:p>
          </table:table-cell>
          <table:table-cell table:style-name="ce71" table:formula="of:=([.P9]+[.Q10])/SUM([.P9:.Q10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9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7" table:formula="of:=([.P10]+[.Q11])/SUM([.P10:.Q11])" office:value-type="float" office:value="0.105263157894737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857142857142857" calcext:value-type="float" table:number-columns-spanned="1" table:number-rows-spanned="2">
            <text:p>0,86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7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00" table:formula="of:=[.P11]/ ([.P11]+[.Q11])" office:value-type="float" office:value="0.857142857142857" calcext:value-type="float" table:number-columns-spanned="1" table:number-rows-spanned="2">
            <text:p>0,86</text:p>
          </table:table-cell>
          <table:table-cell table:style-name="ce71" table:formula="of:=[.P11]/([.P11]+[.P12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1]+[.Q12])/SUM([.P11:.Q12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1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37" table:formula="of:=([.P12]+[.Q13])/SUM([.P12:.Q13])" office:value-type="float" office:value="0.029411764705882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73" table:formula="of:=[.B13]/([.B13]+[.B14])" office:value-type="float" office:value="0.857142857142857" calcext:value-type="float" table:number-columns-spanned="1" table:number-rows-spanned="2">
            <text:p>0,857</text:p>
          </table:table-cell>
          <table:table-cell table:style-name="ce8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1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73" table:formula="of:=[.I13]/([.I13]+[.I14])" office:value-type="float" office:value="0.857142857142857" calcext:value-type="float" table:number-columns-spanned="1" table:number-rows-spanned="2">
            <text:p>0,857</text:p>
          </table:table-cell>
          <table:table-cell table:style-name="ce8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3]+[.Q14])/SUM([.P13:.Q14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1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71" table:formula="of:=([.P14]+[.Q15])/SUM([.P14:.Q15])" office:value-type="float" office:value="0.0789473684210526" calcext:value-type="float">
            <text:p>0,079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B15]/ ([.B15]+[.C15])" office:value-type="float" office:value="0.875" calcext:value-type="float" table:number-columns-spanned="1" table:number-rows-spanned="2">
            <text:p>0,875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15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71" table:formula="of:=[.I15]/([.I15]+[.I16])" office:value-type="float" office:value="0.857142857142857" calcext:value-type="float" table:number-columns-spanned="1" table:number-rows-spanned="2">
            <text:p>0,857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100" table:formula="of:=[.P15]/ ([.P15]+[.Q15])" office:value-type="float" office:value="0.777777777777778" calcext:value-type="float" table:number-columns-spanned="1" table:number-rows-spanned="2">
            <text:p>0,78</text:p>
          </table:table-cell>
          <table:table-cell table:style-name="ce37" table:formula="of:=[.P15]/([.P15]+[.P16])" office:value-type="float" office:value="1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37" table:formula="of:=([.P16]+[.Q17])/SUM([.P16:.Q17])" office:value-type="float" office:value="0.030303030303030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8" table:formula="of:=[.B17]/ ([.B17]+[.C17])" office:value-type="float" office:value="0.833333333333333" calcext:value-type="float" table:number-columns-spanned="1" table:number-rows-spanned="2">
            <text:p>0,833</text:p>
          </table:table-cell>
          <table:table-cell table:style-name="ce73" table:formula="of:=[.B17]/([.B17]+[.B18])" office:value-type="float" office:value="0.714285714285714" calcext:value-type="float" table:number-columns-spanned="1" table:number-rows-spanned="2">
            <text:p>0,714</text:p>
          </table:table-cell>
          <table:table-cell table:style-name="ce52" office:value-type="float" office:value="0.916666666666667" calcext:value-type="float" table:number-columns-spanned="1" table:number-rows-spanned="2">
            <text:p>0,917</text:p>
          </table:table-cell>
          <table:table-cell table:style-name="ce52" table:formula="of:=1-[.F17]" office:value-type="float" office:value="0.0833333333333329" calcext:value-type="float" table:number-columns-spanned="1" table:number-rows-spanned="2">
            <text:p>0,083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I17]/ ([.I17]+[.J17])" office:value-type="float" office:value="0.857142857142857" calcext:value-type="float" table:number-columns-spanned="1" table:number-rows-spanned="2">
            <text:p>0,857</text:p>
          </table:table-cell>
          <table:table-cell table:style-name="ce73" table:formula="of:=[.I17]/([.I17]+[.I18])" office:value-type="float" office:value="0.857142857142857" calcext:value-type="float" table:number-columns-spanned="1" table:number-rows-spanned="2">
            <text:p>0,857</text:p>
          </table:table-cell>
          <table:table-cell table:style-name="ce52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7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97" table:formula="of:=[.P17]/ ([.P17]+[.Q17])" office:value-type="float" office:value="0.857142857142857" calcext:value-type="float" table:number-columns-spanned="1" table:number-rows-spanned="2">
            <text:p>0,86</text:p>
          </table:table-cell>
          <table:table-cell table:style-name="ce73" table:formula="of:=[.P17]/([.P17]+[.P18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7]+[.Q18])/SUM([.P17:.Q18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7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6"/>
          <table:table-cell table:style-name="ce16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74"/>
          <table:covered-table-cell table:style-name="ce44"/>
          <table:covered-table-cell table:style-name="ce53"/>
          <table:table-cell table:style-name="ce3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74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7" table:formula="of:=([.P18]+[.Q19])/SUM([.P18:.Q19])" office:value-type="float" office:value="0.029411764705882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71" table:formula="of:=[.B19]/([.B19]+[.B20])" office:value-type="float" office:value="0.857142857142857" calcext:value-type="float" table:number-columns-spanned="1" table:number-rows-spanned="2">
            <text:p>0,857</text:p>
          </table:table-cell>
          <table:table-cell table:style-name="ce7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71" table:formula="of:=[.I19]/([.I19]+[.I20])" office:value-type="float" office:value="0.714285714285714" calcext:value-type="float" table:number-columns-spanned="1" table:number-rows-spanned="2">
            <text:p>0,714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71" table:formula="of:=[.P19]/([.P19]+[.P20])" office:value-type="float" office:value="0.714285714285714" calcext:value-type="float" table:number-columns-spanned="1" table:number-rows-spanned="2">
            <text:p>0,714</text:p>
          </table:table-cell>
          <table:table-cell table:style-name="ce71" table:formula="of:=([.P19]+[.Q20])/SUM([.P19:.Q20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9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3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72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72"/>
          <table:covered-table-cell table:style-name="ce83"/>
          <table:covered-table-cell table:style-name="ce53"/>
          <table:table-cell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71" table:formula="of:=([.P20]+[.Q21])/SUM([.P20:.Q21])" office:value-type="float" office:value="0.0540540540540541" calcext:value-type="float">
            <text:p>0,054</text:p>
          </table:covered-table-cell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7" table:formula="of:=[.B21]/ ([.B21]+[.C21])" office:value-type="float" office:value="0.875" calcext:value-type="float" table:number-columns-spanned="1" table:number-rows-spanned="2">
            <text:p>0,875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6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77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P21]/ ([.P21]+[.Q21])" office:value-type="float" office:value="1" calcext:value-type="float" table:number-columns-spanned="1" table:number-rows-spanned="2">
            <text:p>1,000</text:p>
          </table:table-cell>
          <table:table-cell table:style-name="ce81" table:formula="of:=[.P21]/([.P21]+[.P22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37" table:formula="of:=([.P22]+[.Q23])/SUM([.P22:.Q23])" office:value-type="float" office:value="0.0333333333333333" calcext:value-type="float">
            <text:p>0</text:p>
          </table:covered-table-cell>
          <table:covered-table-cell table:style-name="ce76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/>
          <table:table-cell office:value-type="string" calcext:value-type="string">
            <text:p>ALEPH</text:p>
          </table:table-cell>
          <table:table-cell table:style-name="Default"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formula="of:=2*([.B43]*[.C43])/([.B43]+[.C43])" office:value-type="float" office:value="1" calcext:value-type="float">
            <text:p>1</text:p>
          </table:table-cell>
          <table:table-cell table:style-name="Default" table:formula="of:=2*([.F43]*[.G43])/([.F43]+[.G43])" office:value-type="float" office:value="1" calcext:value-type="float">
            <text:p>1</text:p>
          </table:table-cell>
          <table:table-cell table:formula="of:=2*([.J43]*[.K43])/([.J43]+[.K43])" office:value-type="float" office:value="0.875" calcext:value-type="float">
            <text:p>0,875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formula="of:=2*([.B44]*[.C44])/([.B44]+[.C44])" office:value-type="float" office:value="0.923076923076923" calcext:value-type="float">
            <text:p>0,9230769231</text:p>
          </table:table-cell>
          <table:table-cell table:style-name="Default" table:formula="of:=2*([.F44]*[.G44])/([.F44]+[.G44])" office:value-type="float" office:value="0.727272727272727" calcext:value-type="float">
            <text:p>0,7272727273</text:p>
          </table:table-cell>
          <table:table-cell table:formula="of:=2*([.J44]*[.K44])/([.J44]+[.K44])" office:value-type="float" office:value="0.769230769230769" calcext:value-type="float">
            <text:p>0,7692307692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formula="of:=2*([.B45]*[.C45])/([.B45]+[.C45])" office:value-type="float" office:value="1" calcext:value-type="float">
            <text:p>1</text:p>
          </table:table-cell>
          <table:table-cell table:style-name="Default" table:formula="of:=2*([.F45]*[.G45])/([.F45]+[.G45])" office:value-type="float" office:value="1" calcext:value-type="float">
            <text:p>1</text:p>
          </table:table-cell>
          <table:table-cell table:formula="of:=2*([.J45]*[.K45])/([.J45]+[.K45])" office:value-type="float" office:value="0.666666666666666" calcext:value-type="float">
            <text:p>0,6666666667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formula="of:=2*([.B46]*[.C46])/([.B46]+[.C46])" office:value-type="float" office:value="1" calcext:value-type="float">
            <text:p>1</text:p>
          </table:table-cell>
          <table:table-cell table:style-name="Default" table:formula="of:=2*([.F46]*[.G46])/([.F46]+[.G46])" office:value-type="float" office:value="1" calcext:value-type="float">
            <text:p>1</text:p>
          </table:table-cell>
          <table:table-cell table:formula="of:=2*([.J46]*[.K46])/([.J46]+[.K46])" office:value-type="float" office:value="0.727272727272727" calcext:value-type="float">
            <text:p>0,7272727273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formula="of:=2*([.B47]*[.C47])/([.B47]+[.C47])" office:value-type="float" office:value="0.923076923076923" calcext:value-type="float">
            <text:p>0,9230769231</text:p>
          </table:table-cell>
          <table:table-cell table:style-name="Default" table:formula="of:=2*([.F47]*[.G47])/([.F47]+[.G47])" office:value-type="float" office:value="1" calcext:value-type="float">
            <text:p>1</text:p>
          </table:table-cell>
          <table:table-cell table:formula="of:=2*([.J47]*[.K47])/([.J47]+[.K47])" office:value-type="float" office:value="0.857142857142857" calcext:value-type="float">
            <text:p>0,8571428571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formula="of:=2*([.B48]*[.C48])/([.B48]+[.C48])" office:value-type="float" office:value="0.923076923076923" calcext:value-type="float">
            <text:p>0,9230769231</text:p>
          </table:table-cell>
          <table:table-cell table:style-name="Default" table:formula="of:=2*([.F48]*[.G48])/([.F48]+[.G48])" office:value-type="float" office:value="0.923076923076923" calcext:value-type="float">
            <text:p>0,9230769231</text:p>
          </table:table-cell>
          <table:table-cell table:formula="of:=2*([.J48]*[.K48])/([.J48]+[.K48])" office:value-type="float" office:value="0.923076923076923" calcext:value-type="float">
            <text:p>0,9230769231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formula="of:=2*([.B49]*[.C49])/([.B49]+[.C49])" office:value-type="float" office:value="0.933333333333333" calcext:value-type="float">
            <text:p>0,9333333333</text:p>
          </table:table-cell>
          <table:table-cell table:style-name="Default" table:formula="of:=2*([.F49]*[.G49])/([.F49]+[.G49])" office:value-type="float" office:value="0.923076923076923" calcext:value-type="float">
            <text:p>0,9230769231</text:p>
          </table:table-cell>
          <table:table-cell table:formula="of:=2*([.J49]*[.K49])/([.J49]+[.K49])" office:value-type="float" office:value="0.875" calcext:value-type="float">
            <text:p>0,875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formula="of:=2*([.B50]*[.C50])/([.B50]+[.C50])" office:value-type="float" office:value="0.769230769230769" calcext:value-type="float">
            <text:p>0,7692307692</text:p>
          </table:table-cell>
          <table:table-cell table:style-name="Default" table:formula="of:=2*([.F50]*[.G50])/([.F50]+[.G50])" office:value-type="float" office:value="0.857142857142857" calcext:value-type="float">
            <text:p>0,8571428571</text:p>
          </table:table-cell>
          <table:table-cell table:formula="of:=2*([.J50]*[.K50])/([.J50]+[.K50])" office:value-type="float" office:value="0.857142857142857" calcext:value-type="float">
            <text:p>0,8571428571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formula="of:=2*([.B51]*[.C51])/([.B51]+[.C51])" office:value-type="float" office:value="0.923076923076923" calcext:value-type="float">
            <text:p>0,9230769231</text:p>
          </table:table-cell>
          <table:table-cell table:style-name="Default" table:formula="of:=2*([.F51]*[.G51])/([.F51]+[.G51])" office:value-type="float" office:value="0.833333333333333" calcext:value-type="float">
            <text:p>0,8333333333</text:p>
          </table:table-cell>
          <table:table-cell table:formula="of:=2*([.J51]*[.K51])/([.J51]+[.K51])" office:value-type="float" office:value="0.833333333333333" calcext:value-type="float">
            <text:p>0,8333333333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formula="of:=2*([.B52]*[.C52])/([.B52]+[.C52])" office:value-type="float" office:value="0.933333333333333" calcext:value-type="float">
            <text:p>0,9333333333</text:p>
          </table:table-cell>
          <table:table-cell table:style-name="Default" table:formula="of:=2*([.F52]*[.G52])/([.F52]+[.G52])" office:value-type="float" office:value="1" calcext:value-type="float">
            <text:p>1</text:p>
          </table:table-cell>
          <table:table-cell table:formula="of:=2*([.J52]*[.K52])/([.J52]+[.K52])" office:value-type="float" office:value="0.923076923076923" calcext:value-type="float">
            <text:p>0,9230769231</text:p>
          </table:table-cell>
          <table:table-cell table:number-columns-repeated="17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style-name="ce85" table:formula="of:=[.D3]" office:value-type="float" office:value="1" calcext:value-type="float">
            <text:p>1,0000</text:p>
          </table:table-cell>
          <table:table-cell table:style-name="ce88" table:formula="of:=[.E3]" office:value-type="float" office:value="1" calcext:value-type="float">
            <text:p>1,0000</text:p>
          </table:table-cell>
          <table:table-cell table:style-name="ce88" table:formula="of:=[.F3]" office:value-type="float" office:value="1" calcext:value-type="float">
            <text:p>1,0000</text:p>
          </table:table-cell>
          <table:table-cell table:style-name="ce90" table:formula="of:=[.G3]" office:value-type="float" office:value="0" calcext:value-type="float">
            <text:p>0,0000</text:p>
          </table:table-cell>
          <table:table-cell table:style-name="ce88" table:formula="of:=[.K3]" office:value-type="float" office:value="1" calcext:value-type="float">
            <text:p>1,0000</text:p>
          </table:table-cell>
          <table:table-cell table:style-name="ce88" table:formula="of:=[.L3]" office:value-type="float" office:value="1" calcext:value-type="float">
            <text:p>1,0000</text:p>
          </table:table-cell>
          <table:table-cell table:style-name="ce88" table:formula="of:=[.M3]" office:value-type="float" office:value="1" calcext:value-type="float">
            <text:p>1,0000</text:p>
          </table:table-cell>
          <table:table-cell table:style-name="ce88" table:formula="of:=[.N3]" office:value-type="float" office:value="0" calcext:value-type="float">
            <text:p>0,0000</text:p>
          </table:table-cell>
          <table:table-cell table:style-name="ce85" table:formula="of:=[.R3]" office:value-type="float" office:value="0.777777777777778" calcext:value-type="float">
            <text:p>0,7778</text:p>
          </table:table-cell>
          <table:table-cell table:style-name="ce88" table:formula="of:=[.S3]" office:value-type="float" office:value="1" calcext:value-type="float">
            <text:p>1,0000</text:p>
          </table:table-cell>
          <table:table-cell table:style-name="ce88" table:formula="of:=[.T3]" office:value-type="float" office:value="0.942857142857143" calcext:value-type="float">
            <text:p>0,9429</text:p>
          </table:table-cell>
          <table:table-cell table:style-name="ce90" table:formula="of:=[.U3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style-name="ce85" table:formula="of:=[.D5]" office:value-type="float" office:value="1" calcext:value-type="float">
            <text:p>1,0000</text:p>
          </table:table-cell>
          <table:table-cell table:style-name="ce88" table:formula="of:=[.E5]" office:value-type="float" office:value="0.857142857142857" calcext:value-type="float">
            <text:p>0,8571</text:p>
          </table:table-cell>
          <table:table-cell table:style-name="ce88" table:formula="of:=[.F5]" office:value-type="float" office:value="0.971428571428571" calcext:value-type="float">
            <text:p>0,9714</text:p>
          </table:table-cell>
          <table:table-cell table:style-name="ce90" table:formula="of:=[.G5]" office:value-type="float" office:value="0.0285714285714289" calcext:value-type="float">
            <text:p>0,0286</text:p>
          </table:table-cell>
          <table:table-cell table:style-name="ce88" table:formula="of:=[.K5]" office:value-type="float" office:value="1" calcext:value-type="float">
            <text:p>1,0000</text:p>
          </table:table-cell>
          <table:table-cell table:style-name="ce88" table:formula="of:=[.L5]" office:value-type="float" office:value="0.571428571428571" calcext:value-type="float">
            <text:p>0,5714</text:p>
          </table:table-cell>
          <table:table-cell table:style-name="ce88" table:formula="of:=[.M5]" office:value-type="float" office:value="0.914285714285714" calcext:value-type="float">
            <text:p>0,9143</text:p>
          </table:table-cell>
          <table:table-cell table:style-name="ce88" table:formula="of:=[.N5]" office:value-type="float" office:value="0.085714285714286" calcext:value-type="float">
            <text:p>0,0857</text:p>
          </table:table-cell>
          <table:table-cell table:style-name="ce85" table:formula="of:=[.R5]" office:value-type="float" office:value="0.833333333333333" calcext:value-type="float">
            <text:p>0,8333</text:p>
          </table:table-cell>
          <table:table-cell table:style-name="ce88" table:formula="of:=[.S5]" office:value-type="float" office:value="0.714285714285714" calcext:value-type="float">
            <text:p>0,7143</text:p>
          </table:table-cell>
          <table:table-cell table:style-name="ce88" table:formula="of:=[.T5]" office:value-type="float" office:value="0.914285714285714" calcext:value-type="float">
            <text:p>0,9143</text:p>
          </table:table-cell>
          <table:table-cell table:style-name="ce90" table:formula="of:=[.U5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style-name="ce85" table:formula="of:=[.D7]" office:value-type="float" office:value="1" calcext:value-type="float">
            <text:p>1,0000</text:p>
          </table:table-cell>
          <table:table-cell table:style-name="ce88" table:formula="of:=[.E7]" office:value-type="float" office:value="1" calcext:value-type="float">
            <text:p>1,0000</text:p>
          </table:table-cell>
          <table:table-cell table:style-name="ce88" table:formula="of:=[.F7]" office:value-type="float" office:value="1" calcext:value-type="float">
            <text:p>1,0000</text:p>
          </table:table-cell>
          <table:table-cell table:style-name="ce90" table:formula="of:=[.G7]" office:value-type="float" office:value="0" calcext:value-type="float">
            <text:p>0,0000</text:p>
          </table:table-cell>
          <table:table-cell table:style-name="ce88" table:formula="of:=[.K7]" office:value-type="float" office:value="1" calcext:value-type="float">
            <text:p>1,0000</text:p>
          </table:table-cell>
          <table:table-cell table:style-name="ce88" table:formula="of:=[.L7]" office:value-type="float" office:value="1" calcext:value-type="float">
            <text:p>1,0000</text:p>
          </table:table-cell>
          <table:table-cell table:style-name="ce88" table:formula="of:=[.M7]" office:value-type="float" office:value="1" calcext:value-type="float">
            <text:p>1,0000</text:p>
          </table:table-cell>
          <table:table-cell table:style-name="ce88" table:formula="of:=[.N7]" office:value-type="float" office:value="0" calcext:value-type="float">
            <text:p>0,0000</text:p>
          </table:table-cell>
          <table:table-cell table:style-name="ce85" table:formula="of:=[.R7]" office:value-type="float" office:value="0.8" calcext:value-type="float">
            <text:p>0,8000</text:p>
          </table:table-cell>
          <table:table-cell table:style-name="ce88" table:formula="of:=[.S7]" office:value-type="float" office:value="0.571428571428571" calcext:value-type="float">
            <text:p>0,5714</text:p>
          </table:table-cell>
          <table:table-cell table:style-name="ce88" table:formula="of:=[.T7]" office:value-type="float" office:value="0.885714285714286" calcext:value-type="float">
            <text:p>0,8857</text:p>
          </table:table-cell>
          <table:table-cell table:style-name="ce90" table:formula="of:=[.U7]" office:value-type="float" office:value="0.114285714285714" calcext:value-type="float">
            <text:p>0,1143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1" calcext:value-type="float">
            <text:p>1,0000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" calcext:value-type="float">
            <text:p>0,000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88" table:formula="of:=[.N9]" office:value-type="float" office:value="0" calcext:value-type="float">
            <text:p>0,0000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571428571428571" calcext:value-type="float">
            <text:p>0,5714</text:p>
          </table:table-cell>
          <table:table-cell table:style-name="ce88" table:formula="of:=[.T9]" office:value-type="float" office:value="0.914285714285714" calcext:value-type="float">
            <text:p>0,9143</text:p>
          </table:table-cell>
          <table:table-cell table:style-name="ce90" table:formula="of:=[.U9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857142857142857" calcext:value-type="float">
            <text:p>0,8571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029" calcext:value-type="float">
            <text:p>0,029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88" table:formula="of:=[.N11]" office:value-type="float" office:value="0" calcext:value-type="float">
            <text:p>0,0000</text:p>
          </table:table-cell>
          <table:table-cell table:style-name="ce85" table:formula="of:=[.R11]" office:value-type="float" office:value="0.857142857142857" calcext:value-type="float">
            <text:p>0,8571</text:p>
          </table:table-cell>
          <table:table-cell table:style-name="ce88" table:formula="of:=[.S11]" office:value-type="float" office:value="0.857142857142857" calcext:value-type="float">
            <text:p>0,8571</text:p>
          </table:table-cell>
          <table:table-cell table:style-name="ce88" table:formula="of:=[.T11]" office:value-type="float" office:value="0.942857142857143" calcext:value-type="float">
            <text:p>0,9429</text:p>
          </table:table-cell>
          <table:table-cell table:style-name="ce90" table:formula="of:=[.U11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style-name="ce85" table:formula="of:=[.D13]" office:value-type="float" office:value="1" calcext:value-type="float">
            <text:p>1,0000</text:p>
          </table:table-cell>
          <table:table-cell table:style-name="ce88" table:formula="of:=[.E13]" office:value-type="float" office:value="0.857142857142857" calcext:value-type="float">
            <text:p>0,8571</text:p>
          </table:table-cell>
          <table:table-cell table:style-name="ce88" table:formula="of:=[.F13]" office:value-type="float" office:value="0.971428571428571" calcext:value-type="float">
            <text:p>0,9714</text:p>
          </table:table-cell>
          <table:table-cell table:style-name="ce90" table:formula="of:=[.G13]" office:value-type="float" office:value="0.0285714285714289" calcext:value-type="float">
            <text:p>0,0286</text:p>
          </table:table-cell>
          <table:table-cell table:style-name="ce88" table:formula="of:=[.K13]" office:value-type="float" office:value="1" calcext:value-type="float">
            <text:p>1,0000</text:p>
          </table:table-cell>
          <table:table-cell table:style-name="ce88" table:formula="of:=[.L13]" office:value-type="float" office:value="0.857142857142857" calcext:value-type="float">
            <text:p>0,8571</text:p>
          </table:table-cell>
          <table:table-cell table:style-name="ce88" table:formula="of:=[.M13]" office:value-type="float" office:value="0.971428571428571" calcext:value-type="float">
            <text:p>0,9714</text:p>
          </table:table-cell>
          <table:table-cell table:style-name="ce88" table:formula="of:=[.N13]" office:value-type="float" office:value="0.0285714285714289" calcext:value-type="float">
            <text:p>0,0286</text:p>
          </table:table-cell>
          <table:table-cell table:style-name="ce85" table:formula="of:=[.R13]" office:value-type="float" office:value="1" calcext:value-type="float">
            <text:p>1,0000</text:p>
          </table:table-cell>
          <table:table-cell table:style-name="ce88" table:formula="of:=[.S13]" office:value-type="float" office:value="0.857142857142857" calcext:value-type="float">
            <text:p>0,8571</text:p>
          </table:table-cell>
          <table:table-cell table:style-name="ce88" table:formula="of:=[.T13]" office:value-type="float" office:value="0.971428571428571" calcext:value-type="float">
            <text:p>0,9714</text:p>
          </table:table-cell>
          <table:table-cell table:style-name="ce90" table:formula="of:=[.U13]" office:value-type="float" office:value="0.0285714285714286" calcext:value-type="float">
            <text:p>0,0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style-name="ce85" table:formula="of:=[.D15]" office:value-type="float" office:value="0.875" calcext:value-type="float">
            <text:p>0,8750</text:p>
          </table:table-cell>
          <table:table-cell table:style-name="ce88" table:formula="of:=[.E15]" office:value-type="float" office:value="1" calcext:value-type="float">
            <text:p>1,0000</text:p>
          </table:table-cell>
          <table:table-cell table:style-name="ce88" table:formula="of:=[.F15]" office:value-type="float" office:value="0.971428571428571" calcext:value-type="float">
            <text:p>0,9714</text:p>
          </table:table-cell>
          <table:table-cell table:style-name="ce90" table:formula="of:=[.G15]" office:value-type="float" office:value="0.0285714285714289" calcext:value-type="float">
            <text:p>0,0286</text:p>
          </table:table-cell>
          <table:table-cell table:style-name="ce88" table:formula="of:=[.K15]" office:value-type="float" office:value="1" calcext:value-type="float">
            <text:p>1,0000</text:p>
          </table:table-cell>
          <table:table-cell table:style-name="ce88" table:formula="of:=[.L15]" office:value-type="float" office:value="0.857142857142857" calcext:value-type="float">
            <text:p>0,8571</text:p>
          </table:table-cell>
          <table:table-cell table:style-name="ce88" table:formula="of:=[.M15]" office:value-type="float" office:value="0.971428571428571" calcext:value-type="float">
            <text:p>0,9714</text:p>
          </table:table-cell>
          <table:table-cell table:style-name="ce88" table:formula="of:=[.N15]" office:value-type="float" office:value="0.0285714285714289" calcext:value-type="float">
            <text:p>0,0286</text:p>
          </table:table-cell>
          <table:table-cell table:style-name="ce85" table:formula="of:=[.R15]" office:value-type="float" office:value="0.777777777777778" calcext:value-type="float">
            <text:p>0,7778</text:p>
          </table:table-cell>
          <table:table-cell table:style-name="ce88" table:formula="of:=[.S15]" office:value-type="float" office:value="1" calcext:value-type="float">
            <text:p>1,0000</text:p>
          </table:table-cell>
          <table:table-cell table:style-name="ce88" table:formula="of:=[.T15]" office:value-type="float" office:value="0.942857142857143" calcext:value-type="float">
            <text:p>0,9429</text:p>
          </table:table-cell>
          <table:table-cell table:style-name="ce90" table:formula="of:=[.U15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style-name="ce85" table:formula="of:=[.D17]" office:value-type="float" office:value="0.833333333333333" calcext:value-type="float">
            <text:p>0,8333</text:p>
          </table:table-cell>
          <table:table-cell table:style-name="ce88" table:formula="of:=[.E17]" office:value-type="float" office:value="0.714285714285714" calcext:value-type="float">
            <text:p>0,7143</text:p>
          </table:table-cell>
          <table:table-cell table:style-name="ce88" table:formula="of:=[.F17]" office:value-type="float" office:value="0.916666666666667" calcext:value-type="float">
            <text:p>0,9167</text:p>
          </table:table-cell>
          <table:table-cell table:style-name="ce90" table:formula="of:=[.G17]" office:value-type="float" office:value="0.0833333333333329" calcext:value-type="float">
            <text:p>0,0833</text:p>
          </table:table-cell>
          <table:table-cell table:style-name="ce88" table:formula="of:=[.K17]" office:value-type="float" office:value="0.857142857142857" calcext:value-type="float">
            <text:p>0,8571</text:p>
          </table:table-cell>
          <table:table-cell table:style-name="ce88" table:formula="of:=[.L17]" office:value-type="float" office:value="0.857142857142857" calcext:value-type="float">
            <text:p>0,8571</text:p>
          </table:table-cell>
          <table:table-cell table:style-name="ce88" table:formula="of:=[.M17]" office:value-type="float" office:value="0.944444444444444" calcext:value-type="float">
            <text:p>0,9444</text:p>
          </table:table-cell>
          <table:table-cell table:style-name="ce88" table:formula="of:=[.N17]" office:value-type="float" office:value="0.0555555555555559" calcext:value-type="float">
            <text:p>0,0556</text:p>
          </table:table-cell>
          <table:table-cell table:style-name="ce85" table:formula="of:=[.R17]" office:value-type="float" office:value="0.857142857142857" calcext:value-type="float">
            <text:p>0,8571</text:p>
          </table:table-cell>
          <table:table-cell table:style-name="ce88" table:formula="of:=[.S17]" office:value-type="float" office:value="0.857142857142857" calcext:value-type="float">
            <text:p>0,8571</text:p>
          </table:table-cell>
          <table:table-cell table:style-name="ce88" table:formula="of:=[.T17]" office:value-type="float" office:value="0.944444444444444" calcext:value-type="float">
            <text:p>0,9444</text:p>
          </table:table-cell>
          <table:table-cell table:style-name="ce90" table:formula="of:=[.U17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85" table:formula="of:=[.D19]" office:value-type="float" office:value="1" calcext:value-type="float">
            <text:p>1,0000</text:p>
          </table:table-cell>
          <table:table-cell table:style-name="ce88" table:formula="of:=[.E19]" office:value-type="float" office:value="0.857142857142857" calcext:value-type="float">
            <text:p>0,8571</text:p>
          </table:table-cell>
          <table:table-cell table:style-name="ce88" table:formula="of:=[.F19]" office:value-type="float" office:value="0.972222222222222" calcext:value-type="float">
            <text:p>0,9722</text:p>
          </table:table-cell>
          <table:table-cell table:style-name="ce90" table:formula="of:=[.G19]" office:value-type="float" office:value="0.0277777777777779" calcext:value-type="float">
            <text:p>0,0278</text:p>
          </table:table-cell>
          <table:table-cell table:style-name="ce88" table:formula="of:=[.K19]" office:value-type="float" office:value="1" calcext:value-type="float">
            <text:p>1,0000</text:p>
          </table:table-cell>
          <table:table-cell table:style-name="ce88" table:formula="of:=[.L19]" office:value-type="float" office:value="0.714285714285714" calcext:value-type="float">
            <text:p>0,7143</text:p>
          </table:table-cell>
          <table:table-cell table:style-name="ce88" table:formula="of:=[.M19]" office:value-type="float" office:value="0.944444444444444" calcext:value-type="float">
            <text:p>0,9444</text:p>
          </table:table-cell>
          <table:table-cell table:style-name="ce88" table:formula="of:=[.N19]" office:value-type="float" office:value="0.0555555555555559" calcext:value-type="float">
            <text:p>0,0556</text:p>
          </table:table-cell>
          <table:table-cell table:style-name="ce85" table:formula="of:=[.R19]" office:value-type="float" office:value="1" calcext:value-type="float">
            <text:p>1,0000</text:p>
          </table:table-cell>
          <table:table-cell table:style-name="ce88" table:formula="of:=[.S19]" office:value-type="float" office:value="0.714285714285714" calcext:value-type="float">
            <text:p>0,7143</text:p>
          </table:table-cell>
          <table:table-cell table:style-name="ce88" table:formula="of:=[.T19]" office:value-type="float" office:value="0.944444444444444" calcext:value-type="float">
            <text:p>0,9444</text:p>
          </table:table-cell>
          <table:table-cell table:style-name="ce90" table:formula="of:=[.U19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0.875" calcext:value-type="float">
            <text:p>0,8750</text:p>
          </table:table-cell>
          <table:table-cell table:style-name="ce89" table:formula="of:=[.E21]" office:value-type="float" office:value="1" calcext:value-type="float">
            <text:p>1,0000</text:p>
          </table:table-cell>
          <table:table-cell table:style-name="ce89" table:formula="of:=[.F21]" office:value-type="float" office:value="0.972222222222222" calcext:value-type="float">
            <text:p>0,9722</text:p>
          </table:table-cell>
          <table:table-cell table:style-name="ce91" table:formula="of:=[.G21]" office:value-type="float" office:value="0.0277777777777779" calcext:value-type="float">
            <text:p>0,0278</text:p>
          </table:table-cell>
          <table:table-cell table:style-name="ce89" table:formula="of:=[.K21]" office:value-type="float" office:value="1" calcext:value-type="float">
            <text:p>1,0000</text:p>
          </table:table-cell>
          <table:table-cell table:style-name="ce89" table:formula="of:=[.L21]" office:value-type="float" office:value="1" calcext:value-type="float">
            <text:p>1,0000</text:p>
          </table:table-cell>
          <table:table-cell table:style-name="ce89" table:formula="of:=[.M21]" office:value-type="float" office:value="1" calcext:value-type="float">
            <text:p>1,0000</text:p>
          </table:table-cell>
          <table:table-cell table:style-name="ce89" table:formula="of:=[.N21]" office:value-type="float" office:value="0" calcext:value-type="float">
            <text:p>0,0000</text:p>
          </table:table-cell>
          <table:table-cell table:style-name="ce86" table:formula="of:=[.R21]" office:value-type="float" office:value="1" calcext:value-type="float">
            <text:p>1,0000</text:p>
          </table:table-cell>
          <table:table-cell table:style-name="ce89" table:formula="of:=[.S21]" office:value-type="float" office:value="0.857142857142857" calcext:value-type="float">
            <text:p>0,8571</text:p>
          </table:table-cell>
          <table:table-cell table:style-name="ce89" table:formula="of:=[.T21]" office:value-type="float" office:value="0.972222222222222" calcext:value-type="float">
            <text:p>0,9722</text:p>
          </table:table-cell>
          <table:table-cell table:style-name="ce91" table:formula="of:=[.U21]" office:value-type="float" office:value="0.0277777777777778" calcext:value-type="float">
            <text:p>0,027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85" table:formula="of:=[.B43]" office:value-type="float" office:value="1" calcext:value-type="float">
            <text:p>1,0000</text:p>
          </table:table-cell>
          <table:table-cell table:style-name="ce88" table:formula="of:=[.F43]" office:value-type="float" office:value="1" calcext:value-type="float">
            <text:p>1,0000</text:p>
          </table:table-cell>
          <table:table-cell table:style-name="ce85" table:formula="of:=[.J43]" office:value-type="float" office:value="0.777777777777778" calcext:value-type="float">
            <text:p>0,7778</text:p>
          </table:table-cell>
          <table:table-cell table:number-columns-repeated="17"/>
        </table:table-row>
        <table:table-row table:style-name="ro2">
          <table:table-cell/>
          <table:table-cell table:style-name="ce85" table:formula="of:=[.B44]" office:value-type="float" office:value="1" calcext:value-type="float">
            <text:p>1,0000</text:p>
          </table:table-cell>
          <table:table-cell table:style-name="ce88" table:formula="of:=[.F44]" office:value-type="float" office:value="1" calcext:value-type="float">
            <text:p>1,0000</text:p>
          </table:table-cell>
          <table:table-cell table:style-name="ce85" table:formula="of:=[.J44]" office:value-type="float" office:value="0.833333333333333" calcext:value-type="float">
            <text:p>0,8333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5]" office:value-type="float" office:value="1" calcext:value-type="float">
            <text:p>1,0000</text:p>
          </table:table-cell>
          <table:table-cell table:style-name="ce88" table:formula="of:=[.F45]" office:value-type="float" office:value="1" calcext:value-type="float">
            <text:p>1,0000</text:p>
          </table:table-cell>
          <table:table-cell table:style-name="ce85" table:formula="of:=[.J45]" office:value-type="float" office:value="0.8" calcext:value-type="float">
            <text:p>0,8000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54:.$B$64])" office:value-type="float" office:value="10" calcext:value-type="float">
            <text:p>10</text:p>
          </table:table-cell>
          <table:table-cell table:formula="of:=SUM([.$B$54:.$B$64])" office:value-type="float" office:value="9.58333333333333" calcext:value-type="float">
            <text:p>9,5833333333</text:p>
          </table:table-cell>
          <table:table-cell table:formula="of:=AVERAGE([.$B$54:.$B$64])" office:value-type="float" office:value="0.958333333333333" calcext:value-type="float">
            <text:p>0,9583333333</text:p>
          </table:table-cell>
          <table:table-cell table:formula="of:=VAR([.$B$54:.$B$64])" office:value-type="float" office:value="0.00462962962962964" calcext:value-type="float">
            <text:p>0,00462962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5" table:formula="of:=[.B46]" office:value-type="float" office:value="1" calcext:value-type="float">
            <text:p>1,0000</text:p>
          </table:table-cell>
          <table:table-cell table:style-name="ce88" table:formula="of:=[.F46]" office:value-type="float" office:value="1" calcext:value-type="float">
            <text:p>1,0000</text:p>
          </table:table-cell>
          <table:table-cell table:style-name="ce85" table:formula="of:=[.J46]" office:value-type="float" office:value="1" calcext:value-type="float">
            <text:p>1,0000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54:.$C$64])" office:value-type="float" office:value="10" calcext:value-type="float">
            <text:p>10</text:p>
          </table:table-cell>
          <table:table-cell table:formula="of:=SUM([.$C$54:.$C$64])" office:value-type="float" office:value="9.85714285714286" calcext:value-type="float">
            <text:p>9,8571428571</text:p>
          </table:table-cell>
          <table:table-cell table:formula="of:=AVERAGE([.$C$54:.$C$64])" office:value-type="float" office:value="0.985714285714286" calcext:value-type="float">
            <text:p>0,9857142857</text:p>
          </table:table-cell>
          <table:table-cell table:formula="of:=VAR([.$C$54:.$C$64])" office:value-type="float" office:value="0.00204081632653061" calcext:value-type="float">
            <text:p>0,0020408163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7]" office:value-type="float" office:value="1" calcext:value-type="float">
            <text:p>1,0000</text:p>
          </table:table-cell>
          <table:table-cell table:style-name="ce88" table:formula="of:=[.F47]" office:value-type="float" office:value="1" calcext:value-type="float">
            <text:p>1,0000</text:p>
          </table:table-cell>
          <table:table-cell table:style-name="ce85" table:formula="of:=[.J47]" office:value-type="float" office:value="0.857142857142857" calcext:value-type="float">
            <text:p>0,8571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54:.$D$64])" office:value-type="float" office:value="10" calcext:value-type="float">
            <text:p>10</text:p>
          </table:table-cell>
          <table:table-cell table:formula="of:=SUM([.$D$54:.$D$64])" office:value-type="float" office:value="8.9031746031746" calcext:value-type="float">
            <text:p>8,9031746032</text:p>
          </table:table-cell>
          <table:table-cell table:formula="of:=AVERAGE([.$D$54:.$D$64])" office:value-type="float" office:value="0.89031746031746" calcext:value-type="float">
            <text:p>0,8903174603</text:p>
          </table:table-cell>
          <table:table-cell table:formula="of:=VAR([.$D$54:.$D$64])" office:value-type="float" office:value="0.00967299347722627" calcext:value-type="float">
            <text:p>0,0096729935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8]" office:value-type="float" office:value="1" calcext:value-type="float">
            <text:p>1,0000</text:p>
          </table:table-cell>
          <table:table-cell table:style-name="ce88" table:formula="of:=[.F48]" office:value-type="float" office:value="1" calcext:value-type="float">
            <text:p>1,0000</text:p>
          </table:table-cell>
          <table:table-cell table:style-name="ce85" table:formula="of:=[.J48]" office:value-type="float" office:value="1" calcext:value-type="float">
            <text:p>1,0000</text:p>
          </table:table-cell>
          <table:table-cell table:number-columns-repeated="17"/>
        </table:table-row>
        <table:table-row table:style-name="ro2">
          <table:table-cell/>
          <table:table-cell table:style-name="ce85" table:formula="of:=[.B49]" office:value-type="float" office:value="0.875" calcext:value-type="float">
            <text:p>0,8750</text:p>
          </table:table-cell>
          <table:table-cell table:style-name="ce88" table:formula="of:=[.F49]" office:value-type="float" office:value="1" calcext:value-type="float">
            <text:p>1,0000</text:p>
          </table:table-cell>
          <table:table-cell table:style-name="ce85" table:formula="of:=[.J49]" office:value-type="float" office:value="0.777777777777778" calcext:value-type="float">
            <text:p>0,7778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85" table:formula="of:=[.B50]" office:value-type="float" office:value="0.833333333333333" calcext:value-type="float">
            <text:p>0,8333</text:p>
          </table:table-cell>
          <table:table-cell table:style-name="ce88" table:formula="of:=[.F50]" office:value-type="float" office:value="0.857142857142857" calcext:value-type="float">
            <text:p>0,8571</text:p>
          </table:table-cell>
          <table:table-cell table:style-name="ce85" table:formula="of:=[.J50]" office:value-type="float" office:value="0.857142857142857" calcext:value-type="float">
            <text:p>0,8571</text:p>
          </table:table-cell>
          <table:table-cell/>
          <table:table-cell office:value-type="string" calcext:value-type="string">
            <text:p>Between</text:p>
          </table:table-cell>
          <table:table-cell table:formula="of:=[.$G$64] - [.$G$63]" office:value-type="float" office:value="0.0482547661039725" calcext:value-type="float">
            <text:p>0,0482547661</text:p>
          </table:table-cell>
          <table:table-cell table:formula="of:=[.$H$64] - [.$H$63]" office:value-type="float" office:value="2" calcext:value-type="float">
            <text:p>2</text:p>
          </table:table-cell>
          <table:table-cell table:formula="of:=[.$G$62] / [.$H$62]" office:value-type="float" office:value="0.0241273830519863" calcext:value-type="float">
            <text:p>0,0241273831</text:p>
          </table:table-cell>
          <table:table-cell table:formula="of:=[.$I$62] / [.$I$63]" office:value-type="float" office:value="4.4288198607752" calcext:value-type="float">
            <text:p>4,4288198608</text:p>
          </table:table-cell>
          <table:table-cell table:formula="of:=LEGACY.FDIST([.$J$62]; [.$H$62]; [.$H$63])" office:value-type="float" office:value="0.0217049042827368" calcext:value-type="float">
            <text:p>0,0217049043</text:p>
          </table:table-cell>
          <table:table-cell table:formula="of:=LEGACY.FINV(0,05; [.$H$62]; [.$H$63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85" table:formula="of:=[.B51]" office:value-type="float" office:value="1" calcext:value-type="float">
            <text:p>1,0000</text:p>
          </table:table-cell>
          <table:table-cell table:style-name="ce88" table:formula="of:=[.F51]" office:value-type="float" office:value="1" calcext:value-type="float">
            <text:p>1,0000</text:p>
          </table:table-cell>
          <table:table-cell table:style-name="ce85" table:formula="of:=[.J51]" office:value-type="float" office:value="1" calcext:value-type="float">
            <text:p>1,0000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54:.$B$64]);DEVSQ([.$C$54:.$C$64]);DEVSQ([.$D$54:.$D$64]))" office:value-type="float" office:value="0.147090954900479" calcext:value-type="float">
            <text:p>0,1470909549</text:p>
          </table:table-cell>
          <table:table-cell table:formula="of:=SUM(COUNT([.$B$54:.$B$64])-1;COUNT([.$C$54:.$C$64])-1;COUNT([.$D$54:.$D$64])-1)" office:value-type="float" office:value="27" calcext:value-type="float">
            <text:p>27</text:p>
          </table:table-cell>
          <table:table-cell table:formula="of:=[.$G$63] / [.$H$63]" office:value-type="float" office:value="0.00544781314446218" calcext:value-type="float">
            <text:p>0,0054478131</text:p>
          </table:table-cell>
          <table:table-cell table:number-columns-repeated="12"/>
        </table:table-row>
        <table:table-row table:style-name="ro2">
          <table:table-cell/>
          <table:table-cell table:style-name="ce85" table:formula="of:=[.B52]" office:value-type="float" office:value="0.875" calcext:value-type="float">
            <text:p>0,8750</text:p>
          </table:table-cell>
          <table:table-cell table:style-name="ce88" table:formula="of:=[.F52]" office:value-type="float" office:value="1" calcext:value-type="float">
            <text:p>1,0000</text:p>
          </table:table-cell>
          <table:table-cell table:style-name="ce85" table:formula="of:=[.J52]" office:value-type="float" office:value="1" calcext:value-type="float">
            <text:p>1,0000</text:p>
          </table:table-cell>
          <table:table-cell/>
          <table:table-cell office:value-type="string" calcext:value-type="string">
            <text:p>Totale</text:p>
          </table:table-cell>
          <table:table-cell table:formula="of:=DEVSQ([.$B$54:.$B$64];[.$C$54:.$C$64];[.$D$54:.$D$64])" office:value-type="float" office:value="0.195345721004451" calcext:value-type="float">
            <text:p>0,195345721</text:p>
          </table:table-cell>
          <table:table-cell table:formula="of:=SUM(COUNT([.$B$54:.$B$64]);COUNT([.$C$54:.$C$64]);COUNT([.$D$54:.$D$64])) - 1" office:value-type="float" office:value="29" calcext:value-type="float">
            <text:p>29</text:p>
          </table:table-cell>
          <table:table-cell table:number-columns-repeated="1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/>
          <table:table-cell table:style-name="ce64"/>
          <table:table-cell/>
          <table:table-cell table:style-name="ce64"/>
          <table:table-cell table:number-columns-repeated="17"/>
        </table:table-row>
        <table:table-row table:style-name="ro3">
          <table:table-cell/>
          <table:table-cell table:style-name="ce64" table:formula="of:=[.C43]" office:value-type="float" office:value="1" calcext:value-type="float">
            <text:p>1</text:p>
          </table:table-cell>
          <table:table-cell table:formula="of:=[.G43]" office:value-type="float" office:value="1" calcext:value-type="float">
            <text:p>1</text:p>
          </table:table-cell>
          <table:table-cell table:style-name="ce64" table:formula="of:=[.K43]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64" table:formula="of:=[.C44]" office:value-type="float" office:value="0.857142857142857" calcext:value-type="float">
            <text:p>0,8571428571</text:p>
          </table:table-cell>
          <table:table-cell table:formula="of:=[.G44]" office:value-type="float" office:value="0.571428571428571" calcext:value-type="float">
            <text:p>0,5714285714</text:p>
          </table:table-cell>
          <table:table-cell table:style-name="ce64" table:formula="of:=[.K44]" office:value-type="float" office:value="0.714285714285714" calcext:value-type="float">
            <text:p>0,7142857143</text:p>
          </table:table-cell>
          <table:table-cell table:number-columns-repeated="17"/>
        </table:table-row>
        <table:table-row table:style-name="ro2">
          <table:table-cell/>
          <table:table-cell table:style-name="ce64" table:formula="of:=[.C45]" office:value-type="float" office:value="1" calcext:value-type="float">
            <text:p>1</text:p>
          </table:table-cell>
          <table:table-cell table:formula="of:=[.G45]" office:value-type="float" office:value="1" calcext:value-type="float">
            <text:p>1</text:p>
          </table:table-cell>
          <table:table-cell table:style-name="ce64" table:formula="of:=[.K45]" office:value-type="float" office:value="0.571428571428571" calcext:value-type="float">
            <text:p>0,5714285714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5"/>
          <table:table-cell office:value-type="string" calcext:value-type="string">
            <text:p>RIGETTA H0 se P &gt; 0,05</text:p>
          </table:table-cell>
          <table:table-cell table:number-columns-repeated="5"/>
        </table:table-row>
        <table:table-row table:style-name="ro2">
          <table:table-cell/>
          <table:table-cell table:style-name="ce64" table:formula="of:=[.C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style-name="ce64" table:formula="of:=[.K46]" office:value-type="float" office:value="0.571428571428571" calcext:value-type="float">
            <text:p>0,5714285714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68:.$B$77])" office:value-type="float" office:value="10" calcext:value-type="float">
            <text:p>10</text:p>
          </table:table-cell>
          <table:table-cell table:formula="of:=SUM([.$B$68:.$B$77])" office:value-type="float" office:value="9.14285714285714" calcext:value-type="float">
            <text:p>9,1428571429</text:p>
          </table:table-cell>
          <table:table-cell table:formula="of:=AVERAGE([.$B$68:.$B$77])" office:value-type="float" office:value="0.914285714285714" calcext:value-type="float">
            <text:p>0,9142857143</text:p>
          </table:table-cell>
          <table:table-cell table:formula="of:=VAR([.$B$68:.$B$77])" office:value-type="float" office:value="0.00997732426303856" calcext:value-type="float">
            <text:p>0,00997732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CALL</text:p>
          </table:table-cell>
          <table:table-cell table:style-name="ce64" table:formula="of:=[.C47]" office:value-type="float" office:value="0.857142857142857" calcext:value-type="float">
            <text:p>0,8571428571</text:p>
          </table:table-cell>
          <table:table-cell table:formula="of:=[.G47]" office:value-type="float" office:value="1" calcext:value-type="float">
            <text:p>1</text:p>
          </table:table-cell>
          <table:table-cell table:style-name="ce64" table:formula="of:=[.K47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68:.$C$77])" office:value-type="float" office:value="10" calcext:value-type="float">
            <text:p>10</text:p>
          </table:table-cell>
          <table:table-cell table:formula="of:=SUM([.$C$68:.$C$77])" office:value-type="float" office:value="8.85714285714286" calcext:value-type="float">
            <text:p>8,8571428571</text:p>
          </table:table-cell>
          <table:table-cell table:formula="of:=AVERAGE([.$C$68:.$C$77])" office:value-type="float" office:value="0.885714285714286" calcext:value-type="float">
            <text:p>0,8857142857</text:p>
          </table:table-cell>
          <table:table-cell table:formula="of:=VAR([.$C$68:.$C$77])" office:value-type="float" office:value="0.0217687074829932" calcext:value-type="float">
            <text:p>0,0217687075</text:p>
          </table:table-cell>
          <table:table-cell table:number-columns-repeated="5"/>
          <table:table-cell office:value-type="string" calcext:value-type="string">
            <text:p>P-Value 0,05</text:p>
          </table:table-cell>
          <table:table-cell table:number-columns-repeated="5"/>
        </table:table-row>
        <table:table-row table:style-name="ro2">
          <table:table-cell/>
          <table:table-cell table:style-name="ce64" table:formula="of:=[.C48]" office:value-type="float" office:value="0.857142857142857" calcext:value-type="float">
            <text:p>0,8571428571</text:p>
          </table:table-cell>
          <table:table-cell table:formula="of:=[.G48]" office:value-type="float" office:value="0.857142857142857" calcext:value-type="float">
            <text:p>0,8571428571</text:p>
          </table:table-cell>
          <table:table-cell table:style-name="ce64" table:formula="of:=[.K48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68:.$D$77])" office:value-type="float" office:value="10" calcext:value-type="float">
            <text:p>10</text:p>
          </table:table-cell>
          <table:table-cell table:formula="of:=SUM([.$D$68:.$D$77])" office:value-type="float" office:value="8" calcext:value-type="float">
            <text:p>8</text:p>
          </table:table-cell>
          <table:table-cell table:formula="of:=AVERAGE([.$D$68:.$D$77])" office:value-type="float" office:value="0.8" calcext:value-type="float">
            <text:p>0,8</text:p>
          </table:table-cell>
          <table:table-cell table:formula="of:=VAR([.$D$68:.$D$77])" office:value-type="float" office:value="0.0235827664399093" calcext:value-type="float">
            <text:p>0,0235827664</text:p>
          </table:table-cell>
          <table:table-cell table:number-columns-repeated="11"/>
        </table:table-row>
        <table:table-row table:style-name="ro2">
          <table:table-cell/>
          <table:table-cell table:style-name="ce64" table:formula="of:=[.C49]" office:value-type="float" office:value="1" calcext:value-type="float">
            <text:p>1</text:p>
          </table:table-cell>
          <table:table-cell table:formula="of:=[.G49]" office:value-type="float" office:value="0.857142857142857" calcext:value-type="float">
            <text:p>0,8571428571</text:p>
          </table:table-cell>
          <table:table-cell table:style-name="ce64" table:formula="of:=[.K49]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ce64" table:formula="of:=[.C50]" office:value-type="float" office:value="0.714285714285714" calcext:value-type="float">
            <text:p>0,7142857143</text:p>
          </table:table-cell>
          <table:table-cell table:formula="of:=[.G50]" office:value-type="float" office:value="0.857142857142857" calcext:value-type="float">
            <text:p>0,8571428571</text:p>
          </table:table-cell>
          <table:table-cell table:style-name="ce64" table:formula="of:=[.K50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64" table:formula="of:=[.C51]" office:value-type="float" office:value="0.857142857142857" calcext:value-type="float">
            <text:p>0,8571428571</text:p>
          </table:table-cell>
          <table:table-cell table:formula="of:=[.G51]" office:value-type="float" office:value="0.714285714285714" calcext:value-type="float">
            <text:p>0,7142857143</text:p>
          </table:table-cell>
          <table:table-cell table:style-name="ce64" table:formula="of:=[.K51]" office:value-type="float" office:value="0.714285714285714" calcext:value-type="float">
            <text:p>0,7142857143</text:p>
          </table:table-cell>
          <table:table-cell/>
          <table:table-cell office:value-type="string" calcext:value-type="string">
            <text:p>Between</text:p>
          </table:table-cell>
          <table:table-cell table:formula="of:=[.$G$78] - [.$G$77]" office:value-type="float" office:value="0.0707482993197283" calcext:value-type="float">
            <text:p>0,0707482993</text:p>
          </table:table-cell>
          <table:table-cell table:formula="of:=[.$H$78] - [.$H$77]" office:value-type="float" office:value="2" calcext:value-type="float">
            <text:p>2</text:p>
          </table:table-cell>
          <table:table-cell table:formula="of:=[.$G$76] / [.$H$76]" office:value-type="float" office:value="0.0353741496598641" calcext:value-type="float">
            <text:p>0,0353741497</text:p>
          </table:table-cell>
          <table:table-cell table:formula="of:=[.$I$76] / [.$I$77]" office:value-type="float" office:value="1.91803278688525" calcext:value-type="float">
            <text:p>1,9180327869</text:p>
          </table:table-cell>
          <table:table-cell table:formula="of:=LEGACY.FDIST([.$J$76]; [.$H$76]; [.$H$77])" office:value-type="float" office:value="0.166385259681143" calcext:value-type="float">
            <text:p>0,1663852597</text:p>
          </table:table-cell>
          <table:table-cell table:formula="of:=LEGACY.FINV(0,05; [.$H$76]; [.$H$77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64" table:formula="of:=[.C52]" office:value-type="float" office:value="1" calcext:value-type="float">
            <text:p>1</text:p>
          </table:table-cell>
          <table:table-cell table:formula="of:=[.G52]" office:value-type="float" office:value="1" calcext:value-type="float">
            <text:p>1</text:p>
          </table:table-cell>
          <table:table-cell table:style-name="ce64" table:formula="of:=[.K52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68:.$B$77]);DEVSQ([.$C$68:.$C$77]);DEVSQ([.$D$68:.$D$77]))" office:value-type="float" office:value="0.49795918367347" calcext:value-type="float">
            <text:p>0,4979591837</text:p>
          </table:table-cell>
          <table:table-cell table:formula="of:=SUM(COUNT([.$B$68:.$B$77])-1;COUNT([.$C$68:.$C$77])-1;COUNT([.$D$68:.$D$77])-1)" office:value-type="float" office:value="27" calcext:value-type="float">
            <text:p>27</text:p>
          </table:table-cell>
          <table:table-cell table:formula="of:=[.$G$77] / [.$H$77]" office:value-type="float" office:value="0.018442932728647" calcext:value-type="float">
            <text:p>0,0184429327</text:p>
          </table:table-cell>
          <table:table-cell table:number-columns-repeated="12"/>
        </table:table-row>
        <table:table-row table:style-name="ro2">
          <table:table-cell/>
          <table:table-cell table:style-name="ce64"/>
          <table:table-cell/>
          <table:table-cell table:style-name="ce64"/>
          <table:table-cell/>
          <table:table-cell office:value-type="string" calcext:value-type="string">
            <text:p>Totale</text:p>
          </table:table-cell>
          <table:table-cell table:formula="of:=DEVSQ([.$B$68:.$B$77];[.$C$68:.$C$77];[.$D$68:.$D$77])" office:value-type="float" office:value="0.568707482993198" calcext:value-type="float">
            <text:p>0,568707483</text:p>
          </table:table-cell>
          <table:table-cell table:formula="of:=SUM(COUNT([.$B$68:.$B$77]);COUNT([.$C$68:.$C$77]);COUNT([.$D$68:.$D$77])) - 1" office:value-type="float" office:value="29" calcext:value-type="float">
            <text:p>29</text:p>
          </table:table-cell>
          <table:table-cell table:number-columns-repeated="13"/>
        </table:table-row>
        <table:table-row table:style-name="ro2" table:number-rows-repeated="2">
          <table:table-cell/>
          <table:table-cell table:style-name="ce64"/>
          <table:table-cell/>
          <table:table-cell table:style-name="ce64"/>
          <table:table-cell table:number-columns-repeated="17"/>
        </table:table-row>
        <table:table-row table:style-name="ro3">
          <table:table-cell/>
          <table:table-cell table:style-name="ce99" table:formula="of:=[.E43]" office:value-type="float" office:value="0" calcext:value-type="float">
            <text:p>0,00000</text:p>
          </table:table-cell>
          <table:table-cell table:style-name="ce99" table:formula="of:=[.I43]" office:value-type="float" office:value="0" calcext:value-type="float">
            <text:p>0,00000</text:p>
          </table:table-cell>
          <table:table-cell table:style-name="ce98" table:formula="of:=[.M43]" office:value-type="float" office:value="0.0571428571428572" calcext:value-type="float">
            <text:p>0,0571</text:p>
          </table:table-cell>
          <table:table-cell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99" table:formula="of:=[.E44]" office:value-type="float" office:value="0.0285714285714289" calcext:value-type="float">
            <text:p>0,02857</text:p>
          </table:table-cell>
          <table:table-cell table:style-name="ce99" table:formula="of:=[.I44]" office:value-type="float" office:value="0.085714285714286" calcext:value-type="float">
            <text:p>0,08571</text:p>
          </table:table-cell>
          <table:table-cell table:style-name="ce98" table:formula="of:=[.M44]" office:value-type="float" office:value="0.0857142857142858" calcext:value-type="float">
            <text:p>0,0857</text:p>
          </table:table-cell>
          <table:table-cell table:number-columns-repeated="17"/>
        </table:table-row>
        <table:table-row table:style-name="ro2">
          <table:table-cell/>
          <table:table-cell table:style-name="ce99" table:formula="of:=[.E45]" office:value-type="float" office:value="0" calcext:value-type="float">
            <text:p>0,00000</text:p>
          </table:table-cell>
          <table:table-cell table:style-name="ce99" table:formula="of:=[.I45]" office:value-type="float" office:value="0" calcext:value-type="float">
            <text:p>0,00000</text:p>
          </table:table-cell>
          <table:table-cell table:style-name="ce98" table:formula="of:=[.M45]" office:value-type="float" office:value="0.114285714285714" calcext:value-type="float">
            <text:p>0,1143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11"/>
        </table:table-row>
        <table:table-row table:style-name="ro2">
          <table:table-cell/>
          <table:table-cell table:style-name="ce99" table:formula="of:=[.E46]" office:value-type="float" office:value="0" calcext:value-type="float">
            <text:p>0,00000</text:p>
          </table:table-cell>
          <table:table-cell table:style-name="ce99" table:formula="of:=[.I46]" office:value-type="float" office:value="0" calcext:value-type="float">
            <text:p>0,00000</text:p>
          </table:table-cell>
          <table:table-cell table:style-name="ce98" table:formula="of:=[.M46]" office:value-type="float" office:value="0.0857142857142858" calcext:value-type="float">
            <text:p>0,0857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81:.$B$91])" office:value-type="float" office:value="11" calcext:value-type="float">
            <text:p>11</text:p>
          </table:table-cell>
          <table:table-cell table:formula="of:=SUM([.$B$81:.$B$91])" office:value-type="float" office:value="0.253603174603175" calcext:value-type="float">
            <text:p>0,2536031746</text:p>
          </table:table-cell>
          <table:table-cell table:formula="of:=AVERAGE([.$B$81:.$B$91])" office:value-type="float" office:value="0.0230548340548341" calcext:value-type="float">
            <text:p>0,0230548341</text:p>
          </table:table-cell>
          <table:table-cell table:formula="of:=VAR([.$B$81:.$B$91])" office:value-type="float" office:value="0.000593085480656905" calcext:value-type="float">
            <text:p>0,00059308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RR</text:p>
          </table:table-cell>
          <table:table-cell table:style-name="ce99" table:formula="of:=[.E47]" office:value-type="float" office:value="0.029" calcext:value-type="float">
            <text:p>0,02900</text:p>
          </table:table-cell>
          <table:table-cell table:style-name="ce99" table:formula="of:=[.I47]" office:value-type="float" office:value="0" calcext:value-type="float">
            <text:p>0,00000</text:p>
          </table:table-cell>
          <table:table-cell table:style-name="ce98" table:formula="of:=[.M47]" office:value-type="float" office:value="0.0571428571428572" calcext:value-type="float">
            <text:p>0,0571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81:.$C$91])" office:value-type="float" office:value="11" calcext:value-type="float">
            <text:p>11</text:p>
          </table:table-cell>
          <table:table-cell table:formula="of:=SUM([.$C$81:.$C$91])" office:value-type="float" office:value="0.253968253968256" calcext:value-type="float">
            <text:p>0,253968254</text:p>
          </table:table-cell>
          <table:table-cell table:formula="of:=AVERAGE([.$C$81:.$C$91])" office:value-type="float" office:value="0.0230880230880232" calcext:value-type="float">
            <text:p>0,0230880231</text:p>
          </table:table-cell>
          <table:table-cell table:formula="of:=VAR([.$C$81:.$C$91])" office:value-type="float" office:value="0.000928880643166366" calcext:value-type="float">
            <text:p>0,0009288806</text:p>
          </table:table-cell>
          <table:table-cell table:number-columns-repeated="11"/>
        </table:table-row>
        <table:table-row table:style-name="ro2">
          <table:table-cell/>
          <table:table-cell table:style-name="ce99" table:formula="of:=[.E48]" office:value-type="float" office:value="0.0285714285714289" calcext:value-type="float">
            <text:p>0,02857</text:p>
          </table:table-cell>
          <table:table-cell table:style-name="ce99" table:formula="of:=[.I48]" office:value-type="float" office:value="0.0285714285714289" calcext:value-type="float">
            <text:p>0,02857</text:p>
          </table:table-cell>
          <table:table-cell table:style-name="ce98" table:formula="of:=[.M48]" office:value-type="float" office:value="0.0285714285714286" calcext:value-type="float">
            <text:p>0,0286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81:.$D$91])" office:value-type="float" office:value="11" calcext:value-type="float">
            <text:p>11</text:p>
          </table:table-cell>
          <table:table-cell table:formula="of:=SUM([.$D$81:.$D$91])" office:value-type="float" office:value="0.624603174603175" calcext:value-type="float">
            <text:p>0,6246031746</text:p>
          </table:table-cell>
          <table:table-cell table:formula="of:=AVERAGE([.$D$81:.$D$91])" office:value-type="float" office:value="0.0567821067821068" calcext:value-type="float">
            <text:p>0,0567821068</text:p>
          </table:table-cell>
          <table:table-cell table:formula="of:=VAR([.$D$81:.$D$91])" office:value-type="float" office:value="0.000984550722645958" calcext:value-type="float">
            <text:p>0,0009845507</text:p>
          </table:table-cell>
          <table:table-cell table:number-columns-repeated="11"/>
        </table:table-row>
        <table:table-row table:style-name="ro2">
          <table:table-cell/>
          <table:table-cell table:style-name="ce99" table:formula="of:=[.E49]" office:value-type="float" office:value="0.0285714285714289" calcext:value-type="float">
            <text:p>0,02857</text:p>
          </table:table-cell>
          <table:table-cell table:style-name="ce99" table:formula="of:=[.I49]" office:value-type="float" office:value="0.0285714285714289" calcext:value-type="float">
            <text:p>0,02857</text:p>
          </table:table-cell>
          <table:table-cell table:style-name="ce98" table:formula="of:=[.M49]" office:value-type="float" office:value="0.0571428571428572" calcext:value-type="float">
            <text:p>0,0571</text:p>
          </table:table-cell>
          <table:table-cell table:number-columns-repeated="17"/>
        </table:table-row>
        <table:table-row table:style-name="ro2">
          <table:table-cell/>
          <table:table-cell table:style-name="ce99" table:formula="of:=[.E50]" office:value-type="float" office:value="0.0833333333333329" calcext:value-type="float">
            <text:p>0,08333</text:p>
          </table:table-cell>
          <table:table-cell table:style-name="ce99" table:formula="of:=[.I50]" office:value-type="float" office:value="0.0555555555555559" calcext:value-type="float">
            <text:p>0,05556</text:p>
          </table:table-cell>
          <table:table-cell table:style-name="ce98" table:formula="of:=[.M50]" office:value-type="float" office:value="0.0555555555555556" calcext:value-type="float">
            <text:p>0,0556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99" table:formula="of:=[.E51]" office:value-type="float" office:value="0.0277777777777779" calcext:value-type="float">
            <text:p>0,02778</text:p>
          </table:table-cell>
          <table:table-cell table:style-name="ce99" table:formula="of:=[.I51]" office:value-type="float" office:value="0.0555555555555559" calcext:value-type="float">
            <text:p>0,05556</text:p>
          </table:table-cell>
          <table:table-cell table:style-name="ce98" table:formula="of:=[.M51]" office:value-type="float" office:value="0.0555555555555556" calcext:value-type="float">
            <text:p>0,0556</text:p>
          </table:table-cell>
          <table:table-cell/>
          <table:table-cell office:value-type="string" calcext:value-type="string">
            <text:p>Between</text:p>
          </table:table-cell>
          <table:table-cell table:formula="of:=[.$G$91] - [.$G$90]" office:value-type="float" office:value="0.0083336781114241" calcext:value-type="float">
            <text:p>0,0083336781</text:p>
          </table:table-cell>
          <table:table-cell table:formula="of:=[.$H$91] - [.$H$90]" office:value-type="float" office:value="2" calcext:value-type="float">
            <text:p>2</text:p>
          </table:table-cell>
          <table:table-cell table:formula="of:=[.$G$89] / [.$H$89]" office:value-type="float" office:value="0.00416683905571205" calcext:value-type="float">
            <text:p>0,0041668391</text:p>
          </table:table-cell>
          <table:table-cell table:formula="of:=[.$I$89] / [.$I$90]" office:value-type="float" office:value="4.98720652316574" calcext:value-type="float">
            <text:p>4,9872065232</text:p>
          </table:table-cell>
          <table:table-cell table:formula="of:=LEGACY.FDIST([.$J$89]; [.$H$89]; [.$H$90])" office:value-type="float" office:value="0.0134923434136929" calcext:value-type="float">
            <text:p>0,0134923434</text:p>
          </table:table-cell>
          <table:table-cell table:formula="of:=LEGACY.FINV(0,05; [.$H$89]; [.$H$90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99" table:formula="of:=[.E52]" office:value-type="float" office:value="0.0277777777777779" calcext:value-type="float">
            <text:p>0,02778</text:p>
          </table:table-cell>
          <table:table-cell table:style-name="ce99" table:formula="of:=[.I52]" office:value-type="float" office:value="0" calcext:value-type="float">
            <text:p>0,00000</text:p>
          </table:table-cell>
          <table:table-cell table:style-name="ce98" table:formula="of:=[.M52]" office:value-type="float" office:value="0.0277777777777778" calcext:value-type="float">
            <text:p>0,0278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81:.$B$91]);DEVSQ([.$C$81:.$C$91]);DEVSQ([.$D$81:.$D$91]))" office:value-type="float" office:value="0.0250651684646923" calcext:value-type="float">
            <text:p>0,0250651685</text:p>
          </table:table-cell>
          <table:table-cell table:formula="of:=SUM(COUNT([.$B$81:.$B$91])-1;COUNT([.$C$81:.$C$91])-1;COUNT([.$D$81:.$D$91])-1)" office:value-type="float" office:value="30" calcext:value-type="float">
            <text:p>30</text:p>
          </table:table-cell>
          <table:table-cell table:formula="of:=[.$G$90] / [.$H$90]" office:value-type="float" office:value="0.000835505615489743" calcext:value-type="float">
            <text:p>0,0008355056</text:p>
          </table:table-cell>
          <table:table-cell table:number-columns-repeated="12"/>
        </table:table-row>
        <table:table-row table:style-name="ro2">
          <table:table-cell/>
          <table:table-cell table:style-name="ce99" table:formula="of:=[.E53]" office:value-type="float" office:value="0" calcext:value-type="float">
            <text:p>0,00000</text:p>
          </table:table-cell>
          <table:table-cell table:style-name="ce99" table:formula="of:=[.I53]" office:value-type="float" office:value="0" calcext:value-type="float">
            <text:p>0,00000</text:p>
          </table:table-cell>
          <table:table-cell table:style-name="ce98" table:formula="of:=[.M53]" office:value-type="float" office:value="0" calcext:value-type="float">
            <text:p>0,0000</text:p>
          </table:table-cell>
          <table:table-cell/>
          <table:table-cell office:value-type="string" calcext:value-type="string">
            <text:p>Totale</text:p>
          </table:table-cell>
          <table:table-cell table:formula="of:=DEVSQ([.$B$81:.$B$91];[.$C$81:.$C$91];[.$D$81:.$D$91])" office:value-type="float" office:value="0.0333988465761164" calcext:value-type="float">
            <text:p>0,0333988466</text:p>
          </table:table-cell>
          <table:table-cell table:formula="of:=SUM(COUNT([.$B$81:.$B$91]);COUNT([.$C$81:.$C$91]);COUNT([.$D$81:.$D$91])) - 1" office:value-type="float" office:value="32" calcext:value-type="float">
            <text:p>3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2:14:37.35069386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0T12:20:18.911578286</dc:date>
    <dc:creator>Simo </dc:creator>
    <meta:editing-duration>PT5H34M50S</meta:editing-duration>
    <meta:editing-cycles>34</meta:editing-cycles>
    <meta:generator>LibreOffice/4.2.4.2$Linux_X86_64 LibreOffice_project/420m0$Build-2</meta:generator>
    <meta:document-statistic meta:table-count="5" meta:cell-count="255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Elsevier.A43:Elsevier.B52 Elsevier.J41:Elsevier.J41 Elsevier.J43:Elsevier.J52 Elsevier.B41:Elsevier.B41 Elsevier.F41:Elsevier.F41 Elsevier.F43:Elsevie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J43:Elsevier.J52" chart:label-cell-address="Elsevier.J41:Elsevier.J41" chart:class="chart:scatter">
            <chart:data-point chart:repeated="10"/>
          </chart:series>
          <chart:series chart:style-name="ch11" chart:values-cell-range-address="Elsevier.B43:Elsevier.B52" chart:label-cell-address="Elsevier.B41:Elsevier.B41" chart:class="chart:scatter">
            <chart:data-point chart:repeated="10"/>
          </chart:series>
          <chart:series chart:style-name="ch12" chart:values-cell-range-address="Elsevier.F43:Elsevier.F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1">
                <text:p>1</text:p>
                <draw:g>
                  <svg:desc>Elsevier.J43:Elsevier.J52</svg:desc>
                </draw:g>
              </table:table-cell>
              <table:table-cell office:value-type="float" office:value="1">
                <text:p>1</text:p>
                <draw:g>
                  <svg:desc>Elsevier.B43:Elsevier.B52</svg:desc>
                </draw:g>
              </table:table-cell>
              <table:table-cell office:value-type="float" office:value="1">
                <text:p>1</text:p>
                <draw:g>
                  <svg:desc>Elsevier.F43:Elsevie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MLJNODISCR.A43:MLJNODISCR.A52 MLJNODISCR.J41:MLJNODISCR.J41 MLJNODISCR.K43:MLJNODISCR.K52 MLJNODISCR.B41:MLJNODISCR.B41 MLJNODISCR.C43:MLJNODISCR.C52 MLJNODISCR.F41:MLJNODISCR.F41 MLJNODISCR.G43:MLJNODISC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K43:MLJNODISCR.K52" chart:label-cell-address="MLJNODISCR.J41:MLJNODISCR.J41" chart:class="chart:scatter">
            <chart:data-point chart:repeated="10"/>
          </chart:series>
          <chart:series chart:style-name="ch11" chart:values-cell-range-address="MLJNODISCR.C43:MLJNODISCR.C52" chart:label-cell-address="MLJNODISCR.B41:MLJNODISCR.B41" chart:class="chart:scatter">
            <chart:data-point chart:repeated="10"/>
          </chart:series>
          <chart:series chart:style-name="ch12" chart:values-cell-range-address="MLJNODISCR.G43:MLJNODISCR.G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0833333333333333">
                <text:p>0.0833333333333333</text:p>
                <draw:g>
                  <svg:desc>MLJNODISCR.K43:MLJNODISCR.K5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C43:MLJNODISCR.C5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43:MLJNODISC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MLJNODISCR.A43:MLJNODISCR.A52 MLJNODISCR.J41:MLJNODISCR.J41 MLJNODISCR.M43:MLJNODISCR.M52 MLJNODISCR.B41:MLJNODISCR.B41 MLJNODISCR.E43:MLJNODISCR.E52 MLJNODISCR.F41:MLJNODISCR.F41 MLJNODISCR.I43:MLJNODISC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M43:MLJNODISCR.M52" chart:label-cell-address="MLJNODISCR.J41:MLJNODISCR.J41" chart:class="chart:scatter">
            <chart:data-point chart:repeated="10"/>
          </chart:series>
          <chart:series chart:style-name="ch11" chart:values-cell-range-address="MLJNODISCR.E43:MLJNODISCR.E52" chart:label-cell-address="MLJNODISCR.B41:MLJNODISCR.B41" chart:class="chart:scatter">
            <chart:data-point chart:repeated="10"/>
          </chart:series>
          <chart:series chart:style-name="ch12" chart:values-cell-range-address="MLJNODISCR.I43:MLJNODISCR.I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342857142857143">
                <text:p>0.342857142857143</text:p>
                <draw:g>
                  <svg:desc>MLJNODISCR.M43:MLJNODISCR.M52</svg:desc>
                </draw:g>
              </table:table-cell>
              <table:table-cell office:value-type="float" office:value="0.0285714285714289">
                <text:p>0.0285714285714289</text:p>
                <draw:g>
                  <svg:desc>MLJNODISCR.E43:MLJNODISCR.E52</svg:desc>
                </draw:g>
              </table:table-cell>
              <table:table-cell office:value-type="float" office:value="0.0285714285714289">
                <text:p>0.0285714285714289</text:p>
                <draw:g>
                  <svg:desc>MLJNODISCR.I43:MLJNODISC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0555555555555559">
                <text:p>0.0555555555555559</text:p>
              </table:table-cell>
              <table:table-cell office:value-type="float" office:value="0.0555555555555559">
                <text:p>0.05555555555555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MLJNODISCR.A43:MLJNODISCR.A52 MLJNODISCR.J41:MLJNODISCR.J41 MLJNODISCR.L43:MLJNODISCR.L52 MLJNODISCR.B41:MLJNODISCR.B41 MLJNODISCR.D43:MLJNODISCR.D52 MLJNODISCR.F41:MLJNODISCR.F41 MLJNODISCR.H43:MLJNODISC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L43:MLJNODISCR.L52" chart:label-cell-address="MLJNODISCR.J41:MLJNODISCR.J41" chart:class="chart:scatter">
            <chart:data-point chart:repeated="10"/>
          </chart:series>
          <chart:series chart:style-name="ch11" chart:values-cell-range-address="MLJNODISCR.D43:MLJNODISCR.D52" chart:label-cell-address="MLJNODISCR.B41:MLJNODISCR.B41" chart:class="chart:scatter">
            <chart:data-point chart:repeated="10"/>
          </chart:series>
          <chart:series chart:style-name="ch12" chart:values-cell-range-address="MLJNODISCR.H43:MLJNODISCR.H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657142857142857">
                <text:p>0.657142857142857</text:p>
                <draw:g>
                  <svg:desc>MLJNODISCR.L43:MLJNODISCR.L5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D43:MLJNODISCR.D5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H43:MLJNODISC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71">
                <text:p>0.9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NaN">
                <text:p>NaN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SVLN.A43:SVLN.B52 SVLN.J41:SVLN.J41 SVLN.J43:SVLN.J52 SVLN.B41:SVLN.B41 SVLN.F41:SVLN.F41 SVLN.F43:SVLN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J43:SVLN.J52" chart:label-cell-address="SVLN.J41:SVLN.J41" chart:class="chart:scatter">
            <chart:data-point chart:repeated="10"/>
          </chart:series>
          <chart:series chart:style-name="ch11" chart:values-cell-range-address="SVLN.B43:SVLN.B52" chart:label-cell-address="SVLN.B41:SVLN.B41" chart:class="chart:scatter">
            <chart:data-point chart:repeated="10"/>
          </chart:series>
          <chart:series chart:style-name="ch12" chart:values-cell-range-address="SVLN.F43:SVLN.F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777777777777778">
                <text:p>0.777777777777778</text:p>
                <draw:g>
                  <svg:desc>SVLN.J43:SVLN.J52</svg:desc>
                </draw:g>
              </table:table-cell>
              <table:table-cell office:value-type="float" office:value="1">
                <text:p>1</text:p>
                <draw:g>
                  <svg:desc>SVLN.B43:SVLN.B52</svg:desc>
                </draw:g>
              </table:table-cell>
              <table:table-cell office:value-type="float" office:value="1">
                <text:p>1</text:p>
                <draw:g>
                  <svg:desc>SVLN.F43:SVLN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K43:SVLN.K52 SVLN.B41:SVLN.B41 SVLN.C43:SVLN.C52 SVLN.F41:SVLN.F41 SVLN.G43:SVLN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K43:SVLN.K52" chart:label-cell-address="SVLN.J41:SVLN.J41" chart:class="chart:scatter">
            <chart:data-point chart:repeated="10"/>
          </chart:series>
          <chart:series chart:style-name="ch11" chart:values-cell-range-address="SVLN.C43:SVLN.C52" chart:label-cell-address="SVLN.B41:SVLN.B41" chart:class="chart:scatter">
            <chart:data-point chart:repeated="10"/>
          </chart:series>
          <chart:series chart:style-name="ch12" chart:values-cell-range-address="SVLN.G43:SVLN.G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1">
                <text:p>1</text:p>
                <draw:g>
                  <svg:desc>SVLN.K43:SVLN.K52</svg:desc>
                </draw:g>
              </table:table-cell>
              <table:table-cell office:value-type="float" office:value="1">
                <text:p>1</text:p>
                <draw:g>
                  <svg:desc>SVLN.C43:SVLN.C52</svg:desc>
                </draw:g>
              </table:table-cell>
              <table:table-cell office:value-type="float" office:value="1">
                <text:p>1</text:p>
                <draw:g>
                  <svg:desc>SVLN.G43:SVLN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M43:SVLN.M52 SVLN.B41:SVLN.B41 SVLN.E43:SVLN.E52 SVLN.F41:SVLN.F41 SVLN.I43:SVLN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M43:SVLN.M52" chart:label-cell-address="SVLN.J41:SVLN.J41" chart:class="chart:scatter">
            <chart:data-point chart:repeated="10"/>
          </chart:series>
          <chart:series chart:style-name="ch11" chart:values-cell-range-address="SVLN.E43:SVLN.E52" chart:label-cell-address="SVLN.B41:SVLN.B41" chart:class="chart:scatter">
            <chart:data-point chart:repeated="10"/>
          </chart:series>
          <chart:series chart:style-name="ch12" chart:values-cell-range-address="SVLN.I43:SVLN.I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0571428571428572">
                <text:p>0.0571428571428572</text:p>
                <draw:g>
                  <svg:desc>SVLN.M43:SVLN.M52</svg:desc>
                </draw:g>
              </table:table-cell>
              <table:table-cell office:value-type="float" office:value="0">
                <text:p>0</text:p>
                <draw:g>
                  <svg:desc>SVLN.E43:SVLN.E52</svg:desc>
                </draw:g>
              </table:table-cell>
              <table:table-cell office:value-type="float" office:value="0">
                <text:p>0</text:p>
                <draw:g>
                  <svg:desc>SVLN.I43:SVLN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85714285714286">
                <text:p>0.085714285714286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29">
                <text:p>0.083333333333332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L43:SVLN.L52 SVLN.B41:SVLN.B41 SVLN.D43:SVLN.D52 SVLN.F41:SVLN.F41 SVLN.H43:SVLN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L43:SVLN.L52" chart:label-cell-address="SVLN.J41:SVLN.J41" chart:class="chart:scatter">
            <chart:data-point chart:repeated="10"/>
          </chart:series>
          <chart:series chart:style-name="ch11" chart:values-cell-range-address="SVLN.D43:SVLN.D52" chart:label-cell-address="SVLN.B41:SVLN.B41" chart:class="chart:scatter">
            <chart:data-point chart:repeated="10"/>
          </chart:series>
          <chart:series chart:style-name="ch12" chart:values-cell-range-address="SVLN.H43:SVLN.H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942857142857143">
                <text:p>0.942857142857143</text:p>
                <draw:g>
                  <svg:desc>SVLN.L43:SVLN.L52</svg:desc>
                </draw:g>
              </table:table-cell>
              <table:table-cell office:value-type="float" office:value="1">
                <text:p>1</text:p>
                <draw:g>
                  <svg:desc>SVLN.D43:SVLN.D52</svg:desc>
                </draw:g>
              </table:table-cell>
              <table:table-cell office:value-type="float" office:value="1">
                <text:p>1</text:p>
                <draw:g>
                  <svg:desc>SVLN.H43:SVLN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">
                <text:p>0.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MLJDISCR.A43:MLJDISCR.B52 MLJDISCR.J41:MLJDISCR.J41 MLJDISCR.J43:MLJDISCR.J52 MLJDISCR.B41:MLJDISCR.B41 MLJDISCR.F41:MLJDISCR.F41 MLJDISCR.F43:MLJDISC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J43:MLJDISCR.J52" chart:label-cell-address="MLJDISCR.J41:MLJDISCR.J41" chart:class="chart:scatter">
            <chart:data-point chart:repeated="10"/>
          </chart:series>
          <chart:series chart:style-name="ch11" chart:values-cell-range-address="MLJDISCR.B43:MLJDISCR.B52" chart:label-cell-address="MLJDISCR.B41:MLJDISCR.B41" chart:class="chart:scatter">
            <chart:data-point chart:repeated="10"/>
          </chart:series>
          <chart:series chart:style-name="ch12" chart:values-cell-range-address="MLJDISCR.F43:MLJDISCR.F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0.857142857142857">
                <text:p>0.857142857142857</text:p>
                <draw:g>
                  <svg:desc>MLJDISCR.J43:MLJDISCR.J52</svg:desc>
                </draw:g>
              </table:table-cell>
              <table:table-cell office:value-type="float" office:value="0.666666666666667">
                <text:p>0.666666666666667</text:p>
                <draw:g>
                  <svg:desc>MLJDISCR.B43:MLJDISCR.B52</svg:desc>
                </draw:g>
              </table:table-cell>
              <table:table-cell office:value-type="float" office:value="0.666666666666667">
                <text:p>0.666666666666667</text:p>
                <draw:g>
                  <svg:desc>MLJDISCR.F43:MLJDISC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MLJDISCR.A43:MLJDISCR.A52 MLJDISCR.J41:MLJDISCR.J41 MLJDISCR.K43:MLJDISCR.K52 MLJDISCR.B41:MLJDISCR.B41 MLJDISCR.C43:MLJDISCR.C52 MLJDISCR.F41:MLJDISCR.F41 MLJDISCR.G43:MLJDISC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K43:MLJDISCR.K52" chart:label-cell-address="MLJDISCR.J41:MLJDISCR.J41" chart:class="chart:scatter">
            <chart:data-point chart:repeated="10"/>
          </chart:series>
          <chart:series chart:style-name="ch11" chart:values-cell-range-address="MLJDISCR.C43:MLJDISCR.C52" chart:label-cell-address="MLJDISCR.B41:MLJDISCR.B41" chart:class="chart:scatter">
            <chart:data-point chart:repeated="10"/>
          </chart:series>
          <chart:series chart:style-name="ch12" chart:values-cell-range-address="MLJDISCR.G43:MLJDISCR.G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1">
                <text:p>1</text:p>
                <draw:g>
                  <svg:desc>MLJDISCR.K43:MLJDISCR.K52</svg:desc>
                </draw:g>
              </table:table-cell>
              <table:table-cell office:value-type="float" office:value="0.166666666666667">
                <text:p>0.166666666666667</text:p>
                <draw:g>
                  <svg:desc>MLJDISCR.C43:MLJDISCR.C52</svg:desc>
                </draw:g>
              </table:table-cell>
              <table:table-cell office:value-type="float" office:value="0.166666666666667">
                <text:p>0.166666666666667</text:p>
                <draw:g>
                  <svg:desc>MLJDISCR.G43:MLJDISC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MLJDISCR.A43:MLJDISCR.A52 MLJDISCR.J41:MLJDISCR.J41 MLJDISCR.M43:MLJDISCR.M52 MLJDISCR.B41:MLJDISCR.B41 MLJDISCR.E43:MLJDISCR.E52 MLJDISCR.F41:MLJDISCR.F41 MLJDISCR.I43:MLJDISC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M43:MLJDISCR.M52" chart:label-cell-address="MLJDISCR.J41:MLJDISCR.J41" chart:class="chart:scatter">
            <chart:data-point chart:repeated="10"/>
          </chart:series>
          <chart:series chart:style-name="ch11" chart:values-cell-range-address="MLJDISCR.E43:MLJDISCR.E52" chart:label-cell-address="MLJDISCR.B41:MLJDISCR.B41" chart:class="chart:scatter">
            <chart:data-point chart:repeated="10"/>
          </chart:series>
          <chart:series chart:style-name="ch12" chart:values-cell-range-address="MLJDISCR.I43:MLJDISCR.I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M43:MLJDISCR.M52</svg:desc>
                </draw:g>
              </table:table-cell>
              <table:table-cell office:value-type="float" office:value="0.314">
                <text:p>0.314</text:p>
                <draw:g>
                  <svg:desc>MLJDISCR.E43:MLJDISCR.E52</svg:desc>
                </draw:g>
              </table:table-cell>
              <table:table-cell office:value-type="float" office:value="0.314285714285714">
                <text:p>0.314285714285714</text:p>
                <draw:g>
                  <svg:desc>MLJDISCR.I43:MLJDISC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.343">
                <text:p>0.343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286">
                <text:p>0.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286">
                <text:p>0.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314">
                <text:p>0.31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343">
                <text:p>0.343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9375">
                <text:p>0.09375</text:p>
              </table:table-cell>
              <table:table-cell office:value-type="float" office:value="0.3143">
                <text:p>0.3143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306">
                <text:p>0.30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3612">
                <text:p>0.3612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333">
                <text:p>0.333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K43:Elsevier.K52 Elsevier.B41:Elsevier.B41 Elsevier.C43:Elsevier.C52 Elsevier.F41:Elsevier.F41 Elsevier.G43:Elsevie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K43:Elsevier.K52" chart:label-cell-address="Elsevier.J41:Elsevier.J41" chart:class="chart:scatter">
            <chart:data-point chart:repeated="10"/>
          </chart:series>
          <chart:series chart:style-name="ch11" chart:values-cell-range-address="Elsevier.C43:Elsevier.C52" chart:label-cell-address="Elsevier.B41:Elsevier.B41" chart:class="chart:scatter">
            <chart:data-point chart:repeated="10"/>
          </chart:series>
          <chart:series chart:style-name="ch12" chart:values-cell-range-address="Elsevier.G43:Elsevier.G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833333333333333">
                <text:p>0.833333333333333</text:p>
                <draw:g>
                  <svg:desc>Elsevier.K43:Elsevier.K52</svg:desc>
                </draw:g>
              </table:table-cell>
              <table:table-cell office:value-type="float" office:value="1">
                <text:p>1</text:p>
                <draw:g>
                  <svg:desc>Elsevier.C43:Elsevier.C52</svg:desc>
                </draw:g>
              </table:table-cell>
              <table:table-cell office:value-type="float" office:value="1">
                <text:p>1</text:p>
                <draw:g>
                  <svg:desc>Elsevier.G43:Elsevie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MLJDISCR.A43:MLJDISCR.A52 MLJDISCR.J41:MLJDISCR.J41 MLJDISCR.L43:MLJDISCR.L52 MLJDISCR.B41:MLJDISCR.B41 MLJDISCR.D43:MLJDISCR.D52 MLJDISCR.F41:MLJDISCR.F41 MLJDISCR.H43:MLJDISC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L43:MLJDISCR.L52" chart:label-cell-address="MLJDISCR.J41:MLJDISCR.J41" chart:class="chart:scatter">
            <chart:data-point chart:repeated="10"/>
          </chart:series>
          <chart:series chart:style-name="ch11" chart:values-cell-range-address="MLJDISCR.D43:MLJDISCR.D52" chart:label-cell-address="MLJDISCR.B41:MLJDISCR.B41" chart:class="chart:scatter">
            <chart:data-point chart:repeated="10"/>
          </chart:series>
          <chart:series chart:style-name="ch12" chart:values-cell-range-address="MLJDISCR.H43:MLJDISCR.H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0.942857142857143">
                <text:p>0.942857142857143</text:p>
                <draw:g>
                  <svg:desc>MLJDISCR.L43:MLJDISCR.L52</svg:desc>
                </draw:g>
              </table:table-cell>
              <table:table-cell office:value-type="float" office:value="0.686">
                <text:p>0.686</text:p>
                <draw:g>
                  <svg:desc>MLJDISCR.D43:MLJDISCR.D52</svg:desc>
                </draw:g>
              </table:table-cell>
              <table:table-cell office:value-type="float" office:value="0.685714285714286">
                <text:p>0.685714285714286</text:p>
                <draw:g>
                  <svg:desc>MLJDISCR.H43:MLJDISC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.657">
                <text:p>0.657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714">
                <text:p>0.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71">
                <text:p>0.9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657">
                <text:p>0.657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0625">
                <text:p>0.90625</text:p>
              </table:table-cell>
              <table:table-cell office:value-type="float" office:value="0.6857">
                <text:p>0.6857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694">
                <text:p>0.694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88">
                <text:p>0.6388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667">
                <text:p>0.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C27:SVLN.D36 SVLN.B41:SVLN.B41 SVLN.B27:SVLN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D27:SVLN.D36" chart:label-cell-address="SVLN.J41:SVLN.J41" chart:class="chart:scatter">
            <chart:data-point chart:repeated="10"/>
          </chart:series>
          <chart:series chart:style-name="ch11" chart:values-cell-range-address="SVLN.B27:SVLN.B36" chart:label-cell-address="SVLN.B41:SVLN.B41" chart:class="chart:scatter">
            <chart:data-point chart:repeated="10"/>
          </chart:series>
          <chart:series chart:style-name="ch12" chart:values-cell-range-address="SVLN.C27:SVLN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875">
                <text:p>0.875</text:p>
                <draw:g>
                  <svg:desc>SVLN.D27:SVLN.D36</svg:desc>
                </draw:g>
              </table:table-cell>
              <table:table-cell office:value-type="float" office:value="1">
                <text:p>1</text:p>
                <draw:g>
                  <svg:desc>SVLN.B27:SVLN.B36</svg:desc>
                </draw:g>
              </table:table-cell>
              <table:table-cell office:value-type="float" office:value="1">
                <text:p>1</text:p>
                <draw:g>
                  <svg:desc>SVLN.C27:SVLN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MLJDISCR.C27:MLJDISCR.D36 SVLN.B41:SVLN.B41 MLJDISCR.B27:MLJDISCR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6cm" svg:y="1.478cm" svg:width="11.063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D27:MLJDISCR.D36" chart:label-cell-address="SVLN.J41:SVLN.J41" chart:class="chart:scatter">
            <chart:data-point chart:repeated="10"/>
          </chart:series>
          <chart:series chart:style-name="ch11" chart:values-cell-range-address="MLJDISCR.B27:MLJDISCR.B36" chart:label-cell-address="SVLN.B41:SVLN.B41" chart:class="chart:scatter">
            <chart:data-point chart:repeated="10"/>
          </chart:series>
          <chart:series chart:style-name="ch12" chart:values-cell-range-address="MLJDISCR.C27:MLJDISC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923076923076923">
                <text:p>0.923076923076923</text:p>
                <draw:g>
                  <svg:desc>MLJDISCR.D27:MLJDISCR.D36</svg:desc>
                </draw:g>
              </table:table-cell>
              <table:table-cell office:value-type="float" office:value="0.266666666666667">
                <text:p>0.266666666666667</text:p>
                <draw:g>
                  <svg:desc>MLJDISCR.B27:MLJDISCR.B36</svg:desc>
                </draw:g>
              </table:table-cell>
              <table:table-cell office:value-type="float" office:value="0.266666666666667">
                <text:p>0.266666666666667</text:p>
                <draw:g>
                  <svg:desc>MLJDISCR.C27:MLJDISC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8">
                <text:p>0.8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MLJNODISCR.D26:MLJNODISCR.D36 SVLN.B41:SVLN.B41 MLJNODISCR.B27:MLJNODISCR.C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6cm" svg:y="1.478cm" svg:width="11.063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D27:MLJNODISCR.D36" chart:label-cell-address="MLJNODISCR.D26:MLJNODISCR.D26" chart:class="chart:scatter">
            <chart:data-point chart:repeated="10"/>
          </chart:series>
          <chart:series chart:style-name="ch11" chart:values-cell-range-address="MLJNODISCR.B27:MLJNODISCR.B36" chart:label-cell-address="SVLN.B41:SVLN.B41" chart:class="chart:scatter">
            <chart:data-point chart:repeated="10"/>
          </chart:series>
          <chart:series chart:style-name="ch12" chart:values-cell-range-address="MLJNODISCR.C27:MLJNODISC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D26:MLJNODISCR.D26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142857142857143">
                <text:p>0.142857142857143</text:p>
                <draw:g>
                  <svg:desc>MLJNODISCR.D27:MLJNODISCR.D36</svg:desc>
                </draw:g>
              </table:table-cell>
              <table:table-cell office:value-type="float" office:value="0.956521739130435">
                <text:p>0.956521739130435</text:p>
                <draw:g>
                  <svg:desc>MLJNODISCR.B27:MLJNODISCR.B36</svg:desc>
                </draw:g>
              </table:table-cell>
              <table:table-cell office:value-type="float" office:value="0.956521739130435">
                <text:p>0.956521739130435</text:p>
                <draw:g>
                  <svg:desc>MLJNODISCR.C27:MLJNODISC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MLJNODISCR.D26:MLJNODISCR.D26 JMLR.C27:JMLR.D36 SVLN.B41:SVLN.B41 JMLR.B27:JMLR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D27:JMLR.D36" chart:label-cell-address="MLJNODISCR.D26:MLJNODISCR.D26" chart:class="chart:scatter">
            <chart:data-point chart:repeated="10"/>
          </chart:series>
          <chart:series chart:style-name="ch11" chart:values-cell-range-address="JMLR.B27:JMLR.B36" chart:label-cell-address="SVLN.B41:SVLN.B41" chart:class="chart:scatter">
            <chart:data-point chart:repeated="10"/>
          </chart:series>
          <chart:series chart:style-name="ch12" chart:values-cell-range-address="JMLR.C27:JML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D26:MLJNODISCR.D26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1">
                <text:p>1</text:p>
                <draw:g>
                  <svg:desc>JMLR.D27:JMLR.D36</svg:desc>
                </draw:g>
              </table:table-cell>
              <table:table-cell office:value-type="float" office:value="0.952380952380952">
                <text:p>0.952380952380952</text:p>
                <draw:g>
                  <svg:desc>JMLR.B27:JMLR.B36</svg:desc>
                </draw:g>
              </table:table-cell>
              <table:table-cell office:value-type="float" office:value="1">
                <text:p>1</text:p>
                <draw:g>
                  <svg:desc>JMLR.C27:JML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MLJNODISCR.D26:MLJNODISCR.D26 Elsevier.C27:Elsevier.D36 SVLN.B41:SVLN.B41 Elsevier.B27:Elsevier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D27:Elsevier.D36" chart:label-cell-address="MLJNODISCR.D26:MLJNODISCR.D26" chart:class="chart:scatter">
            <chart:data-point chart:repeated="10"/>
          </chart:series>
          <chart:series chart:style-name="ch11" chart:values-cell-range-address="Elsevier.B27:Elsevier.B36" chart:label-cell-address="SVLN.B41:SVLN.B41" chart:class="chart:scatter">
            <chart:data-point chart:repeated="10"/>
          </chart:series>
          <chart:series chart:style-name="ch12" chart:values-cell-range-address="Elsevier.C27:Elsevie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D26:MLJNODISCR.D26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909090909090909">
                <text:p>0.909090909090909</text:p>
                <draw:g>
                  <svg:desc>Elsevier.D27:Elsevier.D36</svg:desc>
                </draw:g>
              </table:table-cell>
              <table:table-cell office:value-type="float" office:value="1">
                <text:p>1</text:p>
                <draw:g>
                  <svg:desc>Elsevier.B27:Elsevier.B36</svg:desc>
                </draw:g>
              </table:table-cell>
              <table:table-cell office:value-type="float" office:value="1">
                <text:p>1</text:p>
                <draw:g>
                  <svg:desc>Elsevier.C27:Elsevie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M43:Elsevier.M52 Elsevier.B41:Elsevier.B41 Elsevier.E43:Elsevier.E52 Elsevier.F41:Elsevier.F41 Elsevier.I43:Elsevie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M43:Elsevier.M52" chart:label-cell-address="Elsevier.J41:Elsevier.J41" chart:class="chart:scatter">
            <chart:data-point chart:repeated="10"/>
          </chart:series>
          <chart:series chart:style-name="ch11" chart:values-cell-range-address="Elsevier.E43:Elsevier.E52" chart:label-cell-address="Elsevier.B41:Elsevier.B41" chart:class="chart:scatter">
            <chart:data-point chart:repeated="10"/>
          </chart:series>
          <chart:series chart:style-name="ch12" chart:values-cell-range-address="Elsevier.I43:Elsevier.I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M43:Elsevier.M52</svg:desc>
                </draw:g>
              </table:table-cell>
              <table:table-cell office:value-type="float" office:value="0">
                <text:p>0</text:p>
                <draw:g>
                  <svg:desc>Elsevier.E43:Elsevier.E52</svg:desc>
                </draw:g>
              </table:table-cell>
              <table:table-cell office:value-type="float" office:value="0">
                <text:p>0</text:p>
                <draw:g>
                  <svg:desc>Elsevier.I43:Elsevie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69999999999999">
                <text:p>0.0569999999999999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L43:Elsevier.L52 Elsevier.B41:Elsevier.B41 Elsevier.D43:Elsevier.D52 Elsevier.F41:Elsevier.F41 Elsevier.H43:Elsevie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L43:Elsevier.L52" chart:label-cell-address="Elsevier.J41:Elsevier.J41" chart:class="chart:scatter">
            <chart:data-point chart:repeated="10"/>
          </chart:series>
          <chart:series chart:style-name="ch11" chart:values-cell-range-address="Elsevier.D43:Elsevier.D52" chart:label-cell-address="Elsevier.B41:Elsevier.B41" chart:class="chart:scatter">
            <chart:data-point chart:repeated="10"/>
          </chart:series>
          <chart:series chart:style-name="ch12" chart:values-cell-range-address="Elsevier.H43:Elsevier.H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971428571428571">
                <text:p>0.971428571428571</text:p>
                <draw:g>
                  <svg:desc>Elsevier.L43:Elsevier.L52</svg:desc>
                </draw:g>
              </table:table-cell>
              <table:table-cell office:value-type="float" office:value="1">
                <text:p>1</text:p>
                <draw:g>
                  <svg:desc>Elsevier.D43:Elsevier.D52</svg:desc>
                </draw:g>
              </table:table-cell>
              <table:table-cell office:value-type="float" office:value="1">
                <text:p>1</text:p>
                <draw:g>
                  <svg:desc>Elsevier.H43:Elsevie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3">
                <text:p>0.943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71">
                <text:p>0.97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JMLR.A43:JMLR.B52 Elsevier.J41:Elsevier.J41 JMLR.J43:JMLR.J52 Elsevier.B41:Elsevier.B41 Elsevier.F41:Elsevier.F41 JMLR.F43:JML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J43:JMLR.J52" chart:label-cell-address="Elsevier.J41:Elsevier.J41" chart:class="chart:scatter">
            <chart:data-point chart:repeated="10"/>
          </chart:series>
          <chart:series chart:style-name="ch11" chart:values-cell-range-address="JMLR.B43:JMLR.B52" chart:label-cell-address="Elsevier.B41:Elsevier.B41" chart:class="chart:scatter">
            <chart:data-point chart:repeated="10"/>
          </chart:series>
          <chart:series chart:style-name="ch12" chart:values-cell-range-address="JMLR.F43:JMLR.F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J43:JMLR.J52</svg:desc>
                </draw:g>
              </table:table-cell>
              <table:table-cell office:value-type="float" office:value="0.909090909090909">
                <text:p>0.909090909090909</text:p>
                <draw:g>
                  <svg:desc>JMLR.B43:JMLR.B52</svg:desc>
                </draw:g>
              </table:table-cell>
              <table:table-cell office:value-type="float" office:value="1">
                <text:p>1</text:p>
                <draw:g>
                  <svg:desc>JMLR.F43:JML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K43:JMLR.K52 JMLR.B41:JMLR.B41 JMLR.C43:JMLR.C52 Elsevier.F41:Elsevier.F41 JMLR.G43:JML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K43:JMLR.K52" chart:label-cell-address="Elsevier.J41:Elsevier.J41" chart:class="chart:scatter">
            <chart:data-point chart:repeated="10"/>
          </chart:series>
          <chart:series chart:style-name="ch11" chart:values-cell-range-address="JMLR.C43:JMLR.C52" chart:label-cell-address="JMLR.B41:JMLR.B41" chart:class="chart:scatter">
            <chart:data-point chart:repeated="10"/>
          </chart:series>
          <chart:series chart:style-name="ch12" chart:values-cell-range-address="JMLR.G43:JMLR.G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JMLR.B41:JML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K43:JMLR.K52</svg:desc>
                </draw:g>
              </table:table-cell>
              <table:table-cell office:value-type="float" office:value="1">
                <text:p>1</text:p>
                <draw:g>
                  <svg:desc>JMLR.C43:JMLR.C52</svg:desc>
                </draw:g>
              </table:table-cell>
              <table:table-cell office:value-type="float" office:value="1">
                <text:p>1</text:p>
                <draw:g>
                  <svg:desc>JMLR.G43:JML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M43:JMLR.M52 JMLR.B41:JMLR.B41 JMLR.E43:JMLR.E52 Elsevier.F41:Elsevier.F41 JMLR.I43:JML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M43:JMLR.M52" chart:label-cell-address="Elsevier.J41:Elsevier.J41" chart:class="chart:scatter">
            <chart:data-point chart:repeated="10"/>
          </chart:series>
          <chart:series chart:style-name="ch11" chart:values-cell-range-address="JMLR.E43:JMLR.E52" chart:label-cell-address="JMLR.B41:JMLR.B41" chart:class="chart:scatter">
            <chart:data-point chart:repeated="10"/>
          </chart:series>
          <chart:series chart:style-name="ch12" chart:values-cell-range-address="JMLR.I43:JMLR.I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JMLR.B41:JML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0">
                <text:p>0</text:p>
                <draw:g>
                  <svg:desc>JMLR.M43:JMLR.M52</svg:desc>
                </draw:g>
              </table:table-cell>
              <table:table-cell office:value-type="float" office:value="0.0285714285714289">
                <text:p>0.0285714285714289</text:p>
                <draw:g>
                  <svg:desc>JMLR.E43:JMLR.E52</svg:desc>
                </draw:g>
              </table:table-cell>
              <table:table-cell office:value-type="float" office:value="0">
                <text:p>0</text:p>
                <draw:g>
                  <svg:desc>JMLR.I43:JML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9">
                <text:p>0.055555555555555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L43:JMLR.L52 Elsevier.B41:Elsevier.B41 JMLR.D43:JMLR.D52 Elsevier.F41:Elsevier.F41 JMLR.H43:JML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L43:JMLR.L52" chart:label-cell-address="Elsevier.J41:Elsevier.J41" chart:class="chart:scatter">
            <chart:data-point chart:repeated="10"/>
          </chart:series>
          <chart:series chart:style-name="ch11" chart:values-cell-range-address="JMLR.D43:JMLR.D52" chart:label-cell-address="Elsevier.B41:Elsevier.B41" chart:class="chart:scatter">
            <chart:data-point chart:repeated="10"/>
          </chart:series>
          <chart:series chart:style-name="ch12" chart:values-cell-range-address="JMLR.H43:JMLR.H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L43:JMLR.L52</svg:desc>
                </draw:g>
              </table:table-cell>
              <table:table-cell office:value-type="float" office:value="0.971428571428571">
                <text:p>0.971428571428571</text:p>
                <draw:g>
                  <svg:desc>JMLR.D43:JMLR.D52</svg:desc>
                </draw:g>
              </table:table-cell>
              <table:table-cell office:value-type="float" office:value="1">
                <text:p>1</text:p>
                <draw:g>
                  <svg:desc>JMLR.H43:JML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">
                <text:p>0.97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MLJNODISCR.A43:MLJNODISCR.B52 MLJNODISCR.J41:MLJNODISCR.J41 MLJNODISCR.J43:MLJNODISCR.J52 MLJNODISCR.B41:MLJNODISCR.B41 MLJNODISCR.F41:MLJNODISCR.F41 MLJNODISCR.F43:MLJNODISC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J43:MLJNODISCR.J52" chart:label-cell-address="MLJNODISCR.J41:MLJNODISCR.J41" chart:class="chart:scatter">
            <chart:data-point chart:repeated="10"/>
          </chart:series>
          <chart:series chart:style-name="ch11" chart:values-cell-range-address="MLJNODISCR.B43:MLJNODISCR.B52" chart:label-cell-address="MLJNODISCR.B41:MLJNODISCR.B41" chart:class="chart:scatter">
            <chart:data-point chart:repeated="10"/>
          </chart:series>
          <chart:series chart:style-name="ch12" chart:values-cell-range-address="MLJNODISCR.F43:MLJNODISCR.F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5">
                <text:p>0.5</text:p>
                <draw:g>
                  <svg:desc>MLJNODISCR.J43:MLJNODISCR.J52</svg:desc>
                </draw:g>
              </table:table-cell>
              <table:table-cell office:value-type="float" office:value="1">
                <text:p>1</text:p>
                <draw:g>
                  <svg:desc>MLJNODISCR.B43:MLJNODISCR.B52</svg:desc>
                </draw:g>
              </table:table-cell>
              <table:table-cell office:value-type="float" office:value="1">
                <text:p>1</text:p>
                <draw:g>
                  <svg:desc>MLJNODISCR.F43:MLJNODISC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5">
                <text:p>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